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line-height="100%"/>
    </style:style>
    <style:style style:name="P2" style:family="paragraph" style:parent-style-name="Standard">
      <style:paragraph-properties fo:line-height="100%"/>
      <style:text-properties officeooo:rsid="000714d6" officeooo:paragraph-rsid="0013430c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left="0in" fo:margin-right="0in" fo:line-height="100%" fo:text-indent="0in" style:auto-text-indent="false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Text_20_body" style:list-style-name="L1">
      <style:paragraph-properties fo:line-height="100%"/>
    </style:style>
    <style:style style:name="P8" style:family="paragraph" style:parent-style-name="Text_20_body" style:list-style-name="L2">
      <style:paragraph-properties fo:line-height="100%"/>
    </style:style>
    <style:style style:name="P9" style:family="paragraph" style:parent-style-name="Text_20_body" style:list-style-name="L3">
      <style:paragraph-properties fo:line-height="100%"/>
    </style:style>
    <style:style style:name="P10" style:family="paragraph" style:parent-style-name="Text_20_body" style:list-style-name="L4">
      <style:paragraph-properties fo:line-height="100%"/>
    </style:style>
    <style:style style:name="P11" style:family="paragraph" style:parent-style-name="Text_20_body" style:list-style-name="L5">
      <style:paragraph-properties fo:line-height="100%"/>
    </style:style>
    <style:style style:name="P12" style:family="paragraph" style:parent-style-name="Text_20_body" style:list-style-name="L6">
      <style:paragraph-properties fo:line-height="100%"/>
    </style:style>
    <style:style style:name="P13" style:family="paragraph" style:parent-style-name="Text_20_body" style:list-style-name="L7">
      <style:paragraph-properties fo:line-height="100%"/>
    </style:style>
    <style:style style:name="P14" style:family="paragraph" style:parent-style-name="Text_20_body" style:list-style-name="L8">
      <style:paragraph-properties fo:line-height="100%"/>
    </style:style>
    <style:style style:name="P15" style:family="paragraph" style:parent-style-name="Text_20_body" style:list-style-name="L9">
      <style:paragraph-properties fo:line-height="100%"/>
    </style:style>
    <style:style style:name="P16" style:family="paragraph" style:parent-style-name="Text_20_body" style:list-style-name="L10">
      <style:paragraph-properties fo:line-height="100%"/>
    </style:style>
    <style:style style:name="P17" style:family="paragraph" style:parent-style-name="Text_20_body" style:list-style-name="L11">
      <style:paragraph-properties fo:line-height="100%"/>
    </style:style>
    <style:style style:name="P18" style:family="paragraph" style:parent-style-name="Text_20_body" style:list-style-name="L12">
      <style:paragraph-properties fo:line-height="100%"/>
    </style:style>
    <style:style style:name="P19" style:family="paragraph" style:parent-style-name="Text_20_body" style:list-style-name="L13">
      <style:paragraph-properties fo:line-height="100%"/>
    </style:style>
    <style:style style:name="P20" style:family="paragraph" style:parent-style-name="Text_20_body" style:list-style-name="L14">
      <style:paragraph-properties fo:line-height="100%"/>
    </style:style>
    <style:style style:name="P21" style:family="paragraph" style:parent-style-name="Text_20_body" style:list-style-name="L15">
      <style:paragraph-properties fo:line-height="100%"/>
    </style:style>
    <style:style style:name="P22" style:family="paragraph" style:parent-style-name="Text_20_body" style:list-style-name="L16">
      <style:paragraph-properties fo:line-height="100%"/>
    </style:style>
    <style:style style:name="P23" style:family="paragraph" style:parent-style-name="Text_20_body" style:list-style-name="L17">
      <style:paragraph-properties fo:line-height="100%"/>
    </style:style>
    <style:style style:name="P24" style:family="paragraph" style:parent-style-name="Text_20_body" style:list-style-name="L18">
      <style:paragraph-properties fo:line-height="100%"/>
    </style:style>
    <style:style style:name="P25" style:family="paragraph" style:parent-style-name="Text_20_body" style:list-style-name="L19">
      <style:paragraph-properties fo:line-height="100%"/>
    </style:style>
    <style:style style:name="P26" style:family="paragraph" style:parent-style-name="Text_20_body" style:list-style-name="L20">
      <style:paragraph-properties fo:line-height="100%"/>
    </style:style>
    <style:style style:name="P27" style:family="paragraph" style:parent-style-name="Text_20_body" style:list-style-name="L21">
      <style:paragraph-properties fo:line-height="100%"/>
    </style:style>
    <style:style style:name="P28" style:family="paragraph" style:parent-style-name="Text_20_body" style:list-style-name="L22">
      <style:paragraph-properties fo:line-height="100%"/>
    </style:style>
    <style:style style:name="P29" style:family="paragraph" style:parent-style-name="Text_20_body" style:list-style-name="L23">
      <style:paragraph-properties fo:line-height="100%"/>
    </style:style>
    <style:style style:name="P30" style:family="paragraph" style:parent-style-name="Text_20_body" style:list-style-name="L24">
      <style:paragraph-properties fo:line-height="100%"/>
    </style:style>
    <style:style style:name="P31" style:family="paragraph" style:parent-style-name="Text_20_body" style:list-style-name="L25">
      <style:paragraph-properties fo:line-height="100%"/>
    </style:style>
    <style:style style:name="P32" style:family="paragraph" style:parent-style-name="Text_20_body" style:list-style-name="L26">
      <style:paragraph-properties fo:line-height="100%"/>
    </style:style>
    <style:style style:name="P33" style:family="paragraph" style:parent-style-name="Text_20_body" style:list-style-name="L27">
      <style:paragraph-properties fo:line-height="100%"/>
    </style:style>
    <style:style style:name="P34" style:family="paragraph" style:parent-style-name="Text_20_body" style:list-style-name="L28">
      <style:paragraph-properties fo:line-height="100%"/>
    </style:style>
    <style:style style:name="P35" style:family="paragraph" style:parent-style-name="Text_20_body" style:list-style-name="L29">
      <style:paragraph-properties fo:line-height="100%"/>
    </style:style>
    <style:style style:name="P36" style:family="paragraph" style:parent-style-name="Text_20_body" style:list-style-name="L30">
      <style:paragraph-properties fo:line-height="100%"/>
    </style:style>
    <style:style style:name="P37" style:family="paragraph" style:parent-style-name="Text_20_body" style:list-style-name="L31">
      <style:paragraph-properties fo:line-height="100%"/>
    </style:style>
    <style:style style:name="P38" style:family="paragraph" style:parent-style-name="Text_20_body" style:list-style-name="L32">
      <style:paragraph-properties fo:line-height="100%"/>
    </style:style>
    <style:style style:name="P39" style:family="paragraph" style:parent-style-name="Text_20_body" style:list-style-name="L33">
      <style:paragraph-properties fo:line-height="100%"/>
    </style:style>
    <style:style style:name="P40" style:family="paragraph" style:parent-style-name="Text_20_body" style:list-style-name="L34">
      <style:paragraph-properties fo:line-height="100%"/>
    </style:style>
    <style:style style:name="P41" style:family="paragraph" style:parent-style-name="Text_20_body" style:list-style-name="L35">
      <style:paragraph-properties fo:line-height="100%"/>
    </style:style>
    <style:style style:name="P42" style:family="paragraph" style:parent-style-name="Text_20_body" style:list-style-name="L36">
      <style:paragraph-properties fo:line-height="100%"/>
    </style:style>
    <style:style style:name="P43" style:family="paragraph" style:parent-style-name="Text_20_body" style:list-style-name="L37">
      <style:paragraph-properties fo:line-height="100%"/>
    </style:style>
    <style:style style:name="P44" style:family="paragraph" style:parent-style-name="Text_20_body" style:list-style-name="L38">
      <style:paragraph-properties fo:line-height="100%"/>
    </style:style>
    <style:style style:name="P45" style:family="paragraph" style:parent-style-name="Text_20_body" style:list-style-name="L39">
      <style:paragraph-properties fo:line-height="100%"/>
    </style:style>
    <style:style style:name="P46" style:family="paragraph" style:parent-style-name="Text_20_body" style:list-style-name="L40">
      <style:paragraph-properties fo:line-height="100%"/>
    </style:style>
    <style:style style:name="P47" style:family="paragraph" style:parent-style-name="Text_20_body" style:list-style-name="L41">
      <style:paragraph-properties fo:line-height="100%"/>
    </style:style>
    <style:style style:name="P48" style:family="paragraph" style:parent-style-name="Text_20_body" style:list-style-name="L42">
      <style:paragraph-properties fo:line-height="100%"/>
    </style:style>
    <style:style style:name="P49" style:family="paragraph" style:parent-style-name="Text_20_body" style:list-style-name="L43">
      <style:paragraph-properties fo:line-height="100%"/>
    </style:style>
    <style:style style:name="P50" style:family="paragraph" style:parent-style-name="Text_20_body" style:list-style-name="L44">
      <style:paragraph-properties fo:line-height="100%"/>
    </style:style>
    <style:style style:name="P51" style:family="paragraph" style:parent-style-name="Text_20_body" style:list-style-name="L45">
      <style:paragraph-properties fo:line-height="100%"/>
    </style:style>
    <style:style style:name="P52" style:family="paragraph" style:parent-style-name="Text_20_body" style:list-style-name="L46">
      <style:paragraph-properties fo:line-height="100%"/>
    </style:style>
    <style:style style:name="P53" style:family="paragraph" style:parent-style-name="Text_20_body" style:list-style-name="L47">
      <style:paragraph-properties fo:line-height="100%"/>
    </style:style>
    <style:style style:name="P54" style:family="paragraph" style:parent-style-name="Text_20_body" style:list-style-name="L48">
      <style:paragraph-properties fo:line-height="100%"/>
    </style:style>
    <style:style style:name="P55" style:family="paragraph" style:parent-style-name="Text_20_body" style:list-style-name="L49">
      <style:paragraph-properties fo:line-height="100%"/>
    </style:style>
    <style:style style:name="P56" style:family="paragraph" style:parent-style-name="Text_20_body" style:list-style-name="L50">
      <style:paragraph-properties fo:line-height="100%"/>
    </style:style>
    <style:style style:name="P57" style:family="paragraph" style:parent-style-name="Text_20_body" style:list-style-name="L51">
      <style:paragraph-properties fo:line-height="100%"/>
    </style:style>
    <style:style style:name="P58" style:family="paragraph" style:parent-style-name="Text_20_body" style:list-style-name="L52">
      <style:paragraph-properties fo:line-height="100%"/>
    </style:style>
    <style:style style:name="P59" style:family="paragraph" style:parent-style-name="Text_20_body" style:list-style-name="L53">
      <style:paragraph-properties fo:line-height="100%"/>
    </style:style>
    <style:style style:name="P60" style:family="paragraph" style:parent-style-name="Text_20_body" style:list-style-name="L54">
      <style:paragraph-properties fo:line-height="100%"/>
    </style:style>
    <style:style style:name="P61" style:family="paragraph" style:parent-style-name="Text_20_body" style:list-style-name="L55">
      <style:paragraph-properties fo:line-height="100%"/>
    </style:style>
    <style:style style:name="P62" style:family="paragraph" style:parent-style-name="Text_20_body" style:list-style-name="L56">
      <style:paragraph-properties fo:line-height="100%"/>
    </style:style>
    <style:style style:name="P63" style:family="paragraph" style:parent-style-name="Text_20_body" style:list-style-name="L57">
      <style:paragraph-properties fo:line-height="100%"/>
    </style:style>
    <style:style style:name="P64" style:family="paragraph" style:parent-style-name="Text_20_body" style:list-style-name="L58">
      <style:paragraph-properties fo:line-height="100%"/>
    </style:style>
    <style:style style:name="P65" style:family="paragraph" style:parent-style-name="Text_20_body" style:list-style-name="L59">
      <style:paragraph-properties fo:line-height="100%"/>
    </style:style>
    <style:style style:name="P66" style:family="paragraph" style:parent-style-name="Text_20_body" style:list-style-name="L60">
      <style:paragraph-properties fo:line-height="100%"/>
    </style:style>
    <style:style style:name="P67" style:family="paragraph" style:parent-style-name="Text_20_body" style:list-style-name="L61">
      <style:paragraph-properties fo:line-height="100%"/>
    </style:style>
    <style:style style:name="P68" style:family="paragraph" style:parent-style-name="Text_20_body" style:list-style-name="L62">
      <style:paragraph-properties fo:line-height="100%"/>
    </style:style>
    <style:style style:name="P69" style:family="paragraph" style:parent-style-name="Text_20_body" style:list-style-name="L63">
      <style:paragraph-properties fo:line-height="100%"/>
    </style:style>
    <style:style style:name="P70" style:family="paragraph" style:parent-style-name="Text_20_body" style:list-style-name="L64">
      <style:paragraph-properties fo:line-height="100%"/>
    </style:style>
    <style:style style:name="P71" style:family="paragraph" style:parent-style-name="Text_20_body" style:list-style-name="L65">
      <style:paragraph-properties fo:line-height="100%"/>
    </style:style>
    <style:style style:name="P72" style:family="paragraph" style:parent-style-name="Text_20_body" style:list-style-name="L66">
      <style:paragraph-properties fo:line-height="100%"/>
    </style:style>
    <style:style style:name="P73" style:family="paragraph" style:parent-style-name="Text_20_body" style:list-style-name="L67">
      <style:paragraph-properties fo:line-height="100%"/>
    </style:style>
    <style:style style:name="P74" style:family="paragraph" style:parent-style-name="Text_20_body" style:list-style-name="L68">
      <style:paragraph-properties fo:line-height="100%"/>
    </style:style>
    <style:style style:name="P75" style:family="paragraph" style:parent-style-name="Text_20_body" style:list-style-name="L69">
      <style:paragraph-properties fo:line-height="100%"/>
    </style:style>
    <style:style style:name="P76" style:family="paragraph" style:parent-style-name="Text_20_body" style:list-style-name="L70">
      <style:paragraph-properties fo:line-height="100%"/>
    </style:style>
    <style:style style:name="P77" style:family="paragraph" style:parent-style-name="Text_20_body" style:list-style-name="L71">
      <style:paragraph-properties fo:line-height="100%"/>
    </style:style>
    <style:style style:name="P78" style:family="paragraph" style:parent-style-name="Text_20_body" style:list-style-name="L72">
      <style:paragraph-properties fo:line-height="100%"/>
    </style:style>
    <style:style style:name="P79" style:family="paragraph" style:parent-style-name="Text_20_body" style:list-style-name="L73">
      <style:paragraph-properties fo:line-height="100%"/>
    </style:style>
    <style:style style:name="P80" style:family="paragraph" style:parent-style-name="Text_20_body" style:list-style-name="L74">
      <style:paragraph-properties fo:line-height="100%"/>
    </style:style>
    <style:style style:name="P81" style:family="paragraph" style:parent-style-name="Text_20_body" style:list-style-name="L75">
      <style:paragraph-properties fo:line-height="100%"/>
    </style:style>
    <style:style style:name="P82" style:family="paragraph" style:parent-style-name="Text_20_body" style:list-style-name="L76">
      <style:paragraph-properties fo:line-height="100%"/>
    </style:style>
    <style:style style:name="P83" style:family="paragraph" style:parent-style-name="Text_20_body" style:list-style-name="L77">
      <style:paragraph-properties fo:line-height="100%"/>
    </style:style>
    <style:style style:name="P84" style:family="paragraph" style:parent-style-name="Text_20_body" style:list-style-name="L78">
      <style:paragraph-properties fo:line-height="100%"/>
    </style:style>
    <style:style style:name="P85" style:family="paragraph" style:parent-style-name="Text_20_body" style:list-style-name="L79">
      <style:paragraph-properties fo:line-height="100%"/>
    </style:style>
    <style:style style:name="P86" style:family="paragraph" style:parent-style-name="Text_20_body" style:list-style-name="L80">
      <style:paragraph-properties fo:line-height="100%"/>
    </style:style>
    <style:style style:name="P87" style:family="paragraph" style:parent-style-name="Text_20_body" style:list-style-name="L81">
      <style:paragraph-properties fo:line-height="100%"/>
    </style:style>
    <style:style style:name="P88" style:family="paragraph" style:parent-style-name="Text_20_body" style:list-style-name="L82">
      <style:paragraph-properties fo:line-height="100%"/>
    </style:style>
    <style:style style:name="P89" style:family="paragraph" style:parent-style-name="Text_20_body" style:list-style-name="L83">
      <style:paragraph-properties fo:line-height="100%"/>
    </style:style>
    <style:style style:name="P90" style:family="paragraph" style:parent-style-name="Text_20_body" style:list-style-name="L84">
      <style:paragraph-properties fo:line-height="100%"/>
    </style:style>
    <style:style style:name="P91" style:family="paragraph" style:parent-style-name="Text_20_body" style:list-style-name="L85">
      <style:paragraph-properties fo:line-height="100%"/>
    </style:style>
    <style:style style:name="P92" style:family="paragraph" style:parent-style-name="Text_20_body" style:list-style-name="L86">
      <style:paragraph-properties fo:line-height="100%"/>
    </style:style>
    <style:style style:name="P93" style:family="paragraph" style:parent-style-name="Text_20_body" style:list-style-name="L87">
      <style:paragraph-properties fo:line-height="100%"/>
    </style:style>
    <style:style style:name="P94" style:family="paragraph" style:parent-style-name="Text_20_body" style:list-style-name="L88">
      <style:paragraph-properties fo:line-height="100%"/>
    </style:style>
    <style:style style:name="P95" style:family="paragraph" style:parent-style-name="Text_20_body" style:list-style-name="L89">
      <style:paragraph-properties fo:line-height="100%"/>
    </style:style>
    <style:style style:name="P96" style:family="paragraph" style:parent-style-name="Text_20_body" style:list-style-name="L90">
      <style:paragraph-properties fo:line-height="100%"/>
    </style:style>
    <style:style style:name="P97" style:family="paragraph" style:parent-style-name="Text_20_body" style:list-style-name="L91">
      <style:paragraph-properties fo:line-height="100%"/>
    </style:style>
    <style:style style:name="P98" style:family="paragraph" style:parent-style-name="Text_20_body" style:list-style-name="L92">
      <style:paragraph-properties fo:line-height="100%"/>
    </style:style>
    <style:style style:name="P99" style:family="paragraph" style:parent-style-name="Text_20_body" style:list-style-name="L93">
      <style:paragraph-properties fo:line-height="100%"/>
    </style:style>
    <style:style style:name="P100" style:family="paragraph" style:parent-style-name="Text_20_body" style:list-style-name="L94">
      <style:paragraph-properties fo:line-height="100%"/>
    </style:style>
    <style:style style:name="P101" style:family="paragraph" style:parent-style-name="Text_20_body" style:list-style-name="L95">
      <style:paragraph-properties fo:line-height="100%"/>
    </style:style>
    <style:style style:name="P102" style:family="paragraph" style:parent-style-name="Text_20_body" style:list-style-name="L96">
      <style:paragraph-properties fo:line-height="100%"/>
    </style:style>
    <style:style style:name="P103" style:family="paragraph" style:parent-style-name="Text_20_body" style:list-style-name="L97">
      <style:paragraph-properties fo:line-height="100%"/>
    </style:style>
    <style:style style:name="P104" style:family="paragraph" style:parent-style-name="Text_20_body" style:list-style-name="L98">
      <style:paragraph-properties fo:line-height="100%"/>
    </style:style>
    <style:style style:name="P105" style:family="paragraph" style:parent-style-name="Text_20_body" style:list-style-name="L99">
      <style:paragraph-properties fo:line-height="100%"/>
    </style:style>
    <style:style style:name="P106" style:family="paragraph" style:parent-style-name="Text_20_body" style:list-style-name="L100">
      <style:paragraph-properties fo:line-height="100%"/>
    </style:style>
    <style:style style:name="P107" style:family="paragraph" style:parent-style-name="Text_20_body" style:list-style-name="L101">
      <style:paragraph-properties fo:line-height="100%"/>
    </style:style>
    <style:style style:name="P108" style:family="paragraph" style:parent-style-name="Text_20_body" style:list-style-name="L102">
      <style:paragraph-properties fo:line-height="100%"/>
    </style:style>
    <style:style style:name="P109" style:family="paragraph" style:parent-style-name="Text_20_body" style:list-style-name="L103">
      <style:paragraph-properties fo:line-height="100%"/>
    </style:style>
    <style:style style:name="P110" style:family="paragraph" style:parent-style-name="Text_20_body" style:list-style-name="L104">
      <style:paragraph-properties fo:line-height="100%"/>
    </style:style>
    <style:style style:name="P111" style:family="paragraph" style:parent-style-name="Text_20_body" style:list-style-name="L105">
      <style:paragraph-properties fo:line-height="100%"/>
    </style:style>
    <style:style style:name="P112" style:family="paragraph" style:parent-style-name="Text_20_body" style:list-style-name="L106">
      <style:paragraph-properties fo:line-height="100%"/>
    </style:style>
    <style:style style:name="P113" style:family="paragraph" style:parent-style-name="Text_20_body" style:list-style-name="L107">
      <style:paragraph-properties fo:line-height="100%"/>
    </style:style>
    <style:style style:name="P114" style:family="paragraph" style:parent-style-name="Text_20_body" style:list-style-name="L108">
      <style:paragraph-properties fo:line-height="100%"/>
    </style:style>
    <style:style style:name="P115" style:family="paragraph" style:parent-style-name="Text_20_body" style:list-style-name="L109">
      <style:paragraph-properties fo:line-height="100%"/>
    </style:style>
    <style:style style:name="P116" style:family="paragraph" style:parent-style-name="Text_20_body" style:list-style-name="L110">
      <style:paragraph-properties fo:line-height="100%"/>
    </style:style>
    <style:style style:name="P117" style:family="paragraph" style:parent-style-name="Text_20_body" style:list-style-name="L111">
      <style:paragraph-properties fo:line-height="100%"/>
    </style:style>
    <style:style style:name="P118" style:family="paragraph" style:parent-style-name="Text_20_body" style:list-style-name="L112">
      <style:paragraph-properties fo:line-height="100%"/>
    </style:style>
    <style:style style:name="P119" style:family="paragraph" style:parent-style-name="Text_20_body" style:list-style-name="L113">
      <style:paragraph-properties fo:line-height="100%"/>
    </style:style>
    <style:style style:name="P120" style:family="paragraph" style:parent-style-name="Text_20_body" style:list-style-name="L114">
      <style:paragraph-properties fo:line-height="100%"/>
    </style:style>
    <style:style style:name="P121" style:family="paragraph" style:parent-style-name="Text_20_body" style:list-style-name="L115">
      <style:paragraph-properties fo:line-height="100%"/>
    </style:style>
    <style:style style:name="P122" style:family="paragraph" style:parent-style-name="Text_20_body" style:list-style-name="L116">
      <style:paragraph-properties fo:line-height="100%"/>
    </style:style>
    <style:style style:name="P123" style:family="paragraph" style:parent-style-name="Text_20_body" style:list-style-name="L117">
      <style:paragraph-properties fo:line-height="100%"/>
    </style:style>
    <style:style style:name="P124" style:family="paragraph" style:parent-style-name="Text_20_body" style:list-style-name="L118">
      <style:paragraph-properties fo:line-height="100%"/>
    </style:style>
    <style:style style:name="P125" style:family="paragraph" style:parent-style-name="Text_20_body" style:list-style-name="L119">
      <style:paragraph-properties fo:line-height="100%"/>
    </style:style>
    <style:style style:name="P126" style:family="paragraph" style:parent-style-name="Text_20_body" style:list-style-name="L120">
      <style:paragraph-properties fo:line-height="100%"/>
    </style:style>
    <style:style style:name="P127" style:family="paragraph" style:parent-style-name="Text_20_body" style:list-style-name="L121">
      <style:paragraph-properties fo:line-height="100%"/>
    </style:style>
    <style:style style:name="P128" style:family="paragraph" style:parent-style-name="Text_20_body" style:list-style-name="L122">
      <style:paragraph-properties fo:line-height="100%"/>
    </style:style>
    <style:style style:name="P129" style:family="paragraph" style:parent-style-name="Text_20_body" style:list-style-name="L123">
      <style:paragraph-properties fo:line-height="100%"/>
    </style:style>
    <style:style style:name="P130" style:family="paragraph" style:parent-style-name="Text_20_body" style:list-style-name="L124">
      <style:paragraph-properties fo:line-height="100%"/>
    </style:style>
    <style:style style:name="P131" style:family="paragraph" style:parent-style-name="Text_20_body" style:list-style-name="L125">
      <style:paragraph-properties fo:line-height="100%"/>
    </style:style>
    <style:style style:name="P132" style:family="paragraph" style:parent-style-name="Text_20_body" style:list-style-name="L126">
      <style:paragraph-properties fo:line-height="100%"/>
    </style:style>
    <style:style style:name="P133" style:family="paragraph" style:parent-style-name="Text_20_body" style:list-style-name="L127">
      <style:paragraph-properties fo:line-height="100%"/>
    </style:style>
    <style:style style:name="P134" style:family="paragraph" style:parent-style-name="Text_20_body" style:list-style-name="L128">
      <style:paragraph-properties fo:line-height="100%"/>
    </style:style>
    <style:style style:name="P135" style:family="paragraph" style:parent-style-name="Text_20_body" style:list-style-name="L129">
      <style:paragraph-properties fo:line-height="100%"/>
    </style:style>
    <style:style style:name="P136" style:family="paragraph" style:parent-style-name="Text_20_body" style:list-style-name="L130">
      <style:paragraph-properties fo:line-height="100%"/>
    </style:style>
    <style:style style:name="P137" style:family="paragraph" style:parent-style-name="Text_20_body" style:list-style-name="L131">
      <style:paragraph-properties fo:line-height="100%"/>
    </style:style>
    <style:style style:name="P138" style:family="paragraph" style:parent-style-name="Text_20_body" style:list-style-name="L132">
      <style:paragraph-properties fo:line-height="100%"/>
    </style:style>
    <style:style style:name="P139" style:family="paragraph" style:parent-style-name="Text_20_body" style:list-style-name="L133">
      <style:paragraph-properties fo:line-height="100%"/>
    </style:style>
    <style:style style:name="P140" style:family="paragraph" style:parent-style-name="Text_20_body" style:list-style-name="L134">
      <style:paragraph-properties fo:line-height="100%"/>
    </style:style>
    <style:style style:name="P141" style:family="paragraph" style:parent-style-name="Text_20_body" style:list-style-name="L135">
      <style:paragraph-properties fo:line-height="100%"/>
    </style:style>
    <style:style style:name="P142" style:family="paragraph" style:parent-style-name="Text_20_body" style:list-style-name="L136">
      <style:paragraph-properties fo:line-height="100%"/>
    </style:style>
    <style:style style:name="P143" style:family="paragraph" style:parent-style-name="Text_20_body" style:list-style-name="L137">
      <style:paragraph-properties fo:line-height="100%"/>
    </style:style>
    <style:style style:name="P144" style:family="paragraph" style:parent-style-name="Text_20_body" style:list-style-name="L138">
      <style:paragraph-properties fo:line-height="100%"/>
    </style:style>
    <style:style style:name="P145" style:family="paragraph" style:parent-style-name="Text_20_body" style:list-style-name="L139">
      <style:paragraph-properties fo:line-height="100%"/>
    </style:style>
    <style:style style:name="P146" style:family="paragraph" style:parent-style-name="Text_20_body" style:list-style-name="L140">
      <style:paragraph-properties fo:line-height="100%"/>
    </style:style>
    <style:style style:name="P147" style:family="paragraph" style:parent-style-name="Text_20_body" style:list-style-name="L141">
      <style:paragraph-properties fo:line-height="100%"/>
    </style:style>
    <style:style style:name="P148" style:family="paragraph" style:parent-style-name="Text_20_body" style:list-style-name="L142">
      <style:paragraph-properties fo:line-height="100%"/>
    </style:style>
    <style:style style:name="P149" style:family="paragraph" style:parent-style-name="Text_20_body" style:list-style-name="L143">
      <style:paragraph-properties fo:line-height="100%"/>
    </style:style>
    <style:style style:name="P150" style:family="paragraph" style:parent-style-name="Text_20_body" style:list-style-name="L144">
      <style:paragraph-properties fo:line-height="100%"/>
    </style:style>
    <style:style style:name="P151" style:family="paragraph" style:parent-style-name="Text_20_body" style:list-style-name="L145">
      <style:paragraph-properties fo:line-height="100%"/>
    </style:style>
    <style:style style:name="P152" style:family="paragraph" style:parent-style-name="Text_20_body" style:list-style-name="L146">
      <style:paragraph-properties fo:line-height="100%"/>
    </style:style>
    <style:style style:name="P153" style:family="paragraph" style:parent-style-name="Text_20_body" style:list-style-name="L147">
      <style:paragraph-properties fo:line-height="100%"/>
    </style:style>
    <style:style style:name="P154" style:family="paragraph" style:parent-style-name="Text_20_body" style:list-style-name="L148">
      <style:paragraph-properties fo:line-height="100%"/>
    </style:style>
    <style:style style:name="P155" style:family="paragraph" style:parent-style-name="Text_20_body" style:list-style-name="L149">
      <style:paragraph-properties fo:line-height="100%"/>
    </style:style>
    <style:style style:name="P156" style:family="paragraph" style:parent-style-name="Text_20_body" style:list-style-name="L150">
      <style:paragraph-properties fo:line-height="100%"/>
    </style:style>
    <style:style style:name="P157" style:family="paragraph" style:parent-style-name="Text_20_body" style:list-style-name="L151">
      <style:paragraph-properties fo:line-height="100%"/>
    </style:style>
    <style:style style:name="P158" style:family="paragraph" style:parent-style-name="Text_20_body" style:list-style-name="L152">
      <style:paragraph-properties fo:line-height="100%"/>
    </style:style>
    <style:style style:name="P159" style:family="paragraph" style:parent-style-name="Text_20_body" style:list-style-name="L153">
      <style:paragraph-properties fo:line-height="100%"/>
    </style:style>
    <style:style style:name="P160" style:family="paragraph" style:parent-style-name="Text_20_body" style:list-style-name="L154">
      <style:paragraph-properties fo:line-height="100%"/>
    </style:style>
    <style:style style:name="P161" style:family="paragraph" style:parent-style-name="Text_20_body" style:list-style-name="L155">
      <style:paragraph-properties fo:line-height="100%"/>
    </style:style>
    <style:style style:name="P162" style:family="paragraph" style:parent-style-name="Text_20_body" style:list-style-name="L156">
      <style:paragraph-properties fo:line-height="100%"/>
    </style:style>
    <style:style style:name="P163" style:family="paragraph" style:parent-style-name="Text_20_body" style:list-style-name="L157">
      <style:paragraph-properties fo:line-height="100%"/>
    </style:style>
    <style:style style:name="P164" style:family="paragraph" style:parent-style-name="Text_20_body" style:list-style-name="L158">
      <style:paragraph-properties fo:line-height="100%"/>
    </style:style>
    <style:style style:name="P165" style:family="paragraph" style:parent-style-name="Text_20_body" style:list-style-name="L159">
      <style:paragraph-properties fo:line-height="100%"/>
    </style:style>
    <style:style style:name="P166" style:family="paragraph" style:parent-style-name="Text_20_body" style:list-style-name="L160">
      <style:paragraph-properties fo:line-height="100%"/>
    </style:style>
    <style:style style:name="P167" style:family="paragraph" style:parent-style-name="Text_20_body" style:list-style-name="L161">
      <style:paragraph-properties fo:line-height="100%"/>
    </style:style>
    <style:style style:name="P168" style:family="paragraph" style:parent-style-name="Text_20_body" style:list-style-name="L162">
      <style:paragraph-properties fo:line-height="100%"/>
    </style:style>
    <style:style style:name="P169" style:family="paragraph" style:parent-style-name="Text_20_body" style:list-style-name="L163">
      <style:paragraph-properties fo:line-height="100%"/>
    </style:style>
    <style:style style:name="P170" style:family="paragraph" style:parent-style-name="Text_20_body" style:list-style-name="L164">
      <style:paragraph-properties fo:line-height="100%"/>
    </style:style>
    <style:style style:name="P171" style:family="paragraph" style:parent-style-name="Text_20_body" style:list-style-name="L165">
      <style:paragraph-properties fo:line-height="100%"/>
    </style:style>
    <style:style style:name="P172" style:family="paragraph" style:parent-style-name="Text_20_body" style:list-style-name="L166">
      <style:paragraph-properties fo:line-height="100%"/>
    </style:style>
    <style:style style:name="P173" style:family="paragraph" style:parent-style-name="Text_20_body" style:list-style-name="L167">
      <style:paragraph-properties fo:line-height="100%"/>
    </style:style>
    <style:style style:name="P174" style:family="paragraph" style:parent-style-name="Text_20_body" style:list-style-name="L168">
      <style:paragraph-properties fo:line-height="100%"/>
    </style:style>
    <style:style style:name="P175" style:family="paragraph" style:parent-style-name="Text_20_body" style:list-style-name="L169">
      <style:paragraph-properties fo:line-height="100%"/>
    </style:style>
    <style:style style:name="P176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1. Data Management Introduction</text:span></text:p>
      <text:p text:style-name="P2"><text:span text:style-name="Strong_20_Emphasis"/></text:p>
      <text:p text:style-name="P2"><text:span text:style-name="Strong_20_Emphasis"/></text:p>
      <text:p text:style-name="P5"><text:span text:style-name="Strong_20_Emphasis">1.1 Oracle Data Management Strategy</text:span></text:p>
      <text:p text:style-name="P6"><text:span text:style-name="Strong_20_Emphasis">1.1.1 Introduction: The Modern App Development Context</text:span></text:p>
      <text:list text:style-name="L1">
        <text:list-item>
          <text:p text:style-name="P7">App development paradigms are undergoing rapid transformation.</text:p>
        </text:list-item>
        <text:list-item>
          <text:p text:style-name="P7">Modern app development simplifies and accelerates application deployment, data models, and analytics.</text:p>
        </text:list-item>
        <text:list-item>
          <text:p text:style-name="P7">Oracle Data Management embraces this transformation, offering a platform described as <text:span text:style-name="Strong_20_Emphasis">"simply complete"</text:span> and <text:span text:style-name="Strong_20_Emphasis">"completely simple."</text:span></text:p>
        </text:list-item>
      </text:list>
      <text:p text:style-name="P6"><text:span text:style-name="Strong_20_Emphasis">1.1.2 A Simply Complete Platform for Development</text:span></text:p>
      <text:p text:style-name="P6"><text:span text:style-name="Strong_20_Emphasis">1.1.2.1 The Converged Database</text:span></text:p>
      <text:list text:style-name="L2">
        <text:list-item>
          <text:p text:style-name="P8">Provides best-of-breed support for all data models and workloads.</text:p>
        </text:list-item>
        <text:list-item>
          <text:p text:style-name="P8">Eliminates data fragmentation by supporting multiple data types within a single database.</text:p>
        </text:list-item>
        <text:list-item>
          <text:p text:style-name="P8">Enables unique queries and transactions across any data type.</text:p>
        </text:list-item>
        <text:list-item>
          <text:p text:style-name="P8">Supported data models include:</text:p>
          <text:list>
            <text:list-item>
              <text:p text:style-name="P8">JSON</text:p>
            </text:list-item>
            <text:list-item>
              <text:p text:style-name="P8">Graph</text:p>
            </text:list-item>
            <text:list-item>
              <text:p text:style-name="P8">Text</text:p>
            </text:list-item>
            <text:list-item>
              <text:p text:style-name="P8">Relational</text:p>
            </text:list-item>
            <text:list-item>
              <text:p text:style-name="P8">Blockchain</text:p>
            </text:list-item>
            <text:list-item>
              <text:p text:style-name="P8">Spatial</text:p>
            </text:list-item>
          </text:list>
        </text:list-item>
      </text:list>
      <text:p text:style-name="P6"><text:span text:style-name="Strong_20_Emphasis">1.1.2.2 Support for All Modern Workloads</text:span></text:p>
      <text:list text:style-name="L3">
        <text:list-item>
          <text:p text:style-name="P9">Converged data management supports all transactional and analytical workloads.</text:p>
        </text:list-item>
        <text:list-item>
          <text:p text:style-name="P9">Allows running any combination of workloads on any combination of data.</text:p>
        </text:list-item>
        <text:list-item>
          <text:p text:style-name="P9">This includes:</text:p>
          <text:list>
            <text:list-item>
              <text:p text:style-name="P9">Key-value</text:p>
            </text:list-item>
            <text:list-item>
              <text:p text:style-name="P9">IoT (Internet of Things)</text:p>
            </text:list-item>
            <text:list-item>
              <text:p text:style-name="P9">Operational</text:p>
            </text:list-item>
            <text:list-item>
              <text:p text:style-name="P9">Data Warehouse</text:p>
            </text:list-item>
            <text:list-item>
              <text:p text:style-name="P9">Data Lake</text:p>
            </text:list-item>
            <text:list-item>
              <text:p text:style-name="P9">Machine Learning</text:p>
            </text:list-item>
          </text:list>
        </text:list-item>
      </text:list>
      <text:p text:style-name="P6"><text:span text:style-name="Strong_20_Emphasis">1.1.2.3 Simplified Decentralized App Development</text:span></text:p>
      <text:list text:style-name="L4">
        <text:list-item>
          <text:p text:style-name="P10">Oracle's decentralized database architecture simplifies deployment and operation.</text:p>
        </text:list-item>
        <text:list-item>
          <text:p text:style-name="P10">Supports modern development techniques:</text:p>
          <text:list>
            <text:list-item>
              <text:p text:style-name="P10">Coding events</text:p>
            </text:list-item>
            <text:list-item>
              <text:p text:style-name="P10">Data events</text:p>
            </text:list-item>
            <text:list-item>
              <text:p text:style-name="P10"><text:soft-page-break/>API-driven development</text:p>
            </text:list-item>
            <text:list-item>
              <text:p text:style-name="P10">Low-code</text:p>
            </text:list-item>
            <text:list-item>
              <text:p text:style-name="P10">Geo-distribution</text:p>
            </text:list-item>
          </text:list>
        </text:list-item>
        <text:list-item>
          <text:p text:style-name="P10">Autonomous Database (ADB) now supports the MongoDB API.</text:p>
        </text:list-item>
      </text:list>
      <text:p text:style-name="P6"><text:span text:style-name="Strong_20_Emphasis">1.1.2.4 Autonomous Database (ADB) for Productivity</text:span></text:p>
      <text:list text:style-name="L5">
        <text:list-item>
          <text:p text:style-name="P11">Features a set of automated tools for management, provisioning, tuning, and patching.</text:p>
        </text:list-item>
        <text:list-item>
          <text:p text:style-name="P11">Simplifies complex database engineering with:</text:p>
          <text:list>
            <text:list-item>
              <text:p text:style-name="P11">Auto-indexing</text:p>
            </text:list-item>
            <text:list-item>
              <text:p text:style-name="P11">Auto-partitioning</text:p>
            </text:list-item>
            <text:list-item>
              <text:p text:style-name="P11">Elasticity (automatic scaling up/down based on workload)</text:p>
            </text:list-item>
          </text:list>
        </text:list-item>
        <text:list-item>
          <text:p text:style-name="P11">Provides self-service tools for analytics and data access.</text:p>
        </text:list-item>
        <text:list-item>
          <text:p text:style-name="P11">Allows developers to focus on solving business problems rather than database management.</text:p>
        </text:list-item>
      </text:list>
      <text:p text:style-name="P6"><text:span text:style-name="Strong_20_Emphasis">1.1.3 A Completely Simple Platform for Running Applications</text:span></text:p>
      <text:p text:style-name="P6"><text:span text:style-name="Strong_20_Emphasis">1.1.3.1 Mission-Critical Operational Support</text:span></text:p>
      <text:list text:style-name="L6">
        <text:list-item>
          <text:p text:style-name="P12">Oracle provides proven solutions for high availability, security, and operations.</text:p>
        </text:list-item>
        <text:list-item>
          <text:p text:style-name="P12">Mission-critical capabilities are built into the Oracle Data Management architecture.</text:p>
        </text:list-item>
        <text:list-item>
          <text:p text:style-name="P12">Simplifies development by eliminating the need for complex sharding and data protection.</text:p>
        </text:list-item>
      </text:list>
      <text:p text:style-name="P6"><text:span text:style-name="Strong_20_Emphasis">1.1.3.2 Integrated Data Protection and Security</text:span></text:p>
      <text:list text:style-name="L7">
        <text:list-item>
          <text:p text:style-name="P13">The Oracle Autonomous Database includes:</text:p>
          <text:list>
            <text:list-item>
              <text:p text:style-name="P13">Disaster recovery</text:p>
            </text:list-item>
            <text:list-item>
              <text:p text:style-name="P13">Replication</text:p>
            </text:list-item>
            <text:list-item>
              <text:p text:style-name="P13">Backups</text:p>
            </text:list-item>
            <text:list-item>
              <text:p text:style-name="P13">Security</text:p>
            </text:list-item>
          </text:list>
        </text:list-item>
        <text:list-item>
          <text:p text:style-name="P13">Provides automated, transparent solutions for minimizing risk, managing complexity, and ensuring availability.</text:p>
        </text:list-item>
      </text:list>
      <text:p text:style-name="P6"><text:span text:style-name="Strong_20_Emphasis">1.1.4 Conclusion: The Big Picture Strategy</text:span></text:p>
      <text:list text:style-name="L8">
        <text:list-item>
          <text:p text:style-name="P14">Oracle's Data Management strategy is <text:span text:style-name="Strong_20_Emphasis">"simply complete and completely simple."</text:span></text:p>
        </text:list-item>
        <text:list-item>
          <text:p text:style-name="P14">It is built on three pillars:</text:p>
          <text:list>
            <text:list-item>
              <text:p text:style-name="P14">The Converged Database</text:p>
            </text:list-item>
            <text:list-item>
              <text:p text:style-name="P14">Data Management Tools</text:p>
            </text:list-item>
            <text:list-item>
              <text:p text:style-name="P14">A Best-in-Class Platform</text:p>
            </text:list-item>
          </text:list>
        </text:list-item>
        <text:list-item>
          <text:p text:style-name="P14">The platform is focused on enabling modern app development across all data types, workloads, and development styles.</text:p>
        </text:list-item>
        <text:list-item>
          <text:p text:style-name="P14">It is consistently scalable, available, and secure across the entire environment.</text:p>
        </text:list-item>
        <text:list-item>
          <text:p text:style-name="P14">It is the simplest to use due to its available tools and ability to run mission-critical applications.</text:p>
        </text:list-item>
      </text:list>
      <text:p text:style-name="P6"><text:soft-page-break/></text:p>
      <text:p text:style-name="P6"/>
      <text:p text:style-name="P5"><text:span text:style-name="Strong_20_Emphasis">1.2 Oracle Database Offerings</text:span></text:p>
      <text:p text:style-name="P6"><text:span text:style-name="Strong_20_Emphasis">1.2.1 Deployment Models: Managed vs. Co-managed vs. On-Premise</text:span></text:p>
      <text:list text:style-name="L9">
        <text:list-item>
          <text:p text:style-name="P15"><text:span text:style-name="Strong_20_Emphasis">Autonomous Database (ADB):</text:span> A fully managed service where Oracle manages both the infrastructure and the database.</text:p>
        </text:list-item>
        <text:list-item>
          <text:p text:style-name="P15"><text:span text:style-name="Strong_20_Emphasis">Co-managed Service (e.g., Database Cloud Services):</text:span> Oracle manages the infrastructure, but the customer manages the database.</text:p>
          <text:list>
            <text:list-item>
              <text:p text:style-name="P15">Used for databases not yet on 19c or for packaged applications like E-Business Suite.</text:p>
            </text:list-item>
          </text:list>
        </text:list-item>
        <text:list-item>
          <text:p text:style-name="P15"><text:span text:style-name="Strong_20_Emphasis">On-Premise:</text:span> The customer manages everything, including infrastructure and the database.</text:p>
        </text:list-item>
      </text:list>
      <text:p text:style-name="P6"><text:span text:style-name="Strong_20_Emphasis">1.2.2 The Business Case for Autonomous Database (ADB)</text:span></text:p>
      <text:list text:style-name="L10">
        <text:list-item>
          <text:p text:style-name="P16">ADB offers a significantly lower Total Cost of Ownership (TCO).</text:p>
        </text:list-item>
        <text:list-item>
          <text:p text:style-name="P16">Automation of tedious DBA tasks (best practices, configurations) reduces labor costs.</text:p>
        </text:list-item>
        <text:list-item>
          <text:p text:style-name="P16"><text:span text:style-name="Strong_20_Emphasis">Wikibon Research Analysis:</text:span> Running Oracle Database on Amazon RDS was found to be as expensive or 50% more expensive than on-premise, especially with Disaster Recovery.</text:p>
        </text:list-item>
        <text:list-item>
          <text:p text:style-name="P16">In contrast, Autonomous Transaction Processing (ATP) costs were almost half that of on-premise.</text:p>
        </text:list-item>
      </text:list>
      <text:p text:style-name="P6"><text:span text:style-name="Strong_20_Emphasis">1.2.3 Migrating to Autonomous Database</text:span></text:p>
      <text:list text:style-name="L11">
        <text:list-item>
          <text:p text:style-name="P17"><text:span text:style-name="Strong_20_Emphasis">Migration Assessment:</text:span> A tool is available to analyze an on-premise database and flag any unsupported features for ADB (e.g., pre-19c versions, tables in system schema).</text:p>
        </text:list-item>
        <text:list-item>
          <text:p text:style-name="P17"><text:span text:style-name="Strong_20_Emphasis">Migration Process:</text:span> The standard method uses Data Pump to export data from on-premise to the cloud object store, then import it into ADB.</text:p>
        </text:list-item>
        <text:list-item>
          <text:p text:style-name="P17"><text:span text:style-name="Strong_20_Emphasis">Database Migration Service:</text:span> A newer, automated service that handles the entire migration process from an on-premise or other cloud source to ADB.</text:p>
        </text:list-item>
        <text:list-item>
          <text:p text:style-name="P17"><text:span text:style-name="Strong_20_Emphasis">Tuning:</text:span> Existing tuning and indexes from on-premise databases can be preserved in ADB.</text:p>
        </text:list-item>
      </text:list>
      <text:p text:style-name="P6"><text:span text:style-name="Strong_20_Emphasis">1.2.4 Application and Tool Certification</text:span></text:p>
      <text:list text:style-name="L12">
        <text:list-item>
          <text:p text:style-name="P18">Packaged applications like JD Edwards, PeopleSoft, and Siebel are certified to run on ADB (E-Business Suite certification is upcoming).</text:p>
        </text:list-item>
        <text:list-item>
          <text:p text:style-name="P18">A fully managed service is available to move the entire application stack (middle tier and database) to the cloud.</text:p>
        </text:list-item>
        <text:list-item>
          <text:p text:style-name="P18">Third-party applications (e.g., MESTEC, MineSense, NEC, Zebra) are also being certified for ADB.</text:p>
        </text:list-item>
        <text:list-item>
          <text:p text:style-name="P18">Popular analytic tools (e.g., Tableau, BusinessObjects) are certified to run against ADB.</text:p>
        </text:list-item>
      </text:list>
      <text:p text:style-name="P6"><text:span text:style-name="Strong_20_Emphasis">1.2.5 Customer Success and Use Cases</text:span></text:p>
      <text:list text:style-name="L13">
        <text:list-item>
          <text:p text:style-name="P19"><text:span text:style-name="Strong_20_Emphasis">TaylorMade:</text:span> Successfully moved a large on-premise data warehouse to Autonomous Data Warehouse (ADW), achieving lower TCO and better performance.</text:p>
        </text:list-item>
        <text:list-item>
          <text:p text:style-name="P19"><text:span text:style-name="Strong_20_Emphasis">Wilson Truck Lines:</text:span> Rebuilt an application in two days using APEX and ADB that had originally taken three months to build on Amazon with traditional coding, demonstrating a 45x productivity increase.</text:p>
        </text:list-item>
      </text:list>
      <text:p text:style-name="P6"><text:soft-page-break/><text:span text:style-name="Strong_20_Emphasis">1.2.6 Advanced Capabilities: APEX (Application Express)</text:span></text:p>
      <text:list text:style-name="L14">
        <text:list-item>
          <text:p text:style-name="P20">APEX is Oracle's low-code tool for rapidly building data-driven applications.</text:p>
        </text:list-item>
        <text:list-item>
          <text:p text:style-name="P20">It enables development estimated to be 10x to 50x faster than traditional coding.</text:p>
        </text:list-item>
        <text:list-item>
          <text:p text:style-name="P20">Features include:</text:p>
          <text:list>
            <text:list-item>
              <text:p text:style-name="P20">Out-of-the-box tools for forms, reports, and faceted search.</text:p>
            </text:list-item>
            <text:list-item>
              <text:p text:style-name="P20">Easy UI customization (colors, themes).</text:p>
            </text:list-item>
            <text:list-item>
              <text:p text:style-name="P20">Automated middle-tier management (connection, state, data type mapping).</text:p>
            </text:list-item>
          </text:list>
        </text:list-item>
        <text:list-item>
          <text:p text:style-name="P20">Millions of APEX applications exist, with thousands built daily.</text:p>
        </text:list-item>
      </text:list>
      <text:p text:style-name="P6"><text:span text:style-name="Strong_20_Emphasis">1.2.7 The Analytic Platform: Beyond Data Warehousing</text:span></text:p>
      <text:list text:style-name="L15">
        <text:list-item>
          <text:p text:style-name="P21">ADB is more than a data warehouse; it is a converged analytic platform.</text:p>
        </text:list-item>
        <text:list-item>
          <text:p text:style-name="P21">It includes self-service tools for data loading, ETL transformations, and building OLAP models.</text:p>
        </text:list-item>
        <text:list-item>
          <text:p text:style-name="P21">Built-in analytic technologies include:</text:p>
          <text:list>
            <text:list-item>
              <text:p text:style-name="P21">Graph Analytics</text:p>
            </text:list-item>
            <text:list-item>
              <text:p text:style-name="P21">Spatial Analytics</text:p>
            </text:list-item>
            <text:list-item>
              <text:p text:style-name="P21">Machine Learning (including AutoML for automated model generation)</text:p>
            </text:list-item>
          </text:list>
        </text:list-item>
        <text:list-item>
          <text:p text:style-name="P21">Supports data lake architectures and can query data in the database and object stores (on Oracle Cloud and other clouds).</text:p>
        </text:list-item>
        <text:list-item>
          <text:p text:style-name="P21"><text:span text:style-name="Strong_20_Emphasis">Seattle Sounders / English Premier League:</text:span> Use ADW to build powerful analytic environments and ML models for sports statistics.</text:p>
        </text:list-item>
      </text:list>
      <text:p text:style-name="P6"><text:span text:style-name="Strong_20_Emphasis">1.2.8 Business Programs and Incentives</text:span></text:p>
      <text:list text:style-name="L16">
        <text:list-item>
          <text:p text:style-name="P22"><text:span text:style-name="Strong_20_Emphasis">Bring Your Own License (BYOL):</text:span> Allows existing Oracle customers to use their on-premise licenses on Oracle Cloud Infrastructure (OCI).</text:p>
        </text:list-item>
        <text:list-item>
          <text:p text:style-name="P22"><text:span text:style-name="Strong_20_Emphasis">Cloud Lift Service:</text:span> A free, global engineering team to help customers migrate on-premise databases to ADB.</text:p>
        </text:list-item>
        <text:list-item>
          <text:p text:style-name="P22"><text:span text:style-name="Strong_20_Emphasis">Support Rewards Program:</text:span> Customers receive a $0.25-$0.33 reward for every dollar spent on OCI, which can be applied to their technology support bills.</text:p>
        </text:list-item>
      </text:list>
      <text:p text:style-name="P6"><text:span text:style-name="Strong_20_Emphasis">1.2.9 Summary of ADB Benefits</text:span></text:p>
      <text:list text:style-name="L17">
        <text:list-item>
          <text:p text:style-name="P23"><text:span text:style-name="Strong_20_Emphasis">Fully Managed Service:</text:span> Includes Exadata infrastructure, database software, and provides best-practice configurations for security, availability, and performance.</text:p>
        </text:list-item>
        <text:list-item>
          <text:p text:style-name="P23"><text:span text:style-name="Strong_20_Emphasis">Automation:</text:span> Automatically patches and tunes the database.</text:p>
        </text:list-item>
        <text:list-item>
          <text:p text:style-name="P23"><text:span text:style-name="Strong_20_Emphasis">Cost Reduction:</text:span> Lowers TCO via automation, higher productivity, and less downtime.</text:p>
        </text:list-item>
        <text:list-item>
          <text:p text:style-name="P23"><text:span text:style-name="Strong_20_Emphasis">Ease of Modernization:</text:span> A straightforward path to modernize existing Oracle Databases (19c) to the cloud.</text:p>
        </text:list-item>
        <text:list-item>
          <text:p text:style-name="P23"><text:span text:style-name="Strong_20_Emphasis">Free Tier:</text:span> An "Always Free Autonomous Database Service" and "Live Labs" (<text:a xlink:type="simple" xlink:href="https://developer.oracle.com/livelabs" office:target-frame-name="_blank" xlink:show="new" text:style-name="Internet_20_link" text:visited-style-name="Visited_20_Internet_20_Link">developer.oracle.com/livelabs</text:a>) are available for hands-on testing and learning.</text:p>
        </text:list-item>
      </text:list>
      <text:p text:style-name="P3"/>
      <text:p text:style-name="P3"/>
      <text:p text:style-name="P3"/>
      <text:p text:style-name="P5"><text:soft-page-break/><text:span text:style-name="Strong_20_Emphasis">1.3 Multicloud and Hybrid Cloud</text:span></text:p>
      <text:p text:style-name="P6"><text:span text:style-name="Strong_20_Emphasis">1.3.1 The Current Enterprise Cloud Landscape</text:span></text:p>
      <text:list text:style-name="L18">
        <text:list-item>
          <text:p text:style-name="P24">Less than 20% of mission-critical enterprise workloads have been migrated to the cloud.</text:p>
        </text:list-item>
        <text:list-item>
          <text:p text:style-name="P24">Nearly 70% of enterprises are currently moving or planning to move on-premise workloads to the cloud.</text:p>
        </text:list-item>
        <text:list-item>
          <text:p text:style-name="P24">A common dilemma: Organizations have chosen a strategic cloud provider but still have mission-critical systems (like Oracle Engineered Systems) on-premise with no clear migration path.</text:p>
        </text:list-item>
      </text:list>
      <text:p text:style-name="P6"><text:span text:style-name="Strong_20_Emphasis">1.3.2 Defining a Multicloud Strategy</text:span></text:p>
      <text:list text:style-name="L19">
        <text:list-item>
          <text:p text:style-name="P25"><text:span text:style-name="Strong_20_Emphasis">Definition:</text:span> The use of multiple cloud computing and storage services in a single, heterogeneous architecture.</text:p>
        </text:list-item>
        <text:list-item>
          <text:p text:style-name="P25"><text:span text:style-name="Strong_20_Emphasis">Goal:</text:span> To distribute assets across several cloud environments to eliminate reliance on any single provider.</text:p>
        </text:list-item>
        <text:list-item>
          <text:p text:style-name="P25"><text:span text:style-name="Strong_20_Emphasis">Driver:</text:span> 81% of organizations work with two or more public cloud providers, recognizing that no single provider can meet all needs.</text:p>
        </text:list-item>
      </text:list>
      <text:p text:style-name="P6"><text:span text:style-name="Strong_20_Emphasis">1.3.3 Key Benefits of a Multicloud Approach</text:span></text:p>
      <text:list text:style-name="L20">
        <text:list-item>
          <text:p text:style-name="P26"><text:span text:style-name="Strong_20_Emphasis">Best-of-Breed Innovation:</text:span> Select the best cloud for each specific workload.</text:p>
        </text:list-item>
        <text:list-item>
          <text:p text:style-name="P26"><text:span text:style-name="Strong_20_Emphasis">Reduced Risk &amp; Increased Redundancy:</text:span> Deploying applications across multiple providers enhances resilience.</text:p>
        </text:list-item>
        <text:list-item>
          <text:p text:style-name="P26"><text:span text:style-name="Strong_20_Emphasis">Reduced Latency:</text:span> Choose local cloud vendors based on facility locations to improve performance.</text:p>
        </text:list-item>
        <text:list-item>
          <text:p text:style-name="P26"><text:span text:style-name="Strong_20_Emphasis">Compliance &amp; Governance:</text:span> Adhere to data sovereignty laws and regulations by using multiple storage providers.</text:p>
        </text:list-item>
        <text:list-item>
          <text:p text:style-name="P26"><text:span text:style-name="Strong_20_Emphasis">Economics:</text:span> Avoid the cost of building and maintaining private data centers by using public cloud infrastructure.</text:p>
        </text:list-item>
        <text:list-item>
          <text:p text:style-name="P26"><text:span text:style-name="Strong_20_Emphasis">Reduced Vendor Lock-in:</text:span> Spreading investment across multiple providers mitigates risk and increases negotiating power.</text:p>
        </text:list-item>
      </text:list>
      <text:p text:style-name="P6"><text:span text:style-name="Strong_20_Emphasis">1.3.4 Connecting Clouds: Performance, Reliability, and Security</text:span></text:p>
      <text:list text:style-name="L21">
        <text:list-item>
          <text:p text:style-name="P27">Private connectivity, avoiding the public internet, is required for predictable performance and security.</text:p>
        </text:list-item>
        <text:list-item>
          <text:p text:style-name="P27"><text:span text:style-name="Strong_20_Emphasis">Oracle Cloud Infrastructure FastConnect:</text:span> Provides a direct, private connection between the customer and Oracle.</text:p>
        </text:list-item>
        <text:list-item>
          <text:p text:style-name="P27"><text:span text:style-name="Strong_20_Emphasis">Third-Party Connectivity (e.g., Megaport Cloud Routers - MCR):</text:span> Enables multicloud connectivity, such as between an OCI Virtual Cloud Network and an Amazon Virtual Private Cloud (VPC).</text:p>
        </text:list-item>
        <text:list-item>
          <text:p text:style-name="P27">These connections offer redundant circuits and leverage multiple cloud providers' economics.</text:p>
        </text:list-item>
      </text:list>
      <text:p text:style-name="P6"><text:span text:style-name="Strong_20_Emphasis">1.3.5 Oracle's Hybrid and Multicloud Solutions</text:span></text:p>
      <text:list text:style-name="L22">
        <text:list-item>
          <text:p text:style-name="P28"><text:span text:style-name="Strong_20_Emphasis">Global Public Regions:</text:span> Over 30 public regions with a consistent, automated architecture for global scale and disaster recovery.</text:p>
        </text:list-item>
        <text:list-item>
          <text:p text:style-name="P28"><text:soft-page-break/><text:span text:style-name="Strong_20_Emphasis">Dedicated Region:</text:span> A full-scale Oracle Cloud region installed and operated within a customer's own data center, managed by Oracle, to meet data sovereignty and low-latency requirements.</text:p>
        </text:list-item>
        <text:list-item>
          <text:p text:style-name="P28"><text:span text:style-name="Strong_20_Emphasis">Cloud@Customer:</text:span> Offers high-performance Exadata and Autonomous Database solutions on the customer's premises, delivered and managed as a service by Oracle.</text:p>
        </text:list-item>
        <text:list-item>
          <text:p text:style-name="P28"><text:span text:style-name="Strong_20_Emphasis">Partnership with Microsoft Azure:</text:span></text:p>
          <text:list>
            <text:list-item>
              <text:p text:style-name="P28"><text:span text:style-name="Strong_20_Emphasis">Interconnected Clouds:</text:span> Direct, low-latency (&lt;2ms) connection between Oracle Cloud and Microsoft Azure via FastConnect and ExpressRoute.</text:p>
            </text:list-item>
            <text:list-item>
              <text:p text:style-name="P28"><text:span text:style-name="Strong_20_Emphasis">Unified Identity:</text:span> Single sign-on and automated user provisioning for managing resources across both clouds.</text:p>
            </text:list-item>
            <text:list-item>
              <text:p text:style-name="P28"><text:span text:style-name="Strong_20_Emphasis">Collaborative Support:</text:span> Enables running workloads across clouds (e.g., Oracle applications on Azure with an Oracle Database backend).</text:p>
            </text:list-item>
          </text:list>
        </text:list-item>
      </text:list>
      <text:p text:style-name="P3"/>
      <text:p text:style-name="P3"/>
      <text:p text:style-name="P3"/>
      <text:p text:style-name="P5"><text:span text:style-name="Strong_20_Emphasis"/></text:p>
      <text:p text:style-name="P5"><text:span text:style-name="Strong_20_Emphasis"/></text:p>
      <text:p text:style-name="P5"><text:span text:style-name="Strong_20_Emphasis"/></text:p>
      <text:p text:style-name="P5"><text:span text:style-name="Strong_20_Emphasis"/></text:p>
      <text:p text:style-name="P5"><text:span text:style-name="Strong_20_Emphasis">2. Converged Database</text:span></text:p>
      <text:p text:style-name="P5"><text:span text:style-name="Strong_20_Emphasis"/></text:p>
      <text:p text:style-name="P5"><text:span text:style-name="Strong_20_Emphasis"/></text:p>
      <text:p text:style-name="P6"><text:span text:style-name="Strong_20_Emphasis">2.1 How to Simplify Application Development?</text:span></text:p>
      <text:p text:style-name="P6"><text:span text:style-name="Strong_20_Emphasis">2.1.1 The Challenge of Modern Application Development</text:span></text:p>
      <text:list text:style-name="L23">
        <text:list-item>
          <text:p text:style-name="P29">Modern enterprise applications must be data-driven, anticipating customer needs and creating value from data in real-time.</text:p>
        </text:list-item>
        <text:list-item>
          <text:p text:style-name="P29">These applications operate on diverse data types (spatial, documents, sensor, transactional) pulled from multiple sources.</text:p>
        </text:list-item>
        <text:list-item>
          <text:p text:style-name="P29">They create value through advanced analytics like:</text:p>
          <text:list>
            <text:list-item>
              <text:p text:style-name="P29">Machine Learning (e.g., for real-time recommendations, fraud detection)</text:p>
            </text:list-item>
            <text:list-item>
              <text:p text:style-name="P29">Graph Analytics (e.g., to identify influencers in a community)</text:p>
            </text:list-item>
            <text:list-item>
              <text:p text:style-name="P29">Spatial Data (e.g., to track deliveries)</text:p>
            </text:list-item>
          </text:list>
        </text:list-item>
        <text:list-item>
          <text:p text:style-name="P29">Development uses modern paradigms (microservices, event processing, API-driven, low-code) and requires continuous delivery with zero downtime.</text:p>
        </text:list-item>
      </text:list>
      <text:p text:style-name="P6"><text:span text:style-name="Strong_20_Emphasis">2.1.2 The Pitfalls of Single-Purpose Databases</text:span></text:p>
      <text:list text:style-name="L24">
        <text:list-item>
          <text:p text:style-name="P30">Initially, single-purpose databases seem beneficial as they offer a convenient model for a new project.</text:p>
        </text:list-item>
        <text:list-item>
          <text:p text:style-name="P30">However, this approach leads to significant problems:</text:p>
          <text:list>
            <text:list-item>
              <text:p text:style-name="P30"><text:span text:style-name="Strong_20_Emphasis">Data Fragmentation:</text:span> Data is siloed across multiple databases.</text:p>
            </text:list-item>
            <text:list-item>
              <text:p text:style-name="P30"><text:soft-page-break/><text:span text:style-name="Strong_20_Emphasis">Increased Complexity:</text:span> Mid-project changes often require combining data models (e.g., running analytics on a document store).</text:p>
            </text:list-item>
            <text:list-item>
              <text:p text:style-name="P30"><text:span text:style-name="Strong_20_Emphasis">Steep Learning Curve:</text:span> Each database has its own proprietary APIs and languages, moving away from standard SQL.</text:p>
            </text:list-item>
            <text:list-item>
              <text:p text:style-name="P30"><text:span text:style-name="Strong_20_Emphasis">Vendor Lock-in:</text:span> Proprietary APIs can lock an application to a specific database or cloud provider.</text:p>
            </text:list-item>
            <text:list-item>
              <text:p text:style-name="P30"><text:span text:style-name="Strong_20_Emphasis">Complex Application Code:</text:span> Requires writing and maintaining code to propagate and sync data between different stores.</text:p>
            </text:list-item>
            <text:list-item>
              <text:p text:style-name="P30"><text:span text:style-name="Strong_20_Emphasis">Operational Overhead:</text:span> Each database requires separate tuning, securing, scaling, troubleshooting, and patching, demanding specialized skills.</text:p>
            </text:list-item>
          </text:list>
        </text:list-item>
      </text:list>
      <text:p text:style-name="P6"><text:span text:style-name="Strong_20_Emphasis">2.1.3 The Oracle Solution: The Converged Database</text:span></text:p>
      <text:list text:style-name="L25">
        <text:list-item>
          <text:p text:style-name="P31">Oracle's solution is a converged database that eliminates data fragmentation by providing native support for all modern data types and models within a single database.</text:p>
        </text:list-item>
        <text:list-item>
          <text:p text:style-name="P31">Key principles of the converged database:</text:p>
          <text:list>
            <text:list-item>
              <text:p text:style-name="P31"><text:span text:style-name="Strong_20_Emphasis">Native Support:</text:span> Built-in support for all data types (e.g., Graph, JSON, Key Value) in one product.</text:p>
            </text:list-item>
            <text:list-item>
              <text:p text:style-name="P31"><text:span text:style-name="Strong_20_Emphasis">Engineered to Work Together:</text:span> Different data types are engineered to work synergistically.</text:p>
            </text:list-item>
            <text:list-item>
              <text:p text:style-name="P31"><text:span text:style-name="Strong_20_Emphasis">Example:</text:span> A single query can span multiple models (find a customer's friends (Graph) who watched similar movies (JSON) and gave a five-star rating (Key Value)).</text:p>
            </text:list-item>
            <text:list-item>
              <text:p text:style-name="P31"><text:span text:style-name="Strong_20_Emphasis">Uniform API:</text:span> Provides easy access for developers using standard SQL and REST for all data types and workloads.</text:p>
            </text:list-item>
          </text:list>
        </text:list-item>
        <text:list-item>
          <text:p text:style-name="P31">This approach does not mean a return to a monolithic architecture. Applications can still be modularized, with each service using a logically separate data container (a Pluggable Database or PDB).</text:p>
        </text:list-item>
      </text:list>
      <text:p text:style-name="P6"><text:span text:style-name="Strong_20_Emphasis">2.1.4 Simplifying Development Paradigms</text:span></text:p>
      <text:list text:style-name="L26">
        <text:list-item>
          <text:p text:style-name="P32">The converged database pairs each modern development methodology with a synergistic data technology to eliminate complexity.</text:p>
        </text:list-item>
        <text:list-item>
          <text:p text:style-name="P32"><text:span text:style-name="Strong_20_Emphasis">Example - Microservices:</text:span> Oracle simplifies microservices by allowing each service to store its data in an isolated Pluggable Database (PDB), providing the necessary independence and agility within a unified database architecture.</text:p>
        </text:list-item>
      </text:list>
      <text:p text:style-name="P6"><text:span text:style-name="Strong_20_Emphasis">2.1.5 Summary of Benefits</text:span></text:p>
      <text:list text:style-name="L27">
        <text:list-item>
          <text:p text:style-name="P33">Provides synergistic data technologies for modern development.</text:p>
        </text:list-item>
        <text:list-item>
          <text:p text:style-name="P33">One converged database for all data types and models, engineered to work together.</text:p>
        </text:list-item>
        <text:list-item>
          <text:p text:style-name="P33">Greatly simplifies both development and operations.</text:p>
        </text:list-item>
      </text:list>
      <text:p text:style-name="P3"/>
      <text:p text:style-name="P3"/>
      <text:p text:style-name="P5"><text:span text:style-name="Strong_20_Emphasis">2.2 Oracle Autonomous JSON Database</text:span></text:p>
      <text:p text:style-name="P6"><text:span text:style-name="Strong_20_Emphasis">2.2.1 Core Architecture: Bridging NoSQL and SQL</text:span></text:p>
      <text:list text:style-name="L28">
        <text:list-item>
          <text:p text:style-name="P34">A JSON "collection" is a logical abstraction over a database table.</text:p>
        </text:list-item>
        <text:list-item>
          <text:p text:style-name="P34"><text:soft-page-break/>Creating a collection (e.g., "employees") automatically creates a table with a single JSON column to store the documents.</text:p>
        </text:list-item>
        <text:list-item>
          <text:p text:style-name="P34">Data is stored in OSON, Oracle's optimized binary JSON format.</text:p>
        </text:list-item>
      </text:list>
      <text:p text:style-name="P6"><text:span text:style-name="Strong_20_Emphasis">2.2.2 Document Operations and Their SQL Translation</text:span></text:p>
      <text:list text:style-name="L29">
        <text:list-item>
          <text:p text:style-name="P35"><text:span text:style-name="Strong_20_Emphasis">Inserting Data:</text:span> The <text:span text:style-name="Source_20_Text">insertOne</text:span> function inserts a JSON document as a row in the backing table via a SQL <text:span text:style-name="Source_20_Text">INSERT</text:span> statement.</text:p>
        </text:list-item>
        <text:list-item>
          <text:p text:style-name="P35"><text:span text:style-name="Strong_20_Emphasis">Querying Data:</text:span> The <text:span text:style-name="Source_20_Text">find</text:span> method uses a filter expression (Query by Example) to select documents.</text:p>
          <text:list>
            <text:list-item>
              <text:p text:style-name="P35">This operation is translated into a SQL <text:span text:style-name="Source_20_Text">SELECT</text:span> query on the backing table.</text:p>
            </text:list-item>
          </text:list>
        </text:list-item>
        <text:list-item>
          <text:p text:style-name="P35"><text:span text:style-name="Strong_20_Emphasis">API Access:</text:span> The API provides simple <text:span text:style-name="Source_20_Text">put</text:span>, <text:span text:style-name="Source_20_Text">get</text:span>, and <text:span text:style-name="Source_20_Text">update</text:span> operations for JSON objects.</text:p>
        </text:list-item>
      </text:list>
      <text:p text:style-name="P6"><text:span text:style-name="Strong_20_Emphasis">2.2.3 Dual-Mode Access: NoSQL and SQL</text:span></text:p>
      <text:list text:style-name="L30">
        <text:list-item>
          <text:p text:style-name="P36"><text:span text:style-name="Strong_20_Emphasis">For Application Developers:</text:span> The document API offers a simple, non-verbose way to persist data, lowering the barrier to entry.</text:p>
        </text:list-item>
        <text:list-item>
          <text:p text:style-name="P36"><text:span text:style-name="Strong_20_Emphasis">For Data Analysts/Scientists:</text:span> The backing table remains fully accessible using standard SQL.</text:p>
        </text:list-item>
        <text:list-item>
          <text:p text:style-name="P36">The database kernel has extensions to natively and efficiently process JSON data via SQL.</text:p>
        </text:list-item>
      </text:list>
      <text:p text:style-name="P6"><text:span text:style-name="Strong_20_Emphasis">2.2.4 Ecosystem and Tooling Compatibility</text:span></text:p>
      <text:list text:style-name="L31">
        <text:list-item>
          <text:p text:style-name="P37"><text:span text:style-name="Strong_20_Emphasis">MongoDB Compatibility:</text:span> Developers familiar with MongoDB can use their existing skills, drivers, and development tools.</text:p>
        </text:list-item>
        <text:list-item>
          <text:p text:style-name="P37"><text:span text:style-name="Strong_20_Emphasis">SQL Tooling:</text:span> The database works with the vast ecosystem of existing SQL-based tools (e.g., Power BI, Tableau) that can connect to Oracle databases.</text:p>
        </text:list-item>
        <text:list-item>
          <text:p text:style-name="P37"><text:span text:style-name="Strong_20_Emphasis">Relational Views:</text:span> Relational views can be created over JSON collections, allowing traditional BI tools to access the data seamlessly.</text:p>
        </text:list-item>
      </text:list>
      <text:p text:style-name="P6"><text:span text:style-name="Strong_20_Emphasis">2.2.5 Key Benefit</text:span></text:p>
      <text:list text:style-name="L32">
        <text:list-item>
          <text:p text:style-name="P38">Oracle Autonomous JSON Database provides the combined advantages of a document database and a full-featured relational database in a single, converged platform.</text:p>
        </text:list-item>
      </text:list>
      <text:p text:style-name="P3"/>
      <text:p text:style-name="P3"/>
      <text:p text:style-name="P5"><text:span text:style-name="Strong_20_Emphasis">2.3 Developing on Oracle Autonomous Database - Using Graph</text:span></text:p>
      <text:p text:style-name="P6"><text:span text:style-name="Strong_20_Emphasis">2.3.1 Graph Database Fundamentals</text:span></text:p>
      <text:list text:style-name="L33">
        <text:list-item>
          <text:p text:style-name="P39">Graph databases explicitly store relationships between data entities, facilitating the discovery and understanding of connections.</text:p>
        </text:list-item>
        <text:list-item>
          <text:p text:style-name="P39"><text:span text:style-name="Strong_20_Emphasis">Vertices:</text:span> Represent entities (e.g., bank accounts).</text:p>
        </text:list-item>
        <text:list-item>
          <text:p text:style-name="P39"><text:span text:style-name="Strong_20_Emphasis">Edges:</text:span> Represent the connections or activities between entities (e.g., cash transfers), which can have properties (e.g., amount, date) and a direction.</text:p>
        </text:list-item>
      </text:list>
      <text:p text:style-name="P6"><text:span text:style-name="Strong_20_Emphasis">2.3.2 Business Applications of Graph Analytics</text:span></text:p>
      <text:list text:style-name="L34">
        <text:list-item>
          <text:p text:style-name="P40"><text:span text:style-name="Strong_20_Emphasis">Financial Services:</text:span></text:p>
          <text:list>
            <text:list-item>
              <text:p text:style-name="P40"><text:soft-page-break/>Detecting fraud and money laundering by identifying unusual patterns like "distribution and accumulation" and cycles (money returning to its origin account through multiple layers).</text:p>
            </text:list-item>
          </text:list>
        </text:list-item>
        <text:list-item>
          <text:p text:style-name="P40"><text:span text:style-name="Strong_20_Emphasis">Manufacturing &amp; Network Management:</text:span></text:p>
          <text:list>
            <text:list-item>
              <text:p text:style-name="P40">Performing impact analysis (e.g., the effect of a component design change on assemblies, or a network router failure on connected systems) using path analysis.</text:p>
            </text:list-item>
          </text:list>
        </text:list-item>
        <text:list-item>
          <text:p text:style-name="P40"><text:span text:style-name="Strong_20_Emphasis">Recommendation Systems:</text:span></text:p>
          <text:list>
            <text:list-item>
              <text:p text:style-name="P40">Identifying customer clusters for product recommendations.</text:p>
            </text:list-item>
          </text:list>
        </text:list-item>
        <text:list-item>
          <text:p text:style-name="P40"><text:span text:style-name="Strong_20_Emphasis">Flexible Data Modeling:</text:span></text:p>
          <text:list>
            <text:list-item>
              <text:p text:style-name="P40">The flexible schema accommodates products with varying or new attributes easily.</text:p>
            </text:list-item>
          </text:list>
        </text:list-item>
      </text:list>
      <text:p text:style-name="P6"><text:span text:style-name="Strong_20_Emphasis">2.3.3 Oracle Graph Features and Capabilities</text:span></text:p>
      <text:list text:style-name="L35">
        <text:list-item>
          <text:p text:style-name="P41"><text:span text:style-name="Strong_20_Emphasis">Availability:</text:span> Free and included in all Oracle Database editions.</text:p>
        </text:list-item>
        <text:list-item>
          <text:p text:style-name="P41"><text:span text:style-name="Strong_20_Emphasis">Core Components:</text:span></text:p>
          <text:list>
            <text:list-item>
              <text:p text:style-name="P41">A means to model and store graph data.</text:p>
            </text:list-item>
            <text:list-item>
              <text:p text:style-name="P41">The <text:span text:style-name="Strong_20_Emphasis">Property Graph Query Language (PGQL)</text:span> for querying, which extends SQL to specify graph patterns (e.g., cycles).</text:p>
            </text:list-item>
            <text:list-item>
              <text:p text:style-name="P41">Over 60 built-in, parallel, in-memory graph algorithms for analytics.</text:p>
            </text:list-item>
            <text:list-item>
              <text:p text:style-name="P41">Visualization tools to interact with results.</text:p>
            </text:list-item>
          </text:list>
        </text:list-item>
        <text:list-item>
          <text:p text:style-name="P41"><text:span text:style-name="Strong_20_Emphasis">Types of Graph Algorithms:</text:span></text:p>
          <text:list>
            <text:list-item>
              <text:p text:style-name="P41"><text:span text:style-name="Strong_20_Emphasis">Global:</text:span> Operate on the entire graph (e.g., community detection, ranking).</text:p>
            </text:list-item>
            <text:list-item>
              <text:p text:style-name="P41"><text:span text:style-name="Strong_20_Emphasis">Local:</text:span> Operate on portions of the graph (e.g., shortest path finding).</text:p>
            </text:list-item>
          </text:list>
        </text:list-item>
      </text:list>
      <text:p text:style-name="P6"><text:span text:style-name="Strong_20_Emphasis">2.3.4 Customer Use Case: Fraud Detection</text:span></text:p>
      <text:list text:style-name="L36">
        <text:list-item>
          <text:p text:style-name="P42">A customer enhanced their fraud detection by combining cycle detection with the <text:span text:style-name="Strong_20_Emphasis">PageRank</text:span> algorithm.</text:p>
        </text:list-item>
        <text:list-item>
          <text:p text:style-name="P42"><text:span text:style-name="Strong_20_Emphasis">Insight:</text:span> Using PageRank (which considers the importance of connected vertices) to identify significant accounts within cycles of 6-7 hops proved more effective than just using the number of transactions (in/out-degree).</text:p>
        </text:list-item>
        <text:list-item>
          <text:p text:style-name="P42"><text:span text:style-name="Strong_20_Emphasis">Result:</text:span> This approach led to a significant reduction in false positives.</text:p>
        </text:list-item>
      </text:list>
      <text:p text:style-name="P3"/>
      <text:p text:style-name="P3"/>
      <text:p text:style-name="P5"><text:span text:style-name="Strong_20_Emphasis">2.4 Developing on Oracle Autonomous Database - Using Spatial</text:span></text:p>
      <text:p text:style-name="P6"><text:span text:style-name="Strong_20_Emphasis">2.4.1 The Value and Ubiquity of Spatial Data</text:span></text:p>
      <text:list text:style-name="L37">
        <text:list-item>
          <text:p text:style-name="P43">Spatial data identifies real-world locations, relating disparate entities (people, events, activities).</text:p>
        </text:list-item>
        <text:list-item>
          <text:p text:style-name="P43">It helps identify patterns, determine relationships, and understand correlations to answer business questions (e.g., customer demographics, infrastructure planning).</text:p>
        </text:list-item>
        <text:list-item>
          <text:p text:style-name="P43">Virtually all enterprise data has a location component (assets, incidents, transactions).</text:p>
        </text:list-item>
      </text:list>
      <text:p text:style-name="P6"><text:span text:style-name="Strong_20_Emphasis">2.4.2 Oracle's Spatial Solution: An Integrated Approach</text:span></text:p>
      <text:list text:style-name="L38">
        <text:list-item>
          <text:p text:style-name="P44">Location is managed as an integrated attribute within the converged database.</text:p>
        </text:list-item>
        <text:list-item>
          <text:p text:style-name="P44"><text:soft-page-break/>The solution supports all types of geospatial data, from store locations and street networks to satellite imagery and 3D city models.</text:p>
        </text:list-item>
        <text:list-item>
          <text:p text:style-name="P44">It consists of three core parts:</text:p>
          <text:list>
            <text:list-item>
              <text:p text:style-name="P44"><text:span text:style-name="Strong_20_Emphasis">Core Database Functions:</text:span> Hundreds of spatial operators and functions within the database for querying and analysis via SQL.</text:p>
            </text:list-item>
            <text:list-item>
              <text:p text:style-name="P44"><text:span text:style-name="Strong_20_Emphasis">Developer APIs &amp; Services:</text:span> Components for developers using Java, Python, JavaScript, and RESTful services to build applications (e.g., for visualization, route calculation).</text:p>
            </text:list-item>
            <text:list-item>
              <text:p text:style-name="P44"><text:span text:style-name="Strong_20_Emphasis">Spatial Studio:</text:span> A self-service, no-code tool for analysts.</text:p>
            </text:list-item>
          </text:list>
        </text:list-item>
      </text:list>
      <text:p text:style-name="P6"><text:span text:style-name="Strong_20_Emphasis">2.4.3 Spatial Studio: No-Code Access and Capabilities</text:span></text:p>
      <text:list text:style-name="L39">
        <text:list-item>
          <text:p text:style-name="P45"><text:span text:style-name="Strong_20_Emphasis">Purpose:</text:span> An intuitive, browser-based tool for non-technical users to create maps and perform spatial analysis without coding.</text:p>
        </text:list-item>
        <text:list-item>
          <text:p text:style-name="P45"><text:span text:style-name="Strong_20_Emphasis">Key Features:</text:span></text:p>
          <text:list>
            <text:list-item>
              <text:p text:style-name="P45">Provides no-code access to the database's spatial functions.</text:p>
            </text:list-item>
            <text:list-item>
              <text:p text:style-name="P45">Renders results in interactive maps.</text:p>
            </text:list-item>
            <text:list-item>
              <text:p text:style-name="P45">Performs <text:span text:style-name="Strong_20_Emphasis">geocoding</text:span> (converting addresses to coordinates) using the Oracle Maps Cloud Service.</text:p>
            </text:list-item>
            <text:list-item>
              <text:p text:style-name="P45">Assists developers with data preparation, index creation, and building complex analytic workflows.</text:p>
            </text:list-item>
          </text:list>
        </text:list-item>
        <text:list-item>
          <text:p text:style-name="P45"><text:span text:style-name="Strong_20_Emphasis">Integration:</text:span> Results can be handed off to Oracle Analytics Cloud for further analysis.</text:p>
        </text:list-item>
      </text:list>
      <text:p text:style-name="P6"><text:span text:style-name="Strong_20_Emphasis">2.4.4 Deployment and Availability</text:span></text:p>
      <text:list text:style-name="L40">
        <text:list-item>
          <text:p text:style-name="P46">Spatial functionality is included with Autonomous Database at no additional license cost but requires compute resources.</text:p>
        </text:list-item>
        <text:list-item>
          <text:p text:style-name="P46">Spatial Studio is available as a deployable JEE application and on the Oracle Cloud Marketplace.</text:p>
        </text:list-item>
      </text:list>
      <text:p text:style-name="P6"><text:span text:style-name="Strong_20_Emphasis">2.4.5 Example Business Questions Addressed</text:span></text:p>
      <text:list text:style-name="L41">
        <text:list-item>
          <text:p text:style-name="P47">Which is the nearest warehouse with specific items in stock?</text:p>
        </text:list-item>
        <text:list-item>
          <text:p text:style-name="P47">Are customer complaints clustered in a specific area?</text:p>
        </text:list-item>
        <text:list-item>
          <text:p text:style-name="P47">Do service areas of retail branches overlap?</text:p>
        </text:list-item>
        <text:list-item>
          <text:p text:style-name="P47">Which assets are located in a flood zone?</text:p>
        </text:list-item>
        <text:list-item>
          <text:p text:style-name="P47">Does a planned route cross restricted areas?</text:p>
        </text:list-item>
      </text:list>
      <text:p text:style-name="P6"><text:span text:style-name="Strong_20_Emphasis">2.4.6 Summary</text:span></text:p>
      <text:list text:style-name="L42">
        <text:list-item>
          <text:p text:style-name="P48">The Oracle Autonomous Database provides native functionality to store, query, and analyze spatial data using SQL or various development frameworks.</text:p>
        </text:list-item>
        <text:list-item>
          <text:p text:style-name="P48">Spatial Studio offers no-code access to this powerful functionality.</text:p>
        </text:list-item>
        <text:list-item>
          <text:p text:style-name="P48">Spatial features can be used in conjunction with other database capabilities like JSON, Graph, and ORDS (Oracle REST Data Services).</text:p>
        </text:list-item>
      </text:list>
      <text:p text:style-name="P3"/>
      <text:p text:style-name="P5"><text:span text:style-name="Strong_20_Emphasis">3. Exadata and Base Database Service</text:span></text:p>
      <text:p text:style-name="P6"><text:soft-page-break/><text:span text:style-name="Strong_20_Emphasis">3.1 Oracle Base Database Service Overview - Part 1</text:span></text:p>
      <text:p text:style-name="P6"><text:span text:style-name="Strong_20_Emphasis">3.1.1 Service Definition and Core Concept</text:span></text:p>
      <text:list text:style-name="L43">
        <text:list-item>
          <text:p text:style-name="P49">A service to deploy full-featured Oracle Databases on Virtual Machines (DB Systems) in Oracle Cloud Infrastructure (OCI) regions.</text:p>
        </text:list-item>
        <text:list-item>
          <text:p text:style-name="P49">It is a <text:span text:style-name="Strong_20_Emphasis">co-managed service</text:span>: Oracle manages the cloud infrastructure, and the customer manages the database and its VM contents.</text:p>
        </text:list-item>
        <text:list-item>
          <text:p text:style-name="P49">Provides root access to the customer's database VM.</text:p>
        </text:list-item>
      </text:list>
      <text:p text:style-name="P6"><text:span text:style-name="Strong_20_Emphasis">3.1.2 Key Features and Supported Configurations</text:span></text:p>
      <text:list text:style-name="L44">
        <text:list-item>
          <text:p text:style-name="P50"><text:span text:style-name="Strong_20_Emphasis">Database Editions &amp; Versions:</text:span> Supports Standard Edition and Enterprise Edition workloads for versions 12c, 19c, 21c, and 23ai.</text:p>
        </text:list-item>
        <text:list-item>
          <text:p text:style-name="P50"><text:span text:style-name="Strong_20_Emphasis">Deployment Types:</text:span></text:p>
          <text:list>
            <text:list-item>
              <text:p text:style-name="P50">Single Instance Virtual Machine DB System</text:p>
            </text:list-item>
            <text:list-item>
              <text:p text:style-name="P50">2-node RAC (Real Application Clusters) Virtual Machine DB System</text:p>
            </text:list-item>
          </text:list>
        </text:list-item>
        <text:list-item>
          <text:p text:style-name="P50"><text:span text:style-name="Strong_20_Emphasis">Security:</text:span> Features a multi-level security model with always-on database encryption (Transparent Data Encryption).</text:p>
        </text:list-item>
      </text:list>
      <text:p text:style-name="P6"><text:span text:style-name="Strong_20_Emphasis">3.1.3 Licensing Models</text:span></text:p>
      <text:list text:style-name="L45">
        <text:list-item>
          <text:p text:style-name="P51"><text:span text:style-name="Strong_20_Emphasis">License Included:</text:span></text:p>
          <text:list>
            <text:list-item>
              <text:p text:style-name="P51">A subscription model that includes the Oracle Database license and all Enterprise Edition options and packs.</text:p>
            </text:list-item>
            <text:list-item>
              <text:p text:style-name="P51">Ideal for new applications or for using features beyond current on-premise licenses.</text:p>
            </text:list-item>
            <text:list-item>
              <text:p text:style-name="P51">Cost-efficient with elastic OCPU metering.</text:p>
            </text:list-item>
          </text:list>
        </text:list-item>
        <text:list-item>
          <text:p text:style-name="P51"><text:span text:style-name="Strong_20_Emphasis">Bring Your Own License (BYOL):</text:span></text:p>
          <text:list>
            <text:list-item>
              <text:p text:style-name="P51">Designed to minimize costs when migrating existing workloads.</text:p>
            </text:list-item>
            <text:list-item>
              <text:p text:style-name="P51">Customers can use their existing licenses in the cloud.</text:p>
            </text:list-item>
            <text:list-item>
              <text:p text:style-name="P51">Grants rights to use key Enterprise Edition options (TDE, Diagnostic Pack, Tuning Pack, etc.) without additional licenses.</text:p>
            </text:list-item>
            <text:list-item>
              <text:p text:style-name="P51">Eligible for the <text:span text:style-name="Strong_20_Emphasis">Support Rewards Program</text:span>, providing a credit against on-premise support bills.</text:p>
            </text:list-item>
          </text:list>
        </text:list-item>
      </text:list>
      <text:p text:style-name="P6"><text:span text:style-name="Strong_20_Emphasis">3.1.4 License Included Tiers</text:span></text:p>
      <text:list text:style-name="L46">
        <text:list-item>
          <text:p text:style-name="P52"><text:span text:style-name="Strong_20_Emphasis">Standard Edition 2:</text:span> Includes Multitenant (up to 3 PDBs), Machine Learning, Spatial and Graph.</text:p>
        </text:list-item>
        <text:list-item>
          <text:p text:style-name="P52"><text:span text:style-name="Strong_20_Emphasis">Enterprise Edition:</text:span> Adds Data Guard and Enterprise Management Packs (Data Masking, Tuning, Diagnostics).</text:p>
        </text:list-item>
        <text:list-item>
          <text:p text:style-name="P52"><text:span text:style-name="Strong_20_Emphasis">Enterprise Edition High Performance:</text:span> Adds Lifecycle/Cloud Management Packs, Partitioning, Advanced Compression, and Advanced Security. Required for Multitenant with more than 3 PDBs.</text:p>
        </text:list-item>
        <text:list-item>
          <text:p text:style-name="P52"><text:span text:style-name="Strong_20_Emphasis">Enterprise Edition Extreme Performance:</text:span> Includes all features plus Active Data Guard, RAC, and Database In-Memory. Required for RAC deployments.</text:p>
        </text:list-item>
      </text:list>
      <text:p text:style-name="P6"><text:span text:style-name="Strong_20_Emphasis">3.1.5 Cloud Automation and Lifecycle Management</text:span></text:p>
      <text:list text:style-name="L47">
        <text:list-item>
          <text:p text:style-name="P53"><text:soft-page-break/>Provides a rich set of automation functions for database lifecycle tasks, reducing admin workload and configuration errors.</text:p>
        </text:list-item>
        <text:list-item>
          <text:p text:style-name="P53">Automates:</text:p>
          <text:list>
            <text:list-item>
              <text:p text:style-name="P53">Database provisioning</text:p>
            </text:list-item>
            <text:list-item>
              <text:p text:style-name="P53">Resource scaling</text:p>
            </text:list-item>
            <text:list-item>
              <text:p text:style-name="P53">Patching</text:p>
            </text:list-item>
            <text:list-item>
              <text:p text:style-name="P53">Backup and recovery</text:p>
            </text:list-item>
            <text:list-item>
              <text:p text:style-name="P53">High Availability and Disaster Recovery (with Data Guard)</text:p>
            </text:list-item>
          </text:list>
        </text:list-item>
      </text:list>
      <text:p text:style-name="P6"><text:span text:style-name="Strong_20_Emphasis">3.1.6 Resource Configuration and Scaling</text:span></text:p>
      <text:list text:style-name="L48">
        <text:list-item>
          <text:p text:style-name="P54"><text:span text:style-name="Strong_20_Emphasis">Compute (OCPU):</text:span> Billed by the second. Customers select the number of OCPUs and corresponding memory.</text:p>
        </text:list-item>
        <text:list-item>
          <text:p text:style-name="P54"><text:span text:style-name="Strong_20_Emphasis">Storage:</text:span> Uses OCI Block Volumes. Customers specify the amount of storage for data (up to 80 TB) and recovery (up to 20 TB).</text:p>
          <text:list>
            <text:list-item>
              <text:p text:style-name="P54">I/O performance increases as allocated storage is scaled up.</text:p>
            </text:list-item>
          </text:list>
        </text:list-item>
        <text:list-item>
          <text:p text:style-name="P54"><text:span text:style-name="Strong_20_Emphasis">Backups:</text:span> Choice of Object Storage or the default Recovery Service, which offers more features and better Recovery Time/Point Objectives (RTO/RPO) at the same cost.</text:p>
        </text:list-item>
        <text:list-item>
          <text:p text:style-name="P54"><text:span text:style-name="Strong_20_Emphasis">Scaling Limitations:</text:span></text:p>
          <text:list>
            <text:list-item>
              <text:p text:style-name="P54">Cannot scale a single instance VM to a 2-node RAC VM.</text:p>
            </text:list-item>
            <text:list-item>
              <text:p text:style-name="P54">Scaling a 2-node RAC system is done in a rolling manner (one node at a time).</text:p>
            </text:list-item>
          </text:list>
        </text:list-item>
      </text:list>
      <text:p text:style-name="P6"><text:span text:style-name="Strong_20_Emphasis">3.1.7 Compute Shapes (VM Types)</text:span></text:p>
      <text:list text:style-name="L49">
        <text:list-item>
          <text:p text:style-name="P55"><text:span text:style-name="Strong_20_Emphasis">Ampere Flexible Shape:</text:span></text:p>
          <text:list>
            <text:list-item>
              <text:p text:style-name="P55">Most economical. Supports 1 to 57 OCPUs. Memory is 8 GB per OCPU.</text:p>
            </text:list-item>
            <text:list-item>
              <text:p text:style-name="P55">Only supports single-node systems and Logical Volume Manager (LVM). Does not support Standard Edition.</text:p>
            </text:list-item>
          </text:list>
        </text:list-item>
        <text:list-item>
          <text:p text:style-name="P55"><text:span text:style-name="Strong_20_Emphasis">Intel Flexible Shape:</text:span></text:p>
          <text:list>
            <text:list-item>
              <text:p text:style-name="P55">Supports 1 to 32 OCPUs. Memory is 16 GB per OCPU.</text:p>
            </text:list-item>
            <text:list-item>
              <text:p text:style-name="P55">Supports single instance and 2-node RAC, Standard and Enterprise Edition.</text:p>
            </text:list-item>
          </text:list>
        </text:list-item>
        <text:list-item>
          <text:p text:style-name="P55"><text:span text:style-name="Strong_20_Emphasis">AMD Flexible Shape:</text:span></text:p>
          <text:list>
            <text:list-item>
              <text:p text:style-name="P55">Supports 1 to 64 OCPUs. Memory is 16 GB per OCPU.</text:p>
            </text:list-item>
            <text:list-item>
              <text:p text:style-name="P55">Supports single instance and 2-node RAC, Standard and Enterprise Edition.</text:p>
            </text:list-item>
          </text:list>
        </text:list-item>
        <text:list-item>
          <text:p text:style-name="P55"><text:span text:style-name="Strong_20_Emphasis">Standard Fixed Shapes (Legacy):</text:span></text:p>
          <text:list>
            <text:list-item>
              <text:p text:style-name="P55">1 to 24 OCPUs. Memory is 15 GB per OCPU.</text:p>
            </text:list-item>
            <text:list-item>
              <text:p text:style-name="P55">Scaling requires changing to a different shape size.</text:p>
            </text:list-item>
          </text:list>
        </text:list-item>
      </text:list>
      <text:p text:style-name="P3"/>
      <text:p text:style-name="P3"/>
      <text:p text:style-name="P3"/>
      <text:p text:style-name="P5"><text:span text:style-name="Strong_20_Emphasis">3.2 Oracle Base Database Service Overview - Part 2</text:span></text:p>
      <text:p text:style-name="P6"><text:span text:style-name="Strong_20_Emphasis">3.2.1 Storage Architecture Options</text:span></text:p>
      <text:list text:style-name="L50">
        <text:list-item>
          <text:p text:style-name="P56"><text:soft-page-break/><text:span text:style-name="Strong_20_Emphasis">Logical Volume Manager (LVM):</text:span></text:p>
          <text:list>
            <text:list-item>
              <text:p text:style-name="P56">Available for single-node deployments.</text:p>
            </text:list-item>
            <text:list-item>
              <text:p text:style-name="P56">Used for fast provisioning.</text:p>
            </text:list-item>
          </text:list>
        </text:list-item>
        <text:list-item>
          <text:p text:style-name="P56"><text:span text:style-name="Strong_20_Emphasis">Oracle Automatic Storage Management (ASM):</text:span></text:p>
          <text:list>
            <text:list-item>
              <text:p text:style-name="P56">The default storage management architecture.</text:p>
            </text:list-item>
            <text:list-item>
              <text:p text:style-name="P56">Required for 2-node RAC deployments.</text:p>
            </text:list-item>
            <text:list-item>
              <text:p text:style-name="P56">Automatically creates DATA (80%) and RECO (20%) disk groups.</text:p>
            </text:list-item>
            <text:list-item>
              <text:p text:style-name="P56">Underlying block storage provides triple mirroring for data protection.</text:p>
            </text:list-item>
          </text:list>
        </text:list-item>
        <text:list-item>
          <text:p text:style-name="P56"><text:span text:style-name="Strong_20_Emphasis">Storage Management:</text:span> Cloning is supported for both LVM and ASM.</text:p>
        </text:list-item>
        <text:list-item>
          <text:p text:style-name="P56"><text:span text:style-name="Strong_20_Emphasis">Storage Scaling:</text:span> Storage size can be specified at launch and scaled up online after creation.</text:p>
        </text:list-item>
      </text:list>
      <text:p text:style-name="P6"><text:span text:style-name="Strong_20_Emphasis">3.2.2 Oracle Cloud Infrastructure High-Availability Concepts</text:span></text:p>
      <text:list text:style-name="L51">
        <text:list-item>
          <text:p text:style-name="P57"><text:span text:style-name="Strong_20_Emphasis">Region:</text:span> A localized geographical area containing independent OCI infrastructure.</text:p>
        </text:list-item>
        <text:list-item>
          <text:p text:style-name="P57"><text:span text:style-name="Strong_20_Emphasis">Availability Domain (AD):</text:span> One or more fault-tolerant data centers within a region, interconnected by a low-latency network.</text:p>
        </text:list-item>
        <text:list-item>
          <text:p text:style-name="P57"><text:span text:style-name="Strong_20_Emphasis">Fault Domain (FD):</text:span> A grouping of hardware within an Availability Domain. Each AD contains three FDs to isolate against hardware failures.</text:p>
        </text:list-item>
      </text:list>
      <text:p text:style-name="P6"><text:span text:style-name="Strong_20_Emphasis">3.2.3 High Availability and Disaster Recovery Configurations</text:span></text:p>
      <text:list text:style-name="L52">
        <text:list-item>
          <text:p text:style-name="P58"><text:span text:style-name="Strong_20_Emphasis">2-Node RAC Deployment:</text:span></text:p>
          <text:list>
            <text:list-item>
              <text:p text:style-name="P58">Instances are automatically deployed on separate physical servers in different Fault Domains within the same Availability Domain.</text:p>
            </text:list-item>
            <text:list-item>
              <text:p text:style-name="P58">This provides protection against server, network, and power failures.</text:p>
            </text:list-item>
          </text:list>
        </text:list-item>
        <text:list-item>
          <text:p text:style-name="P58"><text:span text:style-name="Strong_20_Emphasis">Data Guard:</text:span></text:p>
          <text:list>
            <text:list-item>
              <text:p text:style-name="P58">Can be deployed in a different Availability Domain for high availability (HA).</text:p>
            </text:list-item>
            <text:list-item>
              <text:p text:style-name="P58">Can be deployed in a different region for disaster recovery (DR).</text:p>
            </text:list-item>
          </text:list>
        </text:list-item>
        <text:list-item>
          <text:p text:style-name="P58"><text:span text:style-name="Strong_20_Emphasis">Built-in Best Practices:</text:span> Cloud automation ensures optimal configuration for performance, availability, and security upon deployment.</text:p>
        </text:list-item>
      </text:list>
      <text:p text:style-name="P6"><text:span text:style-name="Strong_20_Emphasis">3.2.4 Maximum Availability Architecture (MAA) and Licensing</text:span></text:p>
      <text:list text:style-name="L53">
        <text:list-item>
          <text:p text:style-name="P59">The service supports all Oracle MAA technologies.</text:p>
        </text:list-item>
        <text:list-item>
          <text:p text:style-name="P59">Feature availability is tied to the licensing tier:</text:p>
          <text:list>
            <text:list-item>
              <text:p text:style-name="P59"><text:span text:style-name="Strong_20_Emphasis">Flashback &amp; Backup/Recovery:</text:span> Available in all editions.</text:p>
            </text:list-item>
            <text:list-item>
              <text:p text:style-name="P59"><text:span text:style-name="Strong_20_Emphasis">Multitenant:</text:span> Available in all editions (up to 3 PDBs without a license). The PDB limit is lifted (up to 4,098) with High Performance or Extreme Performance tiers.</text:p>
            </text:list-item>
            <text:list-item>
              <text:p text:style-name="P59"><text:span text:style-name="Strong_20_Emphasis">Data Guard:</text:span> Available in all Enterprise Edition tiers.</text:p>
            </text:list-item>
            <text:list-item>
              <text:p text:style-name="P59"><text:span text:style-name="Strong_20_Emphasis">Active Data Guard &amp; RAC:</text:span> Require the Enterprise Edition Extreme Performance tier.</text:p>
            </text:list-item>
            <text:list-item>
              <text:p text:style-name="P59"><text:span text:style-name="Strong_20_Emphasis">Application Continuity:</text:span> Requires the Extreme Performance tier (as it depends on Active Data Guard and/or RAC).</text:p>
            </text:list-item>
          </text:list>
        </text:list-item>
      </text:list>
      <text:p text:style-name="P6"><text:soft-page-break/><text:span text:style-name="Strong_20_Emphasis">3.2.5 Defense-in-Depth Security Strategy</text:span><text:line-break/>Security is implemented at multiple layers across the entire stack:</text:p>
      <text:list text:style-name="L54">
        <text:list-item>
          <text:p text:style-name="P60"><text:span text:style-name="Strong_20_Emphasis">Database Layer Security:</text:span></text:p>
          <text:list>
            <text:list-item>
              <text:p text:style-name="P60">Transparent Data Encryption (TDE)</text:p>
            </text:list-item>
            <text:list-item>
              <text:p text:style-name="P60">Data Redaction, Masking, and Subsetting</text:p>
            </text:list-item>
            <text:list-item>
              <text:p text:style-name="P60">Key Vault</text:p>
            </text:list-item>
            <text:list-item>
              <text:p text:style-name="P60">Database Vault</text:p>
            </text:list-item>
            <text:list-item>
              <text:p text:style-name="P60">Database Firewall</text:p>
            </text:list-item>
            <text:list-item>
              <text:p text:style-name="P60">Data Safe</text:p>
            </text:list-item>
          </text:list>
        </text:list-item>
        <text:list-item>
          <text:p text:style-name="P60"><text:span text:style-name="Strong_20_Emphasis">Operating System Layer:</text:span></text:p>
          <text:list>
            <text:list-item>
              <text:p text:style-name="P60">Hardened Oracle Linux 7 image.</text:p>
            </text:list-item>
            <text:list-item>
              <text:p text:style-name="P60">Minimal software packages, disabled unnecessary services, and secure configuration parameters.</text:p>
            </text:list-item>
          </text:list>
        </text:list-item>
        <text:list-item>
          <text:p text:style-name="P60"><text:span text:style-name="Strong_20_Emphasis">Network Layer:</text:span></text:p>
          <text:list>
            <text:list-item>
              <text:p text:style-name="P60">Isolation via OCI Virtual Cloud Networks (VCNs) and VLANs.</text:p>
            </text:list-item>
            <text:list-item>
              <text:p text:style-name="P60">Oracle Native Network Encryption for client-to-database connections.</text:p>
            </text:list-item>
          </text:list>
        </text:list-item>
        <text:list-item>
          <text:p text:style-name="P60"><text:span text:style-name="Strong_20_Emphasis">Service &amp; Compliance:</text:span></text:p>
          <text:list>
            <text:list-item>
              <text:p text:style-name="P60">The service undergoes external audits (PCI, HIPAA, ISO 27001).</text:p>
            </text:list-item>
            <text:list-item>
              <text:p text:style-name="P60">Includes additional features like antivirus scanning, automated alerting, and vulnerability scans.</text:p>
            </text:list-item>
          </text:list>
        </text:list-item>
      </text:list>
      <text:p text:style-name="P3"/>
      <text:p text:style-name="P3"/>
      <text:p text:style-name="P5"><text:span text:style-name="Strong_20_Emphasis">3.3 Exadata Database Service Overview</text:span></text:p>
      <text:p text:style-name="P6"><text:span text:style-name="Strong_20_Emphasis">3.3.1 Service Definition and Core Value Proposition</text:span></text:p>
      <text:list text:style-name="L55">
        <text:list-item>
          <text:p text:style-name="P61">A service to run Oracle Database on the Exadata platform in the Oracle Cloud.</text:p>
        </text:list-item>
        <text:list-item>
          <text:p text:style-name="P61">Delivers the highest performance, availability, and scalability for Oracle Database.</text:p>
        </text:list-item>
        <text:list-item>
          <text:p text:style-name="P61">Provides a complete Oracle Database installation with all Enterprise Edition features, options, and management packs included (e.g., RAC, Database In-Memory, Multitenant).</text:p>
        </text:list-item>
      </text:list>
      <text:p text:style-name="P6"><text:span text:style-name="Strong_20_Emphasis">3.3.2 Exadata Platform Foundation</text:span></text:p>
      <text:list text:style-name="L56">
        <text:list-item>
          <text:p text:style-name="P62">Built on the proven Exadata Database Machine architecture.</text:p>
        </text:list-item>
        <text:list-item>
          <text:p text:style-name="P62">Features a fault-tolerant design with:</text:p>
          <text:list>
            <text:list-item>
              <text:p text:style-name="P62">Scale-out database servers and intelligent storage servers.</text:p>
            </text:list-item>
            <text:list-item>
              <text:p text:style-name="P62">A fully redundant, high-performance RDMA over Converged Ethernet (RoCE) network fabric.</text:p>
            </text:list-item>
          </text:list>
        </text:list-item>
        <text:list-item>
          <text:p text:style-name="P62">Includes key Exadata innovations: SQL Offload, Smart Flash Cache, Storage Index, and Hybrid Columnar Compression.</text:p>
        </text:list-item>
      </text:list>
      <text:p text:style-name="P6"><text:span text:style-name="Strong_20_Emphasis">3.3.3 Deployment and Management Model</text:span></text:p>
      <text:list text:style-name="L57">
        <text:list-item>
          <text:p text:style-name="P63"><text:soft-page-break/><text:span text:style-name="Strong_20_Emphasis">Co-managed Service:</text:span> Oracle manages the underlying infrastructure (hardware, firmware, networking), while the customer manages the database and has root access to the Database VM.</text:p>
        </text:list-item>
        <text:list-item>
          <text:p text:style-name="P63"><text:span text:style-name="Strong_20_Emphasis">Provisioning:</text:span> Uses web-based wizards for quick system and database deployment.</text:p>
        </text:list-item>
        <text:list-item>
          <text:p text:style-name="P63"><text:span text:style-name="Strong_20_Emphasis">Service Isolation:</text:span> Dedicated infrastructure with no overprovisioning, ensuring predictable performance.</text:p>
        </text:list-item>
      </text:list>
      <text:p text:style-name="P6"><text:span text:style-name="Strong_20_Emphasis">3.3.4 Economics and Licensing</text:span></text:p>
      <text:list text:style-name="L58">
        <text:list-item>
          <text:p text:style-name="P64"><text:span text:style-name="Strong_20_Emphasis">Subscription Model:</text:span> Pay a monthly fee based on the Exadata shape and the number of enabled OCPUs. No upfront capital cost.</text:p>
        </text:list-item>
        <text:list-item>
          <text:p text:style-name="P64"><text:span text:style-name="Strong_20_Emphasis">Licensing Models:</text:span></text:p>
          <text:list>
            <text:list-item>
              <text:p text:style-name="P64"><text:span text:style-name="Strong_20_Emphasis">License Included:</text:span> Subscription includes all database licenses.</text:p>
            </text:list-item>
            <text:list-item>
              <text:p text:style-name="P64"><text:span text:style-name="Strong_20_Emphasis">Bring Your Own License (BYOL):</text:span> Use existing on-premise licenses.</text:p>
            </text:list-item>
          </text:list>
        </text:list-item>
        <text:list-item>
          <text:p text:style-name="P64"><text:span text:style-name="Strong_20_Emphasis">Elastic Scaling:</text:span> Pay only for allocated OCPUs and scale them up/down elastically.</text:p>
        </text:list-item>
      </text:list>
      <text:p text:style-name="P6"><text:span text:style-name="Strong_20_Emphasis">3.3.5 Key Differentiators and Benefits</text:span></text:p>
      <text:list text:style-name="L59">
        <text:list-item>
          <text:p text:style-name="P65"><text:span text:style-name="Strong_20_Emphasis">100% Compatibility:</text:span> Fully compatible with on-premise Oracle Databases and applications, enabling easy migration.</text:p>
        </text:list-item>
        <text:list-item>
          <text:p text:style-name="P65"><text:span text:style-name="Strong_20_Emphasis">Complete Cloud Automation:</text:span> Provides customer-controlled automation for lifecycle tasks (provisioning, patching, backups) via UI and APIs.</text:p>
        </text:list-item>
        <text:list-item>
          <text:p text:style-name="P65"><text:span text:style-name="Strong_20_Emphasis">Deployment Flexibility:</text:span> Available in multiple locations:</text:p>
          <text:list>
            <text:list-item>
              <text:p text:style-name="P65"><text:span text:style-name="Strong_20_Emphasis">Exadata Cloud Infrastructure (Public Cloud):</text:span> In Oracle's public cloud data centers.</text:p>
            </text:list-item>
            <text:list-item>
              <text:p text:style-name="P65"><text:span text:style-name="Strong_20_Emphasis">Exadata Cloud@Customer:</text:span> The full Exadata service deployed in the customer's own data center.</text:p>
            </text:list-item>
            <text:list-item>
              <text:p text:style-name="P65"><text:span text:style-name="Strong_20_Emphasis">Oracle Database@Azure:</text:span> Native offering in Microsoft Azure.</text:p>
            </text:list-item>
          </text:list>
        </text:list-item>
        <text:list-item>
          <text:p text:style-name="P65"><text:span text:style-name="Strong_20_Emphasis">Cloud@Customer Specifics:</text:span></text:p>
          <text:list>
            <text:list-item>
              <text:p text:style-name="P65">Data remains in the customer's data center, meeting data residency and security requirements.</text:p>
            </text:list-item>
            <text:list-item>
              <text:p text:style-name="P65">Offers the same cloud automation, APIs, and subscription economics as the public cloud.</text:p>
            </text:list-item>
            <text:list-item>
              <text:p text:style-name="P65">Managed by Oracle, with the control plane in a public OCI region.</text:p>
            </text:list-item>
          </text:list>
        </text:list-item>
      </text:list>
      <text:p text:style-name="P6"><text:span text:style-name="Strong_20_Emphasis">3.3.6 Comparison to Autonomous Database</text:span></text:p>
      <text:list text:style-name="L60">
        <text:list-item>
          <text:p text:style-name="P66"><text:span text:style-name="Strong_20_Emphasis">Exadata Database Service:</text:span> Co-managed; customer controls the database and OS, ideal for full customization.</text:p>
        </text:list-item>
        <text:list-item>
          <text:p text:style-name="P66"><text:span text:style-name="Strong_20_Emphasis">Autonomous Database:</text:span> Fully managed; self-driving, self-securing, self-repairing; ideal for lowest TCO and freeing DBAs from management tasks.</text:p>
        </text:list-item>
      </text:list>
      <text:p text:style-name="P3"/>
      <text:p text:style-name="P3"/>
      <text:p text:style-name="P5"><text:span text:style-name="Strong_20_Emphasis">3.4 Cloud Management Responsibilities</text:span></text:p>
      <text:p text:style-name="P6"><text:span text:style-name="Strong_20_Emphasis">3.4.1 Shared Responsibility Model</text:span></text:p>
      <text:list text:style-name="L61">
        <text:list-item>
          <text:p text:style-name="P67"><text:span text:style-name="Strong_20_Emphasis">Oracle's Responsibilities (Manages the Infrastructure):</text:span></text:p>
          <text:list>
            <text:list-item>
              <text:p text:style-name="P67"><text:soft-page-break/>Physical database servers, storage servers, and internal RoCE network fabric.</text:p>
            </text:list-item>
            <text:list-item>
              <text:p text:style-name="P67">Hypervisor software.</text:p>
            </text:list-item>
            <text:list-item>
              <text:p text:style-name="P67">Infrastructure patching, security scans, and updates (performed within customer-scheduled maintenance windows).</text:p>
            </text:list-item>
            <text:list-item>
              <text:p text:style-name="P67">Oracle staff are <text:span text:style-name="Strong_20_Emphasis">not authorized</text:span> to access customer guest VMs.</text:p>
            </text:list-item>
          </text:list>
        </text:list-item>
        <text:list-item>
          <text:p text:style-name="P67"><text:span text:style-name="Strong_20_Emphasis">Customer's Responsibilities (Manages the Database &amp; VM):</text:span></text:p>
          <text:list>
            <text:list-item>
              <text:p text:style-name="P67">Everything running <text:span text:style-name="Strong_20_Emphasis">above the hypervisor</text:span> in the database Virtual Machine (VM).</text:p>
            </text:list-item>
            <text:list-item>
              <text:p text:style-name="P67">This includes: database software, grid infrastructure, application data, schemas, and encryption keys.</text:p>
            </text:list-item>
            <text:list-item>
              <text:p text:style-name="P67">Installing and managing additional software within the guest VM.</text:p>
            </text:list-item>
            <text:list-item>
              <text:p text:style-name="P67">Controlling user access to the guest VM.</text:p>
            </text:list-item>
          </text:list>
        </text:list-item>
      </text:list>
      <text:p text:style-name="P6"><text:span text:style-name="Strong_20_Emphasis">3.4.2 Customer Management via Cloud Automation</text:span></text:p>
      <text:list text:style-name="L62">
        <text:list-item>
          <text:p text:style-name="P68">Customers manage their responsibilities using provided Cloud Automation tools (UI and REST APIs).</text:p>
        </text:list-item>
        <text:list-item>
          <text:p text:style-name="P68">These tools provide control over operational and database lifecycle tasks, including:</text:p>
          <text:list>
            <text:list-item>
              <text:p text:style-name="P68">VM and database creation and deletion.</text:p>
            </text:list-item>
            <text:list-item>
              <text:p text:style-name="P68">Patching.</text:p>
            </text:list-item>
            <text:list-item>
              <text:p text:style-name="P68">Backup and recovery.</text:p>
            </text:list-item>
            <text:list-item>
              <text:p text:style-name="P68">Resource scaling (up and down).</text:p>
            </text:list-item>
            <text:list-item>
              <text:p text:style-name="P68">High Availability and Disaster Recovery (HA/DR) deployments with Data Guard.</text:p>
            </text:list-item>
          </text:list>
        </text:list-item>
        <text:list-item>
          <text:p text:style-name="P68">Benefits: Reduces admin workload, avoids configuration errors, and frees DBAs to focus on value-added tasks.</text:p>
        </text:list-item>
      </text:list>
      <text:p text:style-name="P6"><text:span text:style-name="Strong_20_Emphasis">3.4.3 Exadata Cloud Infrastructure Architecture</text:span></text:p>
      <text:list text:style-name="L63">
        <text:list-item>
          <text:p text:style-name="P69">The architecture consists of database servers and storage servers connected by a secure, high-performance RoCE network.</text:p>
        </text:list-item>
        <text:list-item>
          <text:p text:style-name="P69"><text:span text:style-name="Strong_20_Emphasis">Database Servers:</text:span> Host one or more Database VMs, which contain the Grid Infrastructure, database software, and cloud automation tools.</text:p>
        </text:list-item>
        <text:list-item>
          <text:p text:style-name="P69"><text:span text:style-name="Strong_20_Emphasis">Networking:</text:span></text:p>
          <text:list>
            <text:list-item>
              <text:p text:style-name="P69"><text:span text:style-name="Strong_20_Emphasis">Internal RoCE Network:</text:span> Provides ultra-high-speed communication between VMs and storage.</text:p>
            </text:list-item>
            <text:list-item>
              <text:p text:style-name="P69"><text:span text:style-name="Strong_20_Emphasis">Client/Backup Networks (50 Gbps):</text:span> Connects to the customer's Virtual Cloud Network (VCN) for application connectivity, backups, and Data Guard.</text:p>
            </text:list-item>
          </text:list>
        </text:list-item>
      </text:list>
      <text:p text:style-name="P6"><text:span text:style-name="Strong_20_Emphasis">3.4.4 Exadata Cloud@Customer Architecture</text:span></text:p>
      <text:list text:style-name="L64">
        <text:list-item>
          <text:p text:style-name="P70"><text:span text:style-name="Strong_20_Emphasis">Purpose:</text:span> Deploys the full Exadata Database Service within the customer's own data center for those who cannot use the public cloud due to data residency, latency, or compliance requirements.</text:p>
        </text:list-item>
        <text:list-item>
          <text:p text:style-name="P70"><text:span text:style-name="Strong_20_Emphasis">Core Components:</text:span></text:p>
          <text:list>
            <text:list-item>
              <text:p text:style-name="P70">A full Exadata system deployed on-premise.</text:p>
            </text:list-item>
            <text:list-item>
              <text:p text:style-name="P70"><text:soft-page-break/>Local control plane servers that establish a <text:span text:style-name="Strong_20_Emphasis">secure tunnel</text:span> to the Oracle Cloud Infrastructure (OCI) control plane in a public cloud region.</text:p>
            </text:list-item>
          </text:list>
        </text:list-item>
        <text:list-item>
          <text:p text:style-name="P70"><text:span text:style-name="Strong_20_Emphasis">Management Model:</text:span></text:p>
          <text:list>
            <text:list-item>
              <text:p text:style-name="P70">Identical to the public cloud service: Oracle manages the infrastructure, and the customer manages the database VMs.</text:p>
            </text:list-item>
            <text:list-item>
              <text:p text:style-name="P70">The customer uses the same OCI console/APIs to manage databases, but all data remains on-premise.</text:p>
            </text:list-item>
            <text:list-item>
              <text:p text:style-name="P70">End-users and applications connect to it like any other on-premise database server.</text:p>
            </text:list-item>
          </text:list>
        </text:list-item>
        <text:list-item>
          <text:p text:style-name="P70"><text:span text:style-name="Strong_20_Emphasis">Oracle Operations Access:</text:span> The Cloud Operations team can access the infrastructure layer for issue resolution, with full auditing and access controls provided to the customer.</text:p>
        </text:list-item>
      </text:list>
      <text:p text:style-name="P3"/>
      <text:p text:style-name="P3"/>
      <text:p text:style-name="P5"><text:span text:style-name="Strong_20_Emphasis">3.5 Billing and Licensing</text:span></text:p>
      <text:p text:style-name="P6"><text:span text:style-name="Strong_20_Emphasis">3.5.1 Licensing Models</text:span></text:p>
      <text:list text:style-name="L65">
        <text:list-item>
          <text:p text:style-name="P71"><text:span text:style-name="Strong_20_Emphasis">License Included:</text:span></text:p>
          <text:list>
            <text:list-item>
              <text:p text:style-name="P71">A subscription that includes licenses for Oracle Database Enterprise Edition, all Enterprise Manager Packs, and all database options.</text:p>
            </text:list-item>
            <text:list-item>
              <text:p text:style-name="P71">Ideal for customers without existing licenses or those wanting to use features beyond their current entitlements.</text:p>
            </text:list-item>
          </text:list>
        </text:list-item>
        <text:list-item>
          <text:p text:style-name="P71"><text:span text:style-name="Strong_20_Emphasis">Bring Your Own License (BYOL):</text:span></text:p>
          <text:list>
            <text:list-item>
              <text:p text:style-name="P71">Designed to minimize costs by using existing Oracle Database Enterprise Edition and option licenses.</text:p>
            </text:list-item>
            <text:list-item>
              <text:p text:style-name="P71">Grants rights to use key database options without separate on-premise licenses, including:</text:p>
              <text:list>
                <text:list-item>
                  <text:p text:style-name="P71">Transparent Data Encryption (TDE)</text:p>
                </text:list-item>
                <text:list-item>
                  <text:p text:style-name="P71">Data Safe</text:p>
                </text:list-item>
                <text:list-item>
                  <text:p text:style-name="P71">Diagnostic Pack</text:p>
                </text:list-item>
                <text:list-item>
                  <text:p text:style-name="P71">Tuning Pack</text:p>
                </text:list-item>
                <text:list-item>
                  <text:p text:style-name="P71">Data Masking and Subsetting Pack</text:p>
                </text:list-item>
                <text:list-item>
                  <text:p text:style-name="P71">Real Application Testing</text:p>
                </text:list-item>
              </text:list>
            </text:list-item>
            <text:list-item>
              <text:p text:style-name="P71">Includes the Exadata storage server software license.</text:p>
            </text:list-item>
            <text:list-item>
              <text:p text:style-name="P71"><text:span text:style-name="Strong_20_Emphasis">Note:</text:span> Oracle Standard Edition is not supported on Exadata Database Service.</text:p>
            </text:list-item>
          </text:list>
        </text:list-item>
      </text:list>
      <text:p text:style-name="P6"><text:span text:style-name="Strong_20_Emphasis">3.5.2 Cost Management via Elastic Scaling</text:span></text:p>
      <text:list text:style-name="L66">
        <text:list-item>
          <text:p text:style-name="P72">Licensing costs are based on the number of OCPUs in use.</text:p>
        </text:list-item>
        <text:list-item>
          <text:p text:style-name="P72">A key cloud advantage is the ability to <text:span text:style-name="Strong_20_Emphasis">vertically scale OCPUs online</text:span> with no service disruption.</text:p>
        </text:list-item>
        <text:list-item>
          <text:p text:style-name="P72">This allows customers to:</text:p>
          <text:list>
            <text:list-item>
              <text:p text:style-name="P72">Scale up OCPUs to handle workload spikes.</text:p>
            </text:list-item>
            <text:list-item>
              <text:p text:style-name="P72">Scale down OCPUs when demand drops.</text:p>
            </text:list-item>
          </text:list>
        </text:list-item>
        <text:list-item>
          <text:p text:style-name="P72"><text:soft-page-break/>Contrasts with on-premise systems, which must be sized for peak capacity, leading to underutilization and higher fixed costs.</text:p>
        </text:list-item>
      </text:list>
      <text:p text:style-name="P6"><text:span text:style-name="Strong_20_Emphasis">3.5.3 Defense-in-Depth Security</text:span></text:p>
      <text:p text:style-name="P6">Security is implemented across multiple layers:</text:p>
      <text:list text:style-name="L67">
        <text:list-item>
          <text:p text:style-name="P73"><text:span text:style-name="Strong_20_Emphasis">Database Layer:</text:span></text:p>
          <text:list>
            <text:list-item>
              <text:p text:style-name="P73">Transparent Data Encryption (TDE)</text:p>
            </text:list-item>
            <text:list-item>
              <text:p text:style-name="P73">Data Redaction, Masking, and Subsetting</text:p>
            </text:list-item>
            <text:list-item>
              <text:p text:style-name="P73">Key Vault</text:p>
            </text:list-item>
            <text:list-item>
              <text:p text:style-name="P73">Database Vault</text:p>
            </text:list-item>
            <text:list-item>
              <text:p text:style-name="P73">Database Firewall</text:p>
            </text:list-item>
            <text:list-item>
              <text:p text:style-name="P73">Data Safe</text:p>
            </text:list-item>
          </text:list>
        </text:list-item>
        <text:list-item>
          <text:p text:style-name="P73"><text:span text:style-name="Strong_20_Emphasis">Compute Layer (Exadata):</text:span></text:p>
          <text:list>
            <text:list-item>
              <text:p text:style-name="P73">Secure, compliant technical implementation guidelines.</text:p>
            </text:list-item>
            <text:list-item>
              <text:p text:style-name="P73">Minimal software packages to reduce security risk.</text:p>
            </text:list-item>
            <text:list-item>
              <text:p text:style-name="P73">Token-based SSH access for service accounts.</text:p>
            </text:list-item>
          </text:list>
        </text:list-item>
        <text:list-item>
          <text:p text:style-name="P73"><text:span text:style-name="Strong_20_Emphasis">Network Layer:</text:span></text:p>
          <text:list>
            <text:list-item>
              <text:p text:style-name="P73">Isolation via OCI Virtual Cloud Networks (VCNs) or VLANs.</text:p>
            </text:list-item>
            <text:list-item>
              <text:p text:style-name="P73">Oracle Native Network Encryption for client connections.</text:p>
            </text:list-item>
            <text:list-item>
              <text:p text:style-name="P73">Dedicated, isolated networks for client and backup traffic.</text:p>
            </text:list-item>
          </text:list>
        </text:list-item>
        <text:list-item>
          <text:p text:style-name="P73"><text:span text:style-name="Strong_20_Emphasis">Compliance:</text:span> The service undergoes stringent audits (FedRAMP, HIPAA, PCI).</text:p>
        </text:list-item>
      </text:list>
      <text:p text:style-name="P6"><text:span text:style-name="Strong_20_Emphasis">3.5.4 Operator Access Control (For Exadata Cloud@Customer)</text:span></text:p>
      <text:list text:style-name="L68">
        <text:list-item>
          <text:p text:style-name="P74">A critical feature for regulated industries that require control and visibility over infrastructure access.</text:p>
        </text:list-item>
        <text:list-item>
          <text:p text:style-name="P74">Customers can control Oracle Operations staff access to their on-premise Exadata Cloud@Customer infrastructure by:</text:p>
          <text:list>
            <text:list-item>
              <text:p text:style-name="P74">Granting access to specific components for a limited time with specific privileges.</text:p>
            </text:list-item>
            <text:list-item>
              <text:p text:style-name="P74">Observing and recording all operator commands and keystrokes in real-time.</text:p>
            </text:list-item>
            <text:list-item>
              <text:p text:style-name="P74">Terminating an operator's session immediately if necessary.</text:p>
            </text:list-item>
          </text:list>
        </text:list-item>
        <text:list-item>
          <text:p text:style-name="P74">This provides the confidence for regulated customers to leverage cloud benefits while maintaining strict control.</text:p>
        </text:list-item>
      </text:list>
      <text:p text:style-name="P3"/>
      <text:p text:style-name="P3"/>
      <text:p text:style-name="P3"/>
      <text:p text:style-name="P5"><text:span text:style-name="Strong_20_Emphasis">3.6 Exadata Database Lifecycle Management - Administering Exadata</text:span></text:p>
      <text:p text:style-name="P6"><text:span text:style-name="Strong_20_Emphasis">3.6.1 Custom Software Images</text:span></text:p>
      <text:list text:style-name="L69">
        <text:list-item>
          <text:p text:style-name="P75"><text:span text:style-name="Strong_20_Emphasis">Purpose:</text:span> Create standardized "gold images" for Grid Infrastructure and Database software to enforce organizational standards.</text:p>
        </text:list-item>
        <text:list-item>
          <text:p text:style-name="P75"><text:soft-page-break/><text:span text:style-name="Strong_20_Emphasis">Capabilities:</text:span> Custom images can include specific versions, Release Updates (RUs), bundle patches, and one-off patches.</text:p>
        </text:list-item>
        <text:list-item>
          <text:p text:style-name="P75"><text:span text:style-name="Strong_20_Emphasis">Process:</text:span></text:p>
          <text:list>
            <text:list-item>
              <text:p text:style-name="P75">Created as a resource within the tenancy before provisioning or patching.</text:p>
            </text:list-item>
            <text:list-item>
              <text:p text:style-name="P75">Stored in Oracle-managed object storage.</text:p>
            </text:list-item>
            <text:list-item>
              <text:p text:style-name="P75">Can be created via Console or API by selecting the image type (Database or Grid Infrastructure), release, and desired patches.</text:p>
            </text:list-item>
          </text:list>
        </text:list-item>
      </text:list>
      <text:p text:style-name="P6"><text:span text:style-name="Strong_20_Emphasis">3.6.2 Database Home Creation</text:span></text:p>
      <text:list text:style-name="L70">
        <text:list-item>
          <text:p text:style-name="P76">A Database Home is created on an Exadata VM Cluster.</text:p>
        </text:list-item>
        <text:list-item>
          <text:p text:style-name="P76">During creation, you select a database image—either an Oracle-provided image or a custom software image created previously.</text:p>
        </text:list-item>
      </text:list>
      <text:p text:style-name="P6"><text:span text:style-name="Strong_20_Emphasis">3.6.3 Database Creation</text:span></text:p>
      <text:list text:style-name="L71">
        <text:list-item>
          <text:p text:style-name="P77"><text:span text:style-name="Strong_20_Emphasis">Process:</text:span> Initiated from the Exadata VM Cluster details page.</text:p>
        </text:list-item>
        <text:list-item>
          <text:p text:style-name="P77"><text:span text:style-name="Strong_20_Emphasis">Key Configuration Steps:</text:span></text:p>
          <text:list>
            <text:list-item>
              <text:p text:style-name="P77">Specify database name, version, and an optional PDB name.</text:p>
            </text:list-item>
            <text:list-item>
              <text:p text:style-name="P77">Select a Database Home (existing or new).</text:p>
            </text:list-item>
            <text:list-item>
              <text:p text:style-name="P77">Set administrator credentials.</text:p>
            </text:list-item>
            <text:list-item>
              <text:p text:style-name="P77">Configure backup destination and schedule.</text:p>
            </text:list-item>
            <text:list-item>
              <text:p text:style-name="P77">Choose encryption: <text:span text:style-name="Strong_20_Emphasis">Oracle-managed keys</text:span> or <text:span text:style-name="Strong_20_Emphasis">customer-managed keys</text:span> (using OCI Vault).</text:p>
            </text:list-item>
            <text:list-item>
              <text:p text:style-name="P77"><text:span text:style-name="Strong_20_Emphasis">For Cloud@Customer:</text:span> Integrate with on-premise <text:span text:style-name="Strong_20_Emphasis">Oracle Key Vault (OKV)</text:span> for centralized, customer-controlled key management.</text:p>
            </text:list-item>
          </text:list>
        </text:list-item>
      </text:list>
      <text:p text:style-name="P6"><text:span text:style-name="Strong_20_Emphasis">3.6.4 Pluggable Database (PDB) Management</text:span></text:p>
      <text:list text:style-name="L72">
        <text:list-item>
          <text:p text:style-name="P78">A Container Database (CDB) with one PDB is created by default.</text:p>
        </text:list-item>
        <text:list-item>
          <text:p text:style-name="P78"><text:span text:style-name="Strong_20_Emphasis">Lifecycle Operations (via Console/API):</text:span></text:p>
          <text:list>
            <text:list-item>
              <text:p text:style-name="P78"><text:span text:style-name="Strong_20_Emphasis">Create:</text:span> Add new PDBs to an existing CDB.</text:p>
            </text:list-item>
            <text:list-item>
              <text:p text:style-name="P78"><text:span text:style-name="Strong_20_Emphasis">Clone:</text:span> Create a copy of a PDB.</text:p>
              <text:list>
                <text:list-item>
                  <text:p text:style-name="P78"><text:span text:style-name="Strong_20_Emphasis">Local Clone:</text:span> Within the same CDB.</text:p>
                </text:list-item>
                <text:list-item>
                  <text:p text:style-name="P78"><text:span text:style-name="Strong_20_Emphasis">Remote Clone:</text:span> In a different CDB (can be across VM clusters).</text:p>
                </text:list-item>
                <text:list-item>
                  <text:p text:style-name="P78"><text:span text:style-name="Strong_20_Emphasis">Refreshable Clone:</text:span> A remote clone that can be refreshed with source data.</text:p>
                </text:list-item>
              </text:list>
            </text:list-item>
            <text:list-item>
              <text:p text:style-name="P78"><text:span text:style-name="Strong_20_Emphasis">Relocate:</text:span> Move a PDB to a different DB system.</text:p>
            </text:list-item>
            <text:list-item>
              <text:p text:style-name="P78"><text:span text:style-name="Strong_20_Emphasis">Start/Stop:</text:span> Control the state of a PDB.</text:p>
            </text:list-item>
            <text:list-item>
              <text:p text:style-name="P78"><text:span text:style-name="Strong_20_Emphasis">Restore:</text:span> Restore a PDB from a backup to the latest point or a specific time.</text:p>
            </text:list-item>
            <text:list-item>
              <text:p text:style-name="P78"><text:span text:style-name="Strong_20_Emphasis">Delete:</text:span> Remove a PDB.</text:p>
            </text:list-item>
          </text:list>
        </text:list-item>
      </text:list>
      <text:p text:style-name="P6"><text:span text:style-name="Strong_20_Emphasis">3.6.5 Data Guard Configuration</text:span></text:p>
      <text:list text:style-name="L73">
        <text:list-item>
          <text:p text:style-name="P79"><text:span text:style-name="Strong_20_Emphasis">Purpose:</text:span> Provides real-time disaster recovery and high availability.</text:p>
        </text:list-item>
        <text:list-item>
          <text:p text:style-name="P79"><text:span text:style-name="Strong_20_Emphasis">Setup:</text:span> Simplified to a few clicks or a single API call using cloud automation.</text:p>
        </text:list-item>
        <text:list-item>
          <text:p text:style-name="P79"><text:soft-page-break/><text:span text:style-name="Strong_20_Emphasis">Configuration Steps:</text:span></text:p>
          <text:list>
            <text:list-item>
              <text:p text:style-name="P79">Select the standby VM cluster (in another Availability Domain or Region).</text:p>
            </text:list-item>
            <text:list-item>
              <text:p text:style-name="P79">Choose Data Guard type (Standard or <text:span text:style-name="Strong_20_Emphasis">Active Data Guard</text:span>).</text:p>
            </text:list-item>
            <text:list-item>
              <text:p text:style-name="P79">Select or create a Database Home for the standby.</text:p>
            </text:list-item>
            <text:list-item>
              <text:p text:style-name="P79">Provide a unique database name and matching admin password.</text:p>
            </text:list-item>
          </text:list>
        </text:list-item>
        <text:list-item>
          <text:p text:style-name="P79"><text:span text:style-name="Strong_20_Emphasis">Role Management Operations:</text:span></text:p>
          <text:list>
            <text:list-item>
              <text:p text:style-name="P79"><text:span text:style-name="Strong_20_Emphasis">Switchover:</text:span> Planned role reversal (primary and standby swap roles).</text:p>
            </text:list-item>
            <text:list-item>
              <text:p text:style-name="P79"><text:span text:style-name="Strong_20_Emphasis">Failover:</text:span> Unplanned role reversal during a primary database failure.</text:p>
            </text:list-item>
            <text:list-item>
              <text:p text:style-name="P79"><text:span text:style-name="Strong_20_Emphasis">Reinstate:</text:span> Return a failed former primary database to service as a standby.</text:p>
            </text:list-item>
          </text:list>
        </text:list-item>
      </text:list>
      <text:p text:style-name="P6"><text:span text:style-name="Strong_20_Emphasis">3.6.6 Data Guard Prerequisites</text:span></text:p>
      <text:list text:style-name="L74">
        <text:list-item>
          <text:p text:style-name="P80">Primary and standby systems must be in the same OCI compartment.</text:p>
        </text:list-item>
        <text:list-item>
          <text:p text:style-name="P80">Database versions must be identical.</text:p>
        </text:list-item>
        <text:list-item>
          <text:p text:style-name="P80">Each database must have a unique <text:span text:style-name="Source_20_Text">DB_UNIQUE_NAME</text:span>.</text:p>
        </text:list-item>
        <text:list-item>
          <text:p text:style-name="P80"><text:span text:style-name="Strong_20_Emphasis">Networking:</text:span></text:p>
          <text:list>
            <text:list-item>
              <text:p text:style-name="P80">Same Region: DB systems must use the same Virtual Cloud Network (VCN).</text:p>
            </text:list-item>
            <text:list-item>
              <text:p text:style-name="P80">Different Regions: The VCNs in each region must be peered.</text:p>
            </text:list-item>
            <text:list-item>
              <text:p text:style-name="P80">Security rules must allow stateful TCP traffic on the SCAN listener port (default 1521)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5"><text:span text:style-name="Strong_20_Emphasis">3.7 Exadata Database Lifecycle Management: User Managed Maintenance Tasks - Part 1</text:span></text:p>
      <text:p text:style-name="P6"><text:span text:style-name="Strong_20_Emphasis">3.7.1 Maintenance Responsibility Matrix</text:span></text:p>
      <text:list text:style-name="L75">
        <text:list-item>
          <text:p text:style-name="P81"><text:span text:style-name="Strong_20_Emphasis">Oracle-Managed Infrastructure Maintenance:</text:span></text:p>
          <text:list>
            <text:list-item>
              <text:p text:style-name="P81">Applies quarterly updates to all underlying hardware and firmware.</text:p>
            </text:list-item>
            <text:list-item>
              <text:p text:style-name="P81">Includes: physical compute servers, storage servers, internal network switches (RoCE fabric), PDUs, ILOM, and control plane components.</text:p>
            </text:list-item>
          </text:list>
        </text:list-item>
        <text:list-item>
          <text:p text:style-name="P81"><text:span text:style-name="Strong_20_Emphasis">User-Managed Maintenance (Required Quarterly, not to exceed 180 days):</text:span></text:p>
          <text:list>
            <text:list-item>
              <text:p text:style-name="P81">Patching the Oracle Grid Infrastructure software.</text:p>
            </text:list-item>
            <text:list-item>
              <text:p text:style-name="P81">Patching the Oracle Database software on the Database VMs.</text:p>
            </text:list-item>
            <text:list-item>
              <text:p text:style-name="P81">Updating the operating system on the Database VMs.</text:p>
            </text:list-item>
          </text:list>
        </text:list-item>
      </text:list>
      <text:p text:style-name="P6"><text:span text:style-name="Strong_20_Emphasis">3.7.2 Prerequisites and Best Practices for Patching</text:span></text:p>
      <text:list text:style-name="L76">
        <text:list-item>
          <text:p text:style-name="P82"><text:span text:style-name="Strong_20_Emphasis">IAM Access:</text:span> Users must have the appropriate Identity and Access Management (IAM) policies to perform maintenance operations.</text:p>
        </text:list-item>
        <text:list-item>
          <text:p text:style-name="P82"><text:span text:style-name="Strong_20_Emphasis">Pre-Patch Best Practices:</text:span></text:p>
          <text:list>
            <text:list-item>
              <text:p text:style-name="P82"><text:span text:style-name="Strong_20_Emphasis">Backup:</text:span> Always backup the database before applying any updates.</text:p>
            </text:list-item>
            <text:list-item>
              <text:p text:style-name="P82"><text:soft-page-break/><text:span text:style-name="Strong_20_Emphasis">New Database Home:</text:span> Consider moving the database to a new Database Home instead of updating the existing one.</text:p>
            </text:list-item>
            <text:list-item>
              <text:p text:style-name="P82"><text:span text:style-name="Strong_20_Emphasis">Patch Order:</text:span> Update the <text:span text:style-name="Strong_20_Emphasis">Grid Infrastructure first</text:span>, as its patch level determines the highest database version the cluster can support.</text:p>
            </text:list-item>
            <text:list-item>
              <text:p text:style-name="P82"><text:span text:style-name="Strong_20_Emphasis">Precheck:</text:span> Run the precheck operation before the maintenance window to identify and resolve potential issues.</text:p>
            </text:list-item>
            <text:list-item>
              <text:p text:style-name="P82"><text:span text:style-name="Strong_20_Emphasis">System Health:</text:span> Ensure all servers and database instances are running.</text:p>
            </text:list-item>
            <text:list-item>
              <text:p text:style-name="P82"><text:span text:style-name="Strong_20_Emphasis">Free Space:</text:span> Ensure <text:span text:style-name="Source_20_Text">/u01</text:span> (GI Home) and <text:span text:style-name="Source_20_Text">/u02</text:span> (DB Home) each have at least 15 GB of free space.</text:p>
            </text:list-item>
            <text:list-item>
              <text:p text:style-name="P82"><text:span text:style-name="Strong_20_Emphasis">Use OCI Interfaces:</text:span> Use OCI management interfaces (Console/API) for update operations.</text:p>
            </text:list-item>
          </text:list>
        </text:list-item>
      </text:list>
      <text:p text:style-name="P6"><text:span text:style-name="Strong_20_Emphasis">3.7.3 Identifying Current Patch Levels and Available Updates</text:span></text:p>
      <text:list text:style-name="L77">
        <text:list-item>
          <text:p text:style-name="P83"><text:span text:style-name="Strong_20_Emphasis">Location:</text:span> The <text:span text:style-name="Strong_20_Emphasis">VM Cluster Details</text:span> page shows current patch levels for:</text:p>
          <text:list>
            <text:list-item>
              <text:p text:style-name="P83">Exadata Image (includes OS)</text:p>
            </text:list-item>
            <text:list-item>
              <text:p text:style-name="P83">Grid Infrastructure</text:p>
            </text:list-item>
            <text:list-item>
              <text:p text:style-name="P83">Database Homes</text:p>
            </text:list-item>
          </text:list>
        </text:list-item>
        <text:list-item>
          <text:p text:style-name="P83"><text:span text:style-name="Strong_20_Emphasis">Available Updates:</text:span> The <text:span text:style-name="Strong_20_Emphasis">Updates</text:span> page lists available patches, organized into three sections:</text:p>
          <text:list>
            <text:list-item text:start-value="1">
              <text:p text:style-name="P83"><text:span text:style-name="Strong_20_Emphasis">Exadata VM Cluster OS:</text:span> Contains OS updates.</text:p>
            </text:list-item>
            <text:list-item>
              <text:p text:style-name="P83"><text:span text:style-name="Strong_20_Emphasis">Grid Infrastructure:</text:span> Shows GI patches or upgrades.</text:p>
            </text:list-item>
            <text:list-item>
              <text:p text:style-name="P83"><text:span text:style-name="Strong_20_Emphasis">Database Home:</text:span> Lists standard and custom database software images.</text:p>
            </text:list-item>
          </text:list>
        </text:list-item>
        <text:list-item>
          <text:p text:style-name="P83"><text:span text:style-name="Strong_20_Emphasis">Update History:</text:span> The <text:span text:style-name="Strong_20_Emphasis">Update History</text:span> page provides a log of all patching operations (successful or failed) performed via the OCI console/API. It does not show updates applied via command-line tools like <text:span text:style-name="Source_20_Text">dbaascli</text:span>.</text:p>
        </text:list-item>
      </text:list>
      <text:p text:style-name="P6"><text:span text:style-name="Strong_20_Emphasis">3.7.4 Updating the Guest VM OS (Exadata Image)</text:span></text:p>
      <text:list text:style-name="L78">
        <text:list-item>
          <text:p text:style-name="P84"><text:span text:style-name="Strong_20_Emphasis">Process:</text:span> Automated via the OCI Console or API.</text:p>
        </text:list-item>
        <text:list-item>
          <text:p text:style-name="P84"><text:span text:style-name="Strong_20_Emphasis">Features:</text:span></text:p>
          <text:list>
            <text:list-item>
              <text:p text:style-name="P84">Includes a <text:span text:style-name="Strong_20_Emphasis">precheck</text:span> function to validate system readiness.</text:p>
            </text:list-item>
            <text:list-item>
              <text:p text:style-name="P84">Provides a <text:span text:style-name="Strong_20_Emphasis">rollback</text:span> option in case of issues.</text:p>
            </text:list-item>
          </text:list>
        </text:list-item>
        <text:list-item>
          <text:p text:style-name="P84"><text:span text:style-name="Strong_20_Emphasis">Availability:</text:span> Only the four latest Exadata image minor versions are available for update.</text:p>
        </text:list-item>
        <text:list-item>
          <text:p text:style-name="P84"><text:span text:style-name="Strong_20_Emphasis">Procedure:</text:span></text:p>
          <text:list>
            <text:list-item text:start-value="1">
              <text:p text:style-name="P84">From the <text:span text:style-name="Strong_20_Emphasis">Updates</text:span> page, select the desired OS update.</text:p>
            </text:list-item>
            <text:list-item>
              <text:p text:style-name="P84">Use the <text:span text:style-name="Strong_20_Emphasis">Actions</text:span> menu to either:</text:p>
              <text:list>
                <text:list-item>
                  <text:p text:style-name="P84"><text:span text:style-name="Strong_20_Emphasis">Run Precheck</text:span> (recommended first step).</text:p>
                </text:list-item>
                <text:list-item>
                  <text:p text:style-name="P84"><text:span text:style-name="Strong_20_Emphasis">Apply</text:span> the update (this runs a precheck automatically before applying).</text:p>
                </text:list-item>
              </text:list>
            </text:list-item>
          </text:list>
        </text:list-item>
      </text:list>
      <text:p text:style-name="P6"><text:span text:style-name="Strong_20_Emphasis">3.7.5 Patching the Grid Infrastructure (GI)</text:span></text:p>
      <text:list text:style-name="L79">
        <text:list-item>
          <text:p text:style-name="P85"><text:span text:style-name="Strong_20_Emphasis">Process:</text:span> Also performed via the <text:span text:style-name="Strong_20_Emphasis">Updates</text:span> page or REST API.</text:p>
        </text:list-item>
        <text:list-item>
          <text:p text:style-name="P85"><text:span text:style-name="Strong_20_Emphasis">Procedure:</text:span></text:p>
          <text:list>
            <text:list-item>
              <text:p text:style-name="P85"><text:soft-page-break/>Select the desired GI patch.</text:p>
            </text:list-item>
            <text:list-item>
              <text:p text:style-name="P85">Use the <text:span text:style-name="Strong_20_Emphasis">Actions</text:span> menu to <text:span text:style-name="Strong_20_Emphasis">Run Precheck</text:span> or <text:span text:style-name="Strong_20_Emphasis">Apply</text:span> the patch.</text:p>
            </text:list-item>
          </text:list>
        </text:list-item>
        <text:list-item>
          <text:p text:style-name="P85"><text:span text:style-name="Strong_20_Emphasis">Key Consideration:</text:span> The GI update is performed in a <text:span text:style-name="Strong_20_Emphasis">rolling fashion</text:span> (one node at a time). The database instance on the node being updated will be unavailable during its update cycle.</text:p>
        </text:list-item>
      </text:list>
      <text:p text:style-name="P3"/>
      <text:p text:style-name="P3"/>
      <text:p text:style-name="P5"><text:span text:style-name="Strong_20_Emphasis">3.8 Exadata Database Lifecycle Management: User Managed Maintenance Tasks - Part 2</text:span></text:p>
      <text:p text:style-name="P6"><text:span text:style-name="Strong_20_Emphasis">3.8.1 Updating the Oracle Database Home</text:span></text:p>
      <text:list text:style-name="L80">
        <text:list-item>
          <text:p text:style-name="P86"><text:span text:style-name="Strong_20_Emphasis">Two Patching Paths:</text:span></text:p>
          <text:list>
            <text:list-item>
              <text:p text:style-name="P86"><text:span text:style-name="Strong_20_Emphasis">Update an Existing Database Home:</text:span> Applies the patch to all databases using that Home.</text:p>
            </text:list-item>
            <text:list-item>
              <text:p text:style-name="P86"><text:span text:style-name="Strong_20_Emphasis">Move Database to a New Database Home:</text:span> Creates a new Home with the desired patch level and moves individual databases to it. This is the <text:span text:style-name="Strong_20_Emphasis">preferred method</text:span> as it is faster, less disruptive, and only affects a single database.</text:p>
            </text:list-item>
          </text:list>
        </text:list-item>
        <text:list-item>
          <text:p text:style-name="P86"><text:span text:style-name="Strong_20_Emphasis">Update Process (via OCI Console/API):</text:span></text:p>
          <text:list>
            <text:list-item>
              <text:p text:style-name="P86">From the <text:span text:style-name="Strong_20_Emphasis">Updates</text:span> page, select the desired Database Home patch (from a standard or custom image).</text:p>
            </text:list-item>
            <text:list-item>
              <text:p text:style-name="P86">Use the <text:span text:style-name="Strong_20_Emphasis">Actions</text:span> menu to <text:span text:style-name="Strong_20_Emphasis">Run Precheck</text:span> (recommended) or <text:span text:style-name="Strong_20_Emphasis">Apply</text:span> the patch (which runs a precheck first).</text:p>
            </text:list-item>
            <text:list-item>
              <text:p text:style-name="P86">Database Home updates are applied in a <text:span text:style-name="Strong_20_Emphasis">rolling manner</text:span> across RAC instances.</text:p>
            </text:list-item>
          </text:list>
        </text:list-item>
      </text:list>
      <text:p text:style-name="P6"><text:span text:style-name="Strong_20_Emphasis">3.8.2 Using Custom Database Software Images for Updates</text:span></text:p>
      <text:list text:style-name="L81">
        <text:list-item>
          <text:p text:style-name="P87"><text:span text:style-name="Strong_20_Emphasis">Two Paths:</text:span></text:p>
          <text:list>
            <text:list-item>
              <text:p text:style-name="P87"><text:span text:style-name="Strong_20_Emphasis">Create a New DB Home with Custom Image &amp; Move Database:</text:span> Patches a single database.</text:p>
            </text:list-item>
            <text:list-item>
              <text:p text:style-name="P87"><text:span text:style-name="Strong_20_Emphasis">Update the Existing DB Home with Custom Image:</text:span> Patches all databases in that Home simultaneously.</text:p>
            </text:list-item>
          </text:list>
        </text:list-item>
      </text:list>
      <text:p text:style-name="P6"><text:span text:style-name="Strong_20_Emphasis">3.8.3 Moving a Database to a New Database Home</text:span></text:p>
      <text:list text:style-name="L82">
        <text:list-item>
          <text:p text:style-name="P88"><text:span text:style-name="Strong_20_Emphasis">Procedure:</text:span></text:p>
          <text:list>
            <text:list-item>
              <text:p text:style-name="P88">From the <text:span text:style-name="Strong_20_Emphasis">Database Details</text:span> page, select <text:span text:style-name="Strong_20_Emphasis">Move to Another Database Home</text:span>.</text:p>
            </text:list-item>
            <text:list-item>
              <text:p text:style-name="P88">Select the target Database Home with the desired patch level.</text:p>
            </text:list-item>
            <text:list-item>
              <text:p text:style-name="P88">Click <text:span text:style-name="Strong_20_Emphasis">Move Database</text:span>.</text:p>
            </text:list-item>
          </text:list>
        </text:list-item>
        <text:list-item>
          <text:p text:style-name="P88"><text:span text:style-name="Strong_20_Emphasis">Status:</text:span> During the move, the database and Database Homes show an "updating" status. A "failed" status indicates an issue, with details provided.</text:p>
        </text:list-item>
      </text:list>
      <text:p text:style-name="P6"><text:span text:style-name="Strong_20_Emphasis">3.8.4 Service Impact During Updates</text:span></text:p>
      <text:list text:style-name="L83">
        <text:list-item>
          <text:p text:style-name="P89"><text:span text:style-name="Strong_20_Emphasis">Goal:</text:span> Achieve zero database service downtime through <text:span text:style-name="Strong_20_Emphasis">RAC rolling updates</text:span>.</text:p>
        </text:list-item>
        <text:list-item>
          <text:p text:style-name="P89"><text:span text:style-name="Strong_20_Emphasis">Impact:</text:span> Maximum compute performance is temporarily reduced while RAC instances are restarted.</text:p>
        </text:list-item>
        <text:list-item>
          <text:p text:style-name="P89"><text:span text:style-name="Strong_20_Emphasis">Best Practice:</text:span> Follow Exadata Cloud Maximum Availability Architecture (MAA) documentation for continuous application availability.</text:p>
        </text:list-item>
      </text:list>
      <text:p text:style-name="P6"><text:soft-page-break/><text:span text:style-name="Strong_20_Emphasis">3.8.5 Upgrading the Grid Infrastructure (GI)</text:span></text:p>
      <text:list text:style-name="L84">
        <text:list-item>
          <text:p text:style-name="P90"><text:span text:style-name="Strong_20_Emphasis">Purpose:</text:span> Enables provisioning of Database Homes and databases using the most current Oracle Database software version.</text:p>
        </text:list-item>
        <text:list-item>
          <text:p text:style-name="P90"><text:span text:style-name="Strong_20_Emphasis">Process:</text:span></text:p>
          <text:list>
            <text:list-item>
              <text:p text:style-name="P90">Performed via OCI Console or API.</text:p>
            </text:list-item>
            <text:list-item>
              <text:p text:style-name="P90">Executed in a <text:span text:style-name="Strong_20_Emphasis">rolling fashion</text:span> (one node at a time).</text:p>
            </text:list-item>
            <text:list-item>
              <text:p text:style-name="P90">Database instances on the node being upgraded are unavailable during its cycle.</text:p>
            </text:list-item>
          </text:list>
        </text:list-item>
        <text:list-item>
          <text:p text:style-name="P90"><text:span text:style-name="Strong_20_Emphasis">Prerequisites &amp; Restrictions:</text:span></text:p>
          <text:list>
            <text:list-item>
              <text:p text:style-name="P90">Run an upgrade precheck before the maintenance window.</text:p>
            </text:list-item>
            <text:list-item>
              <text:p text:style-name="P90">Not available if an infrastructure maintenance operation is scheduled within 24 hours.</text:p>
            </text:list-item>
            <text:list-item>
              <text:p text:style-name="P90"><text:span text:style-name="Strong_20_Emphasis">The following operations are blocked during a GI upgrade:</text:span> Enabling Data Guard, switchover/failover, node management (start/stop/reboot), CPU scaling, Database Home/database provisioning, database restore, and editing IORM settings.</text:p>
            </text:list-item>
          </text:list>
        </text:list-item>
      </text:list>
      <text:p text:style-name="P6"><text:span text:style-name="Strong_20_Emphasis">3.8.6 Upgrading a Database</text:span></text:p>
      <text:list text:style-name="L85">
        <text:list-item>
          <text:p text:style-name="P91"><text:span text:style-name="Strong_20_Emphasis">Pre-Upgrade Preparation:</text:span></text:p>
          <text:list>
            <text:list-item>
              <text:p text:style-name="P91"><text:span text:style-name="Strong_20_Emphasis">Backup:</text:span> Perform a full on-demand backup and disable automatic backups (as they conflict with the upgrade).</text:p>
            </text:list-item>
            <text:list-item>
              <text:p text:style-name="P91"><text:span text:style-name="Strong_20_Emphasis">Test:</text:span> Test the new version on a non-production system.</text:p>
            </text:list-item>
            <text:list-item>
              <text:p text:style-name="P91"><text:span text:style-name="Strong_20_Emphasis">Precheck:</text:span> Run a database upgrade precheck.</text:p>
            </text:list-item>
            <text:list-item>
              <text:p text:style-name="P91"><text:span text:style-name="Strong_20_Emphasis">Create Target DB Home:</text:span> Create a Database Home containing the target database software version.</text:p>
            </text:list-item>
            <text:list-item>
              <text:p text:style-name="P91"><text:span text:style-name="Strong_20_Emphasis">Ensure PDBs are Open:</text:span> All Pluggable Databases (PDBs) in the container must be openable to avoid upgrade failure.</text:p>
            </text:list-item>
          </text:list>
        </text:list-item>
        <text:list-item>
          <text:p text:style-name="P91"><text:span text:style-name="Strong_20_Emphasis">Automatic Upgrade Steps:</text:span></text:p>
          <text:list>
            <text:list-item>
              <text:p text:style-name="P91">An automatic precheck is run.</text:p>
            </text:list-item>
            <text:list-item>
              <text:p text:style-name="P91">A guaranteed restore point is set for flashback in case of failure.</text:p>
            </text:list-item>
            <text:list-item>
              <text:p text:style-name="P91">The database is moved to the target Database Home.</text:p>
            </text:list-item>
            <text:list-item>
              <text:p text:style-name="P91">The Database Upgrade Assistant (DBUA) performs the upgrade.</text:p>
            </text:list-item>
          </text:list>
        </text:list-item>
        <text:list-item>
          <text:p text:style-name="P91"><text:span text:style-name="Strong_20_Emphasis">Procedure:</text:span></text:p>
          <text:list>
            <text:list-item text:start-value="1">
              <text:p text:style-name="P91">On the <text:span text:style-name="Strong_20_Emphasis">Database Details</text:span> page, select <text:span text:style-name="Strong_20_Emphasis">More Actions &gt; Upgrade</text:span>.</text:p>
            </text:list-item>
            <text:list-item>
              <text:p text:style-name="P91">In the <text:span text:style-name="Strong_20_Emphasis">Upgrade Database</text:span> screen, select the target Oracle Database version and the target Database Home.</text:p>
            </text:list-item>
            <text:list-item>
              <text:p text:style-name="P91">Run the precheck and resolve any issues.</text:p>
            </text:list-item>
            <text:list-item>
              <text:p text:style-name="P91">Click <text:span text:style-name="Strong_20_Emphasis">Upgrade Database</text:span>.</text:p>
            </text:list-item>
          </text:list>
        </text:list-item>
        <text:list-item>
          <text:p text:style-name="P91"><text:span text:style-name="Strong_20_Emphasis">Data Guard Consideration:</text:span></text:p>
          <text:list>
            <text:list-item>
              <text:p text:style-name="P91">For databases using Data Guard, <text:span text:style-name="Strong_20_Emphasis">upgrade the standby first</text:span>.</text:p>
            </text:list-item>
            <text:list-item>
              <text:p text:style-name="P91"><text:soft-page-break/>Redo apply is disabled during the upgrade. Verify redo apply and open mode after the upgrade is complete.</text:p>
            </text:list-item>
          </text:list>
        </text:list-item>
      </text:list>
      <text:p text:style-name="P3"/>
      <text:p text:style-name="P3"/>
      <text:p text:style-name="P3"/>
      <text:p text:style-name="P5"><text:span text:style-name="Strong_20_Emphasis">4. Autonomous Database &amp; Tools</text:span></text:p>
      <text:p text:style-name="P6"><text:span text:style-name="Strong_20_Emphasis">4.1 Describe Autonomous Database Architecture and Integration</text:span></text:p>
      <text:p text:style-name="P6"><text:span text:style-name="Strong_20_Emphasis">4.1.1 Core Value Proposition and Benefits</text:span></text:p>
      <text:list text:style-name="L86">
        <text:list-item>
          <text:p text:style-name="P92"><text:span text:style-name="Strong_20_Emphasis">Reduced Management:</text:span> Eliminates complexity of manual database operations (provisioning, securing, patching, backing up, tuning), reducing administration costs by up to 80%.</text:p>
        </text:list-item>
        <text:list-item>
          <text:p text:style-name="P92"><text:span text:style-name="Strong_20_Emphasis">Accelerated Development:</text:span> Enables immediate provisioning for new applications, eliminating delays and saving costs.</text:p>
        </text:list-item>
        <text:list-item>
          <text:p text:style-name="P92"><text:span text:style-name="Strong_20_Emphasis">Cloud-Native Data Management:</text:span> A self-managing service that automatically optimizes performance, security, and availability for the current workload without pre-planning.</text:p>
        </text:list-item>
      </text:list>
      <text:p text:style-name="P6"><text:span text:style-name="Strong_20_Emphasis">4.1.2 High Availability and Reliability</text:span></text:p>
      <text:list text:style-name="L87">
        <text:list-item>
          <text:p text:style-name="P93"><text:span text:style-name="Strong_20_Emphasis">Fault-Tolerant Architecture:</text:span> Automatically establishes a triple-mirrored, scale-out cluster within one region.</text:p>
        </text:list-item>
        <text:list-item>
          <text:p text:style-name="P93"><text:span text:style-name="Strong_20_Emphasis">Disaster Recovery:</text:span> Offers optional full standby copy in another region via Autonomous Data Guard for protection against regional failures.</text:p>
        </text:list-item>
        <text:list-item>
          <text:p text:style-name="P93"><text:span text:style-name="Strong_20_Emphasis">Automatic Recovery:</text:span> Transparently recovers from physical failures at the server or data center level.</text:p>
        </text:list-item>
      </text:list>
      <text:p text:style-name="P6"><text:span text:style-name="Strong_20_Emphasis">4.1.3 Key Automated Features</text:span></text:p>
      <text:list text:style-name="L88">
        <text:list-item>
          <text:p text:style-name="P94"><text:span text:style-name="Strong_20_Emphasis">Provisioning:</text:span> Rapidly deploys a mission-critical, scale-out RAC cluster on Exadata infrastructure.</text:p>
        </text:list-item>
        <text:list-item>
          <text:p text:style-name="P94"><text:span text:style-name="Strong_20_Emphasis">Security:</text:span></text:p>
          <text:list>
            <text:list-item>
              <text:p text:style-name="P94">Encrypts all data at rest and all client connections.</text:p>
            </text:list-item>
            <text:list-item>
              <text:p text:style-name="P94">Automatically applies security patches as soon as they are available.</text:p>
            </text:list-item>
          </text:list>
        </text:list-item>
        <text:list-item>
          <text:p text:style-name="P94"><text:span text:style-name="Strong_20_Emphasis">Management:</text:span></text:p>
          <text:list>
            <text:list-item>
              <text:p text:style-name="P94">Applies all OS, storage, VM, and database patches.</text:p>
            </text:list-item>
            <text:list-item>
              <text:p text:style-name="P94">Uses machine learning to detect and diagnose errors.</text:p>
            </text:list-item>
            <text:list-item>
              <text:p text:style-name="P94">Automatically configures, tunes for workloads, and scales compute resources (enabling true pay-per-use).</text:p>
            </text:list-item>
          </text:list>
        </text:list-item>
        <text:list-item>
          <text:p text:style-name="P94"><text:span text:style-name="Strong_20_Emphasis">Performance:</text:span> Automatically manages indexes, optimizer statistics, and data formats to achieve the best performance.</text:p>
        </text:list-item>
      </text:list>
      <text:p text:style-name="P6"><text:span text:style-name="Strong_20_Emphasis">4.1.4 Foundation</text:span></text:p>
      <text:list text:style-name="L89">
        <text:list-item>
          <text:p text:style-name="P95">Built on the Oracle Exadata platform.</text:p>
        </text:list-item>
      </text:list>
      <text:p text:style-name="P1"/>
      <text:p text:style-name="P6"><text:span text:style-name="Strong_20_Emphasis">4.2 Describe the different ADB offerings and license types</text:span></text:p>
      <text:p text:style-name="P6"><text:span text:style-name="Strong_20_Emphasis">4.2.1 ECPU Pricing Metric</text:span></text:p>
      <text:list text:style-name="L90">
        <text:list-item>
          <text:p text:style-name="P96"><text:soft-page-break/><text:span text:style-name="Strong_20_Emphasis">Definition:</text:span> ECPU (Elastic CPU) is an abstract, performance-based compute metric, not tied to physical cores.</text:p>
        </text:list-item>
        <text:list-item>
          <text:p text:style-name="P96"><text:span text:style-name="Strong_20_Emphasis">Benefits:</text:span></text:p>
          <text:list>
            <text:list-item>
              <text:p text:style-name="P96">Provides a durable pricing metric independent of underlying hardware.</text:p>
            </text:list-item>
            <text:list-item>
              <text:p text:style-name="P96">Enables finer granularity system sizing and auto-scaling.</text:p>
            </text:list-item>
            <text:list-item>
              <text:p text:style-name="P96">Offers reduced storage costs for Autonomous Data Warehouse (ADW).</text:p>
            </text:list-item>
          </text:list>
        </text:list-item>
      </text:list>
      <text:p text:style-name="P6"><text:span text:style-name="Strong_20_Emphasis">4.2.2 Licensing Models</text:span></text:p>
      <text:list text:style-name="L91">
        <text:list-item>
          <text:p text:style-name="P97"><text:span text:style-name="Strong_20_Emphasis">Pay-As-You-Go (Universal Credit Model):</text:span></text:p>
          <text:list>
            <text:list-item>
              <text:p text:style-name="P97">Includes all database options.</text:p>
            </text:list-item>
            <text:list-item>
              <text:p text:style-name="P97">No need for existing Oracle licenses.</text:p>
            </text:list-item>
          </text:list>
        </text:list-item>
        <text:list-item>
          <text:p text:style-name="P97"><text:span text:style-name="Strong_20_Emphasis">Bring Your Own License (BYOL):</text:span></text:p>
          <text:list>
            <text:list-item>
              <text:p text:style-name="P97">For customers with existing Oracle Database licenses.</text:p>
            </text:list-item>
            <text:list-item>
              <text:p text:style-name="P97">Reduces cost compared to Pay-As-You-Go.</text:p>
            </text:list-item>
            <text:list-item>
              <text:p text:style-name="P97"><text:span text:style-name="Strong_20_Emphasis">BYOL Restrictions:</text:span></text:p>
              <text:list>
                <text:list-item>
                  <text:p text:style-name="P97"><text:span text:style-name="Strong_20_Emphasis">Standard Edition:</text:span> Maximum of 32 ECPUs.</text:p>
                </text:list-item>
                <text:list-item>
                  <text:p text:style-name="P97"><text:span text:style-name="Strong_20_Emphasis">Over 64 ECPUs:</text:span> Requires existing Real Application Clusters (RAC) licenses in addition to Enterprise Edition.</text:p>
                </text:list-item>
              </text:list>
            </text:list-item>
          </text:list>
        </text:list-item>
      </text:list>
      <text:p text:style-name="P6"><text:span text:style-name="Strong_20_Emphasis">4.2.3 Service Level Agreement (SLA) Requirements</text:span></text:p>
      <text:list text:style-name="L92">
        <text:list-item>
          <text:p text:style-name="P98">To achieve the 99.995% SLA with the BYOL model, customers must have licenses for:</text:p>
          <text:list>
            <text:list-item>
              <text:p text:style-name="P98">Oracle Enterprise Edition</text:p>
            </text:list-item>
            <text:list-item>
              <text:p text:style-name="P98">Real Application Clusters (RAC)</text:p>
            </text:list-item>
            <text:list-item>
              <text:p text:style-name="P98">Active Data Guard</text:p>
            </text:list-item>
          </text:list>
        </text:list-item>
      </text:list>
      <text:p text:style-name="P6"><text:span text:style-name="Strong_20_Emphasis">4.2.4 Universal Credit Payment Structures</text:span></text:p>
      <text:list text:style-name="L93">
        <text:list-item>
          <text:p text:style-name="P99"><text:span text:style-name="Strong_20_Emphasis">Pay-As-You-Go:</text:span> Pay for services used; includes necessary licenses.</text:p>
        </text:list-item>
        <text:list-item>
          <text:p text:style-name="P99"><text:span text:style-name="Strong_20_Emphasis">Annual Universal Credits:</text:span> A pre-paid, one-year commitment that provides a discount and can be applied to eligible OCI services in any region.</text:p>
        </text:list-item>
      </text:list>
      <text:p text:style-name="P6"><text:span text:style-name="Strong_20_Emphasis">4.2.5 License Flexibility</text:span></text:p>
      <text:list text:style-name="L94">
        <text:list-item>
          <text:p text:style-name="P100">Customers can dynamically switch between BYOL and License Included (Pay-As-You-Go) models without incurring downtime.</text:p>
        </text:list-item>
      </text:list>
      <text:p text:style-name="P3"/>
      <text:p text:style-name="P3"/>
      <text:p text:style-name="P5"><text:span text:style-name="Strong_20_Emphasis">4. Autonomous Database &amp; Tools</text:span></text:p>
      <text:p text:style-name="P6"><text:span text:style-name="Strong_20_Emphasis">4.3 Create Autonomous Database Serverless Instances - Auto Scaling</text:span></text:p>
      <text:p text:style-name="P6"><text:span text:style-name="Strong_20_Emphasis">4.3.1 Core Scaling Capabilities</text:span></text:p>
      <text:list text:style-name="L95">
        <text:list-item>
          <text:p text:style-name="P101"><text:span text:style-name="Strong_20_Emphasis">Independent Scaling:</text:span> Compute (ECPUs) and storage can be scaled up or down independently of each other.</text:p>
        </text:list-item>
        <text:list-item>
          <text:p text:style-name="P101"><text:span text:style-name="Strong_20_Emphasis">Auto Scaling:</text:span> When enabled, the database can automatically scale compute up to <text:span text:style-name="Strong_20_Emphasis">three times</text:span> the base provisioned ECPU count to handle workload spikes.</text:p>
        </text:list-item>
        <text:list-item>
          <text:p text:style-name="P101"><text:soft-page-break/><text:span text:style-name="Strong_20_Emphasis">Availability:</text:span> Auto scaling is enabled by default for paid tiers and is not available for the Always Free tier.</text:p>
        </text:list-item>
        <text:list-item>
          <text:p text:style-name="P101"><text:span text:style-name="Strong_20_Emphasis">Zero Downtime:</text:span> Scaling operations (manual or automatic) do not require downtime and occur while the database remains open and fully accessible.</text:p>
        </text:list-item>
      </text:list>
      <text:p text:style-name="P6"><text:span text:style-name="Strong_20_Emphasis">4.3.2 Management Process</text:span></text:p>
      <text:list text:style-name="L96">
        <text:list-item>
          <text:p text:style-name="P102">Scaling is managed via the <text:span text:style-name="Strong_20_Emphasis">Manage Resource Allocation</text:span> option in the OCI Console.</text:p>
        </text:list-item>
        <text:list-item>
          <text:p text:style-name="P102">The database's lifecycle state shows <text:span text:style-name="Strong_20_Emphasis">"Scaling in progress"</text:span> during the operation, then returns to <text:span text:style-name="Strong_20_Emphasis">"Available"</text:span> upon completion.</text:p>
        </text:list-item>
      </text:list>
      <text:p text:style-name="P1"/>
      <text:p text:style-name="P6"><text:span text:style-name="Strong_20_Emphasis">4.4 Create Autonomous Database Serverless Instances - Provision ADB</text:span></text:p>
      <text:p text:style-name="P6"><text:span text:style-name="Strong_20_Emphasis">4.4.1 Provisioning Overview</text:span></text:p>
      <text:list text:style-name="L97">
        <text:list-item>
          <text:p text:style-name="P103">The process is highly automated, provisioning a scalable, secure, and highly available database on Exadata infrastructure with minimal input.</text:p>
        </text:list-item>
        <text:list-item>
          <text:p text:style-name="P103">The underlying architecture includes:</text:p>
          <text:list>
            <text:list-item>
              <text:p text:style-name="P103">A Database 19c PDB in a CDB.</text:p>
            </text:list-item>
            <text:list-item>
              <text:p text:style-name="P103">A private, software-defined network.</text:p>
            </text:list-item>
            <text:list-item>
              <text:p text:style-name="P103">A fully encrypted database on a scalable RAC cluster.</text:p>
            </text:list-item>
            <text:list-item>
              <text:p text:style-name="P103">Pre-configured automated backups.</text:p>
            </text:list-item>
          </text:list>
        </text:list-item>
      </text:list>
      <text:p text:style-name="P6"><text:span text:style-name="Strong_20_Emphasis">4.4.2 Key Configuration Steps</text:span></text:p>
      <text:list text:style-name="L98">
        <text:list-item>
          <text:p text:style-name="P104"><text:span text:style-name="Strong_20_Emphasis">Compartment &amp; Naming:</text:span> Select the target compartment and provide a display name and database name.</text:p>
        </text:list-item>
        <text:list-item>
          <text:p text:style-name="P104"><text:span text:style-name="Strong_20_Emphasis">Workload Type:</text:span> Choose the appropriate service (e.g., Transaction Processing, Data Warehouse, JSON Database).</text:p>
        </text:list-item>
        <text:list-item>
          <text:p text:style-name="P104"><text:span text:style-name="Strong_20_Emphasis">Deployment Type:</text:span> Select <text:span text:style-name="Strong_20_Emphasis">"Serverless"</text:span>.</text:p>
        </text:list-item>
        <text:list-item>
          <text:p text:style-name="P104"><text:span text:style-name="Strong_20_Emphasis">Compute &amp; Storage:</text:span> Set the base number of ECPUs and storage size (in terabytes). <text:span text:style-name="Strong_20_Emphasis">Auto Scaling is enabled by default</text:span> for paid tiers.</text:p>
        </text:list-item>
        <text:list-item>
          <text:p text:style-name="P104"><text:span text:style-name="Strong_20_Emphasis">Admin Credentials:</text:span> Set a secure password for the ADMIN user.</text:p>
        </text:list-item>
        <text:list-item>
          <text:p text:style-name="P104"><text:span text:style-name="Strong_20_Emphasis">Network Access:</text:span></text:p>
          <text:list>
            <text:list-item>
              <text:p text:style-name="P104">Choose between a <text:span text:style-name="Strong_20_Emphasis">public endpoint</text:span> (secure access from everywhere) or a <text:span text:style-name="Strong_20_Emphasis">private endpoint</text:span> on a subnet.</text:p>
            </text:list-item>
            <text:list-item>
              <text:p text:style-name="P104">Configure <text:span text:style-name="Strong_20_Emphasis">Access Control Rules</text:span> (whitelists) to restrict source IPs/CIDR blocks.</text:p>
            </text:list-item>
          </text:list>
        </text:list-item>
        <text:list-item>
          <text:p text:style-name="P104"><text:span text:style-name="Strong_20_Emphasis">Licensing:</text:span> Choose <text:span text:style-name="Strong_20_Emphasis">License Included</text:span> (Pay-As-You-Go) or <text:span text:style-name="Strong_20_Emphasis">Bring Your Own License (BYOL)</text:span>.</text:p>
        </text:list-item>
      </text:list>
      <text:p text:style-name="P6"><text:span text:style-name="Strong_20_Emphasis">4.4.3 Post-Provisioning Status</text:span></text:p>
      <text:list text:style-name="L99">
        <text:list-item>
          <text:p text:style-name="P105">The database enters a <text:span text:style-name="Strong_20_Emphasis">"Provisioning"</text:span> state.</text:p>
        </text:list-item>
        <text:list-item>
          <text:p text:style-name="P105">It becomes <text:span text:style-name="Strong_20_Emphasis">"Available"</text:span> within minutes, ready for connections and data loading.</text:p>
        </text:list-item>
        <text:list-item>
          <text:p text:style-name="P105">No manual configuration of tablespaces, file systems, or initialization parameters is required.</text:p>
        </text:list-item>
      </text:list>
      <text:p text:style-name="P3"><text:soft-page-break/></text:p>
      <text:p text:style-name="P3"/>
      <text:p text:style-name="P176"><text:span text:style-name="Strong_20_Emphasis">4. Autonomous Database &amp; Tools</text:span></text:p>
      <text:p text:style-name="P6"><text:span text:style-name="Strong_20_Emphasis">4.5 Create Autonomous Database Serverless Instances - Start and Stop ADB</text:span></text:p>
      <text:p text:style-name="P6"><text:span text:style-name="Strong_20_Emphasis">4.5.1 Manual Start and Stop</text:span></text:p>
      <text:list text:style-name="L100">
        <text:list-item>
          <text:p text:style-name="P106"><text:span text:style-name="Strong_20_Emphasis">Purpose:</text:span> To conserve resources and pause compute billing. Storage billing continues while the instance is stopped.</text:p>
        </text:list-item>
        <text:list-item>
          <text:p text:style-name="P106"><text:span text:style-name="Strong_20_Emphasis">Process:</text:span></text:p>
          <text:list>
            <text:list-item>
              <text:p text:style-name="P106">Initiated via the <text:span text:style-name="Strong_20_Emphasis">More Actions</text:span> dropdown in the OCI Console.</text:p>
            </text:list-item>
            <text:list-item>
              <text:p text:style-name="P106"><text:span text:style-name="Strong_20_Emphasis">Start:</text:span> Changes instance state from <text:span text:style-name="Source_20_Text">Stopped</text:span> -&gt; <text:span text:style-name="Source_20_Text">Starting</text:span> -&gt; <text:span text:style-name="Source_20_Text">Available</text:span>.</text:p>
            </text:list-item>
            <text:list-item>
              <text:p text:style-name="P106"><text:span text:style-name="Strong_20_Emphasis">Stop:</text:span> Changes instance state from <text:span text:style-name="Source_20_Text">Available</text:span> -&gt; <text:span text:style-name="Source_20_Text">Stopping</text:span> -&gt; <text:span text:style-name="Source_20_Text">Stopped</text:span>.</text:p>
            </text:list-item>
          </text:list>
        </text:list-item>
        <text:list-item>
          <text:p text:style-name="P106"><text:span text:style-name="Strong_20_Emphasis">Data Persistence:</text:span> All data and configurations are retained while the instance is stopped.</text:p>
        </text:list-item>
      </text:list>
      <text:p text:style-name="P6"><text:span text:style-name="Strong_20_Emphasis">4.5.2 Scheduled Start and Stop</text:span></text:p>
      <text:list text:style-name="L101">
        <text:list-item>
          <text:p text:style-name="P107"><text:span text:style-name="Strong_20_Emphasis">Purpose:</text:span> Automate cost reduction by defining shutdown periods for non-peak hours.</text:p>
        </text:list-item>
        <text:list-item>
          <text:p text:style-name="P107"><text:span text:style-name="Strong_20_Emphasis">Configuration:</text:span></text:p>
          <text:list>
            <text:list-item>
              <text:p text:style-name="P107">Accessed via <text:span text:style-name="Strong_20_Emphasis">More Actions &gt; AutoStart/Stop Schedule</text:span>.</text:p>
            </text:list-item>
            <text:list-item>
              <text:p text:style-name="P107">Schedule is defined in <text:span text:style-name="Strong_20_Emphasis">Coordinated Universal Time (UTC)</text:span>.</text:p>
            </text:list-item>
            <text:list-item>
              <text:p text:style-name="P107">Can set start times, stop times, or both for each day of the week.</text:p>
            </text:list-item>
          </text:list>
        </text:list-item>
        <text:list-item>
          <text:p text:style-name="P107"><text:span text:style-name="Strong_20_Emphasis">Automation:</text:span> Operations can also be scripted using REST APIs.</text:p>
        </text:list-item>
      </text:list>
      <text:p text:style-name="P1"/>
      <text:p text:style-name="P6"><text:span text:style-name="Strong_20_Emphasis">4.6 Describe Autonomous Database Tools</text:span></text:p>
      <text:p text:style-name="P6"><text:span text:style-name="Strong_20_Emphasis">4.6.1 Core Autonomous Database Characteristics</text:span></text:p>
      <text:list text:style-name="L102">
        <text:list-item>
          <text:p text:style-name="P108"><text:span text:style-name="Strong_20_Emphasis">Self-Driving:</text:span> Automates provisioning, monitoring, tuning, and management, freeing DBAs for higher-value tasks.</text:p>
        </text:list-item>
        <text:list-item>
          <text:p text:style-name="P108"><text:span text:style-name="Strong_20_Emphasis">Self-Securing:</text:span> Provides built-in protection against external and internal threats with automated patching and encryption.</text:p>
        </text:list-item>
        <text:list-item>
          <text:p text:style-name="P108"><text:span text:style-name="Strong_20_Emphasis">Self-Repairing:</text:span> Automatically prevents downtime, aiming for less than 2.5 minutes of downtime per month, including patching.</text:p>
        </text:list-item>
      </text:list>
      <text:p text:style-name="P6"><text:span text:style-name="Strong_20_Emphasis">4.6.2 Database Actions: The Integrated Tool Suite</text:span><text:line-break/>A unified web-based interface providing access to a comprehensive set of tools.</text:p>
      <text:p text:style-name="P6"><text:span text:style-name="Strong_20_Emphasis">4.6.3 Development and Data Management Tools</text:span></text:p>
      <text:list text:style-name="L103">
        <text:list-item>
          <text:p text:style-name="P109"><text:span text:style-name="Strong_20_Emphasis">SQL Worksheet:</text:span> For running SQL and managing the database.</text:p>
        </text:list-item>
        <text:list-item>
          <text:p text:style-name="P109"><text:span text:style-name="Strong_20_Emphasis">APEX (Application Express):</text:span> A low-code development environment for building data-driven applications.</text:p>
        </text:list-item>
        <text:list-item>
          <text:p text:style-name="P109"><text:span text:style-name="Strong_20_Emphasis">REST Data Services:</text:span> For creating and managing custom REST APIs for the database.</text:p>
        </text:list-item>
        <text:list-item>
          <text:p text:style-name="P109"><text:span text:style-name="Strong_20_Emphasis">JSON Toolset:</text:span> For creating collections, loading, and browsing JSON documents.</text:p>
        </text:list-item>
        <text:list-item>
          <text:p text:style-name="P109"><text:span text:style-name="Strong_20_Emphasis">SQLcl:</text:span> A modern command-line interface with auto-complete and support for multiple data formats.</text:p>
        </text:list-item>
      </text:list>
      <text:p text:style-name="P6"><text:soft-page-break/><text:span text:style-name="Strong_20_Emphasis">4.6.4 Data and Analytics Tools</text:span></text:p>
      <text:list text:style-name="L104">
        <text:list-item>
          <text:p text:style-name="P110"><text:span text:style-name="Strong_20_Emphasis">Data Studio:</text:span></text:p>
          <text:list>
            <text:list-item>
              <text:p text:style-name="P110"><text:span text:style-name="Strong_20_Emphasis">Data Loading:</text:span> Tools for importing data.</text:p>
            </text:list-item>
            <text:list-item>
              <text:p text:style-name="P110"><text:span text:style-name="Strong_20_Emphasis">Data Catalog:</text:span> Lists and details database entities.</text:p>
            </text:list-item>
            <text:list-item>
              <text:p text:style-name="P110"><text:span text:style-name="Strong_20_Emphasis">Data Insights:</text:span> Provides automated analysis and search for insights.</text:p>
            </text:list-item>
            <text:list-item>
              <text:p text:style-name="P110"><text:span text:style-name="Strong_20_Emphasis">Data Sharing:</text:span> Configuration for secure data sharing.</text:p>
            </text:list-item>
          </text:list>
        </text:list-item>
        <text:list-item>
          <text:p text:style-name="P110"><text:span text:style-name="Strong_20_Emphasis">Machine Learning:</text:span> Includes <text:span text:style-name="Strong_20_Emphasis">AutoML</text:span> and notebook interfaces for building ML models.</text:p>
        </text:list-item>
        <text:list-item>
          <text:p text:style-name="P110"><text:span text:style-name="Strong_20_Emphasis">Graph Studio:</text:span> For creating, querying, and visualizing graph data.</text:p>
        </text:list-item>
        <text:list-item>
          <text:p text:style-name="P110"><text:span text:style-name="Strong_20_Emphasis">Spatial Studio:</text:span> For visualizing spatial data on interactive maps.</text:p>
        </text:list-item>
      </text:list>
      <text:p text:style-name="P4"/>
      <text:p text:style-name="P4"/>
      <text:p text:style-name="P4"/>
      <text:p text:style-name="P4"/>
      <text:p text:style-name="P176"><text:span text:style-name="Strong_20_Emphasis">5. AI Innovations</text:span></text:p>
      <text:p text:style-name="P6"><text:span text:style-name="Strong_20_Emphasis">5.1 Introduction to AI</text:span></text:p>
      <text:p text:style-name="P6"><text:span text:style-name="Strong_20_Emphasis">5.1.1 Core Concepts</text:span></text:p>
      <text:list text:style-name="L105">
        <text:list-item>
          <text:p text:style-name="P111"><text:span text:style-name="Strong_20_Emphasis">Artificial General Intelligence (AGI):</text:span> The hypothetical ability of a machine to mimic human sensory/motor skills, learning, and intelligence to perform complex tasks autonomously.</text:p>
        </text:list-item>
        <text:list-item>
          <text:p text:style-name="P111"><text:span text:style-name="Strong_20_Emphasis">Artificial Intelligence (AI):</text:span> The application of machine intelligence to solve problems with specific, narrow objectives.</text:p>
        </text:list-item>
      </text:list>
      <text:p text:style-name="P6"><text:span text:style-name="Strong_20_Emphasis">5.1.2 The Need for AI</text:span></text:p>
      <text:list text:style-name="L106">
        <text:list-item>
          <text:p text:style-name="P112"><text:span text:style-name="Strong_20_Emphasis">Data Overload:</text:span> The volume of data exceeds human capacity to interpret and make decisions, requiring AI for speed and effectiveness.</text:p>
        </text:list-item>
        <text:list-item>
          <text:p text:style-name="P112"><text:span text:style-name="Strong_20_Emphasis">Key Drivers:</text:span></text:p>
          <text:list>
            <text:list-item>
              <text:p text:style-name="P112"><text:span text:style-name="Strong_20_Emphasis">Automate Routine Tasks:</text:span> Examples include credit approval, insurance claims processing, and product recommendations.</text:p>
            </text:list-item>
            <text:list-item>
              <text:p text:style-name="P112"><text:span text:style-name="Strong_20_Emphasis">Creative &amp; Cognitive Assistance:</text:span> Generating content (stories, code, music) and performing complex cognitive tasks.</text:p>
            </text:list-item>
          </text:list>
        </text:list-item>
      </text:list>
      <text:p text:style-name="P6"><text:span text:style-name="Strong_20_Emphasis">5.1.3 AI Domains and Examples</text:span></text:p>
      <text:list text:style-name="L107">
        <text:list-item>
          <text:p text:style-name="P113"><text:span text:style-name="Strong_20_Emphasis">Language:</text:span> Translation</text:p>
        </text:list-item>
        <text:list-item>
          <text:p text:style-name="P113"><text:span text:style-name="Strong_20_Emphasis">Vision:</text:span> Image classification</text:p>
        </text:list-item>
        <text:list-item>
          <text:p text:style-name="P113"><text:span text:style-name="Strong_20_Emphasis">Speech:</text:span> Text-to-speech</text:p>
        </text:list-item>
        <text:list-item>
          <text:p text:style-name="P113"><text:span text:style-name="Strong_20_Emphasis">Recommendation Systems:</text:span> Cross-selling products</text:p>
        </text:list-item>
        <text:list-item>
          <text:p text:style-name="P113"><text:span text:style-name="Strong_20_Emphasis">Anomaly Detection:</text:span> Fraud detection</text:p>
        </text:list-item>
        <text:list-item>
          <text:p text:style-name="P113"><text:span text:style-name="Strong_20_Emphasis">Reinforcement Learning:</text:span> Self-driving cars</text:p>
        </text:list-item>
        <text:list-item>
          <text:p text:style-name="P113"><text:span text:style-name="Strong_20_Emphasis">Forecasting:</text:span> Weather prediction</text:p>
        </text:list-item>
        <text:list-item>
          <text:p text:style-name="P113"><text:span text:style-name="Strong_20_Emphasis">Generative AI:</text:span> Creating images from text</text:p>
        </text:list-item>
      </text:list>
      <text:p text:style-name="P1"/>
      <text:p text:style-name="P6"><text:soft-page-break/><text:span text:style-name="Strong_20_Emphasis">5.2 Select AI</text:span></text:p>
      <text:p text:style-name="P6"><text:span text:style-name="Strong_20_Emphasis">5.2.1 Functionality</text:span></text:p>
      <text:list text:style-name="L108">
        <text:list-item>
          <text:p text:style-name="P114">A feature that allows users to query the database using <text:span text:style-name="Strong_20_Emphasis">natural language</text:span>.</text:p>
        </text:list-item>
        <text:list-item>
          <text:p text:style-name="P114">Translates natural language questions into SQL queries using <text:span text:style-name="Strong_20_Emphasis">Large Language Models (LLMs)</text:span>.</text:p>
        </text:list-item>
        <text:list-item>
          <text:p text:style-name="P114">Can be used in tools like <text:span text:style-name="Strong_20_Emphasis">APEX</text:span> and <text:span text:style-name="Strong_20_Emphasis">SQL Developer</text:span>.</text:p>
        </text:list-item>
      </text:list>
      <text:p text:style-name="P6"><text:span text:style-name="Strong_20_Emphasis">5.2.2 Key Features and Benefits</text:span></text:p>
      <text:list text:style-name="L109">
        <text:list-item>
          <text:p text:style-name="P115"><text:span text:style-name="Strong_20_Emphasis">Ease of Use:</text:span> Does not require knowledge of underlying table names or SQL syntax.</text:p>
        </text:list-item>
        <text:list-item>
          <text:p text:style-name="P115"><text:span text:style-name="Strong_20_Emphasis">Pluggability &amp; Security:</text:span></text:p>
          <text:list>
            <text:list-item>
              <text:p text:style-name="P115">Configured via an <text:span text:style-name="Strong_20_Emphasis">AI Profile</text:span>.</text:p>
            </text:list-item>
            <text:list-item>
              <text:p text:style-name="P115">Supports multiple LLM providers (OCI Generative AI, Cohere, OpenAI, Llama).</text:p>
            </text:list-item>
            <text:list-item>
              <text:p text:style-name="P115">Keeps data secure within the Oracle tenancy; data is not sent to external LLM providers.</text:p>
            </text:list-item>
          </text:list>
        </text:list-item>
        <text:list-item>
          <text:p text:style-name="P115"><text:span text:style-name="Strong_20_Emphasis">Future-Proof:</text:span> Allows switching to new or fine-tuned models as they become available.</text:p>
        </text:list-item>
      </text:list>
      <text:p text:style-name="P6"><text:span text:style-name="Strong_20_Emphasis">5.2.3 Technical Implementation</text:span></text:p>
      <text:list text:style-name="L110">
        <text:list-item>
          <text:p text:style-name="P116">Uses the <text:span text:style-name="Source_20_Text">SELECT AI</text:span> SQL statement.</text:p>
        </text:list-item>
        <text:list-item>
          <text:p text:style-name="P116">The <text:span text:style-name="Source_20_Text">DBMS_CLOUD_AI</text:span> PL/SQL package is used for configuration.</text:p>
        </text:list-item>
        <text:list-item>
          <text:p text:style-name="P116">Developers can specify which schemas, tables, or views are accessible to the AI.</text:p>
        </text:list-item>
      </text:list>
      <text:p text:style-name="P1"/>
      <text:p text:style-name="P6"><text:span text:style-name="Strong_20_Emphasis">5.3 Vector Search</text:span></text:p>
      <text:p text:style-name="P6"><text:span text:style-name="Strong_20_Emphasis">5.3.1 Overview</text:span></text:p>
      <text:list text:style-name="L111">
        <text:list-item>
          <text:p text:style-name="P117"><text:span text:style-name="Strong_20_Emphasis">AI Vector Search</text:span> is built into <text:span text:style-name="Strong_20_Emphasis">Oracle Database 23ai</text:span>.</text:p>
        </text:list-item>
        <text:list-item>
          <text:p text:style-name="P117">It enables semantic similarity searches across structured and unstructured data.</text:p>
        </text:list-item>
        <text:list-item>
          <text:p text:style-name="P117">A critical component for <text:span text:style-name="Strong_20_Emphasis">Retrieval-Augmented Generation (RAG)</text:span> and Gen AI pipelines.</text:p>
        </text:list-item>
      </text:list>
      <text:p text:style-name="P6"><text:span text:style-name="Strong_20_Emphasis">5.3.2 Core Capabilities</text:span></text:p>
      <text:list text:style-name="L112">
        <text:list-item>
          <text:p text:style-name="P118"><text:span text:style-name="Strong_20_Emphasis">Native Vector Support:</text:span></text:p>
          <text:list>
            <text:list-item>
              <text:p text:style-name="P118"><text:span text:style-name="Strong_20_Emphasis">VECTOR Data Type:</text:span> For storing vector embeddings.</text:p>
            </text:list-item>
            <text:list-item>
              <text:p text:style-name="P118"><text:span text:style-name="Strong_20_Emphasis">Vector Generation:</text:span> Uses the <text:span text:style-name="Source_20_Text">VECTOR_EMBEDDING</text:span> function with models (via API or loaded ONNX models).</text:p>
            </text:list-item>
          </text:list>
        </text:list-item>
        <text:list-item>
          <text:p text:style-name="P118"><text:span text:style-name="Strong_20_Emphasis">Similarity Search:</text:span></text:p>
          <text:list>
            <text:list-item>
              <text:p text:style-name="P118">Uses the <text:span text:style-name="Source_20_Text">VECTOR_DISTANCE</text:span> function to find the closest matches.</text:p>
            </text:list-item>
            <text:list-item>
              <text:p text:style-name="P118">Supports different distance metrics (e.g., Cosine).</text:p>
            </text:list-item>
          </text:list>
        </text:list-item>
        <text:list-item>
          <text:p text:style-name="P118"><text:span text:style-name="Strong_20_Emphasis">Vector Indexes:</text:span></text:p>
          <text:list>
            <text:list-item>
              <text:p text:style-name="P118">Created for performance and to control accuracy via the <text:span text:style-name="Source_20_Text">TARGET ACCURACY</text:span> clause.</text:p>
            </text:list-item>
            <text:list-item>
              <text:p text:style-name="P118">Uses the <text:span text:style-name="Source_20_Text">APPROXIMATE</text:span> keyword in queries to utilize the index.</text:p>
            </text:list-item>
          </text:list>
        </text:list-item>
      </text:list>
      <text:p text:style-name="P6"><text:soft-page-break/><text:span text:style-name="Strong_20_Emphasis">5.3.3 Key Differentiators in Oracle Database 23ai</text:span></text:p>
      <text:list text:style-name="L113">
        <text:list-item>
          <text:p text:style-name="P119"><text:span text:style-name="Strong_20_Emphasis">Converged Database:</text:span> Supports vectors alongside JSON, graph, spatial, and relational data.</text:p>
        </text:list-item>
        <text:list-item>
          <text:p text:style-name="P119"><text:span text:style-name="Strong_20_Emphasis">Similarity Search Over Joins:</text:span> Can perform vector searches across normalized enterprise data in a single, efficient SQL query.</text:p>
        </text:list-item>
        <text:list-item>
          <text:p text:style-name="P119"><text:span text:style-name="Strong_20_Emphasis">Enterprise-Grade:</text:span> Provides full Gen AI pipeline processing with tight integration into the database.</text:p>
        </text:list-item>
        <text:list-item>
          <text:p text:style-name="P119"><text:span text:style-name="Strong_20_Emphasis">Ecosystem Integration:</text:span> Works with third-party frameworks like <text:span text:style-name="Strong_20_Emphasis">LangChain</text:span> and <text:span text:style-name="Strong_20_Emphasis">LlamaIndex</text:span>.</text:p>
        </text:list-item>
      </text:list>
      <text:p text:style-name="P4"/>
      <text:p text:style-name="P4"/>
      <text:p text:style-name="P176"><text:span text:style-name="Strong_20_Emphasis">6. Data Lake, Data Warehouse &amp; ML</text:span></text:p>
      <text:p text:style-name="P6"><text:span text:style-name="Strong_20_Emphasis">6.1 Data Lakehouse on OCI</text:span></text:p>
      <text:p text:style-name="P6"><text:span text:style-name="Strong_20_Emphasis">6.1.1 Concept and Value Proposition</text:span></text:p>
      <text:list text:style-name="L114">
        <text:list-item>
          <text:p text:style-name="P120"><text:span text:style-name="Strong_20_Emphasis">The Challenge:</text:span> Companies traditionally had to choose between Data Lakes (flexibility for raw data) and Data Warehouses (performance for analytics).</text:p>
        </text:list-item>
        <text:list-item>
          <text:p text:style-name="P120"><text:span text:style-name="Strong_20_Emphasis">The Solution:</text:span> The <text:span text:style-name="Strong_20_Emphasis">Oracle Lakehouse</text:span> unifies both approaches into a single architecture, eliminating data silos and the need for manual data movement.</text:p>
        </text:list-item>
        <text:list-item>
          <text:p text:style-name="P120"><text:span text:style-name="Strong_20_Emphasis">Key Benefits:</text:span></text:p>
          <text:list>
            <text:list-item>
              <text:p text:style-name="P120">Cost savings and improved agility.</text:p>
            </text:list-item>
            <text:list-item>
              <text:p text:style-name="P120">Enables reuse and recombination of data for maximum insight.</text:p>
            </text:list-item>
            <text:list-item>
              <text:p text:style-name="P120">Allows querying of external data lakes (on AWS or Azure) directly via Oracle SQL.</text:p>
            </text:list-item>
            <text:list-item>
              <text:p text:style-name="P120">Supports a wide choice of tools (OCI Analytics, Tableau, Python, etc.).</text:p>
            </text:list-item>
          </text:list>
        </text:list-item>
      </text:list>
      <text:p text:style-name="P6"><text:span text:style-name="Strong_20_Emphasis">6.1.2 The Five Key Elements of the Oracle Lakehouse</text:span></text:p>
      <text:list text:style-name="L115">
        <text:list-item>
          <text:p text:style-name="P121"><text:span text:style-name="Strong_20_Emphasis">Data Warehouse:</text:span> For relational/structured data (e.g., <text:span text:style-name="Strong_20_Emphasis">Autonomous Data Warehouse - ADW</text:span>).</text:p>
        </text:list-item>
        <text:list-item>
          <text:p text:style-name="P121"><text:span text:style-name="Strong_20_Emphasis">Data Lake:</text:span> For raw/unstructured data, using <text:span text:style-name="Strong_20_Emphasis">Object Storage</text:span>.</text:p>
        </text:list-item>
        <text:list-item>
          <text:p text:style-name="P121"><text:span text:style-name="Strong_20_Emphasis">Managed Open Source Services:</text:span> Supports Spark (<text:span text:style-name="Strong_20_Emphasis">OCI Data Flow</text:span>), Hadoop, and Redis.</text:p>
        </text:list-item>
        <text:list-item>
          <text:p text:style-name="P121"><text:span text:style-name="Strong_20_Emphasis">Data Integration:</text:span> Tools like <text:span text:style-name="Strong_20_Emphasis">Oracle GoldenGate</text:span> and <text:span text:style-name="Strong_20_Emphasis">OCI Data Integration</text:span> for moving data.</text:p>
        </text:list-item>
        <text:list-item>
          <text:p text:style-name="P121"><text:span text:style-name="Strong_20_Emphasis">Data Catalog:</text:span> A unified metadata repository for data discovery, governance, and a business glossary.</text:p>
        </text:list-item>
      </text:list>
      <text:p text:style-name="P6"><text:span text:style-name="Strong_20_Emphasis">6.1.3 Core Architecture and Components</text:span></text:p>
      <text:list text:style-name="L116">
        <text:list-item>
          <text:p text:style-name="P122"><text:span text:style-name="Strong_20_Emphasis">Data Processing:</text:span> A unified architecture where data can be written once and analyzed by any engine (SQL, Spark, ML).</text:p>
        </text:list-item>
        <text:list-item>
          <text:p text:style-name="P122"><text:span text:style-name="Strong_20_Emphasis">Oracle Autonomous Data Warehouse (ADW):</text:span> A self-managed, high-performance data warehouse for all data types in a converged database.</text:p>
        </text:list-item>
        <text:list-item>
          <text:p text:style-name="P122"><text:span text:style-name="Strong_20_Emphasis">OCI Object Storage:</text:span> An efficient storage layer for landing raw data in its native format.</text:p>
        </text:list-item>
        <text:list-item>
          <text:p text:style-name="P122"><text:span text:style-name="Strong_20_Emphasis">OCI Data Catalog:</text:span> The central source of truth for metadata, enabling discovery and governance across all data sources.</text:p>
        </text:list-item>
        <text:list-item>
          <text:p text:style-name="P122"><text:soft-page-break/><text:span text:style-name="Strong_20_Emphasis">OCI Data Flow:</text:span> A serverless Spark service for processing unstructured data.</text:p>
        </text:list-item>
        <text:list-item>
          <text:p text:style-name="P122"><text:span text:style-name="Strong_20_Emphasis">Analytics &amp; AI Services:</text:span></text:p>
          <text:list>
            <text:list-item>
              <text:p text:style-name="P122"><text:span text:style-name="Strong_20_Emphasis">Oracle Analytics Cloud (OAC):</text:span> For predictive analytics.</text:p>
            </text:list-item>
            <text:list-item>
              <text:p text:style-name="P122"><text:span text:style-name="Strong_20_Emphasis">OCI AI Services:</text:span> Pre-built ML models.</text:p>
            </text:list-item>
            <text:list-item>
              <text:p text:style-name="P122"><text:span text:style-name="Strong_20_Emphasis">OCI Data Science:</text:span> For building custom ML models.</text:p>
            </text:list-item>
          </text:list>
        </text:list-item>
        <text:list-item>
          <text:p text:style-name="P122"><text:span text:style-name="Strong_20_Emphasis">MySQL HeatWave:</text:span> A high-performance, in-memory query accelerator for MySQL.</text:p>
        </text:list-item>
      </text:list>
      <text:p text:style-name="P6"><text:span text:style-name="Strong_20_Emphasis">6.1.4 Summary</text:span></text:p>
      <text:list text:style-name="L117">
        <text:list-item>
          <text:p text:style-name="P123">The Oracle Lakehouse is an open, flexible architecture that combines the best of data warehouses and data lakes.</text:p>
        </text:list-item>
        <text:list-item>
          <text:p text:style-name="P123">It enables writing data once and analyzing it with a variety of tools and services.</text:p>
        </text:list-item>
        <text:list-item>
          <text:p text:style-name="P123">It accelerates solution development by integrating data, services, and tools across the entire technical landscape.</text:p>
        </text:list-item>
      </text:list>
      <text:p text:style-name="P1"/>
      <text:p text:style-name="P6"><text:span text:style-name="Strong_20_Emphasis">6.2 Oracle Machine Learning Overview</text:span></text:p>
      <text:p text:style-name="P6"><text:span text:style-name="Strong_20_Emphasis">6.2.1 Oracle Machine Learning (OML) Core Concept</text:span></text:p>
      <text:list text:style-name="L118">
        <text:list-item>
          <text:p text:style-name="P124">A platform within the <text:span text:style-name="Strong_20_Emphasis">Autonomous Database</text:span> that enables data science teams to add machine learning intelligence to applications and dashboards.</text:p>
        </text:list-item>
        <text:list-item>
          <text:p text:style-name="P124">It leverages the power of the database to run ML algorithms directly on the data, <text:span text:style-name="Strong_20_Emphasis">eliminating data movement</text:span>.</text:p>
        </text:list-item>
      </text:list>
      <text:p text:style-name="P6"><text:span text:style-name="Strong_20_Emphasis">6.2.2 Key Features and Benefits</text:span></text:p>
      <text:list text:style-name="L119">
        <text:list-item>
          <text:p text:style-name="P125"><text:span text:style-name="Strong_20_Emphasis">Performance &amp; Scalability:</text:span> In-database algorithms redesigned for high performance.</text:p>
        </text:list-item>
        <text:list-item>
          <text:p text:style-name="P125"><text:span text:style-name="Strong_20_Emphasis">Simplified Architecture:</text:span> No separate analytical engines required; supports hybrid and multi-cloud environments.</text:p>
        </text:list-item>
        <text:list-item>
          <text:p text:style-name="P125"><text:span text:style-name="Strong_20_Emphasis">Accessibility for Diverse Users:</text:span></text:p>
          <text:list>
            <text:list-item>
              <text:p text:style-name="P125"><text:span text:style-name="Strong_20_Emphasis">For Data Scientists:</text:span> Supports <text:span text:style-name="Strong_20_Emphasis">SQL, Python, and R</text:span> interfaces, and allows the use of third-party packages.</text:p>
            </text:list-item>
            <text:list-item>
              <text:p text:style-name="P125"><text:span text:style-name="Strong_20_Emphasis">For Developers:</text:span> Provides <text:span text:style-name="Strong_20_Emphasis">REST APIs</text:span> for integration.</text:p>
            </text:list-item>
            <text:list-item>
              <text:p text:style-name="P125"><text:span text:style-name="Strong_20_Emphasis">For Non-Experts:</text:span> Offers <text:span text:style-name="Strong_20_Emphasis">AutoML</text:span> via a Python API and a no-code user interface.</text:p>
            </text:list-item>
          </text:list>
        </text:list-item>
        <text:list-item>
          <text:p text:style-name="P125"><text:span text:style-name="Strong_20_Emphasis">Automation &amp; Monitoring:</text:span></text:p>
          <text:list>
            <text:list-item>
              <text:p text:style-name="P125">Includes automatic data preparation and integrated text mining.</text:p>
            </text:list-item>
            <text:list-item>
              <text:p text:style-name="P125">Provides no-code UIs for <text:span text:style-name="Strong_20_Emphasis">data monitoring</text:span> and <text:span text:style-name="Strong_20_Emphasis">model monitoring</text:span>.</text:p>
            </text:list-item>
          </text:list>
        </text:list-item>
        <text:list-item>
          <text:p text:style-name="P125"><text:span text:style-name="Strong_20_Emphasis">Cost:</text:span> OML components are <text:span text:style-name="Strong_20_Emphasis">included at no additional cost</text:span> with Autonomous Database.</text:p>
        </text:list-item>
      </text:list>
      <text:p text:style-name="P6"><text:span text:style-name="Strong_20_Emphasis">6.2.3 The Machine Learning Workflow (with OML)</text:span></text:p>
      <text:list text:style-name="L120">
        <text:list-item>
          <text:p text:style-name="P126"><text:span text:style-name="Strong_20_Emphasis">Define</text:span> the project.</text:p>
        </text:list-item>
        <text:list-item>
          <text:p text:style-name="P126"><text:span text:style-name="Strong_20_Emphasis">Prepare</text:span> the data.</text:p>
        </text:list-item>
        <text:list-item>
          <text:p text:style-name="P126"><text:span text:style-name="Strong_20_Emphasis">Build</text:span> the ML model.</text:p>
        </text:list-item>
        <text:list-item>
          <text:p text:style-name="P126"><text:span text:style-name="Strong_20_Emphasis">Use</text:span> the model (generate predictions, analyze patterns).</text:p>
        </text:list-item>
        <text:list-item>
          <text:p text:style-name="P126"><text:soft-page-break/><text:span text:style-name="Strong_20_Emphasis">Deploy</text:span> the solution into applications or dashboards.<text:line-break/><text:span text:style-name="Emphasis">(The process is iterative, not strictly linear)</text:span></text:p>
        </text:list-item>
      </text:list>
      <text:p text:style-name="P6"><text:span text:style-name="Strong_20_Emphasis">6.2.4 Machine Learning Techniques and Use Cases</text:span></text:p>
      <text:list text:style-name="L121">
        <text:list-item>
          <text:p text:style-name="P127"><text:span text:style-name="Strong_20_Emphasis">Classification:</text:span> Predicting categories (e.g., customer churn, loan default, high-value customers).</text:p>
        </text:list-item>
        <text:list-item>
          <text:p text:style-name="P127"><text:span text:style-name="Strong_20_Emphasis">Regression:</text:span> Predicting numeric values (e.g., forecasting sales, product demand).</text:p>
        </text:list-item>
        <text:list-item>
          <text:p text:style-name="P127"><text:span text:style-name="Strong_20_Emphasis">Clustering:</text:span> Segmenting data (e.g., customer segmentation, exploratory analysis).</text:p>
        </text:list-item>
        <text:list-item>
          <text:p text:style-name="P127"><text:span text:style-name="Strong_20_Emphasis">Association Rules:</text:span> Identifying relationships (e.g., cross-selling, up-selling opportunities).</text:p>
        </text:list-item>
        <text:list-item>
          <text:p text:style-name="P127"><text:span text:style-name="Strong_20_Emphasis">Anomaly Detection:</text:span> Finding outliers (e.g., fraud detection, unusual cases).</text:p>
        </text:list-item>
      </text:list>
      <text:p text:style-name="P6"><text:span text:style-name="Strong_20_Emphasis">6.2.5 Industry Applications</text:span></text:p>
      <text:list text:style-name="L122">
        <text:list-item>
          <text:p text:style-name="P128"><text:span text:style-name="Strong_20_Emphasis">Financial Services:</text:span> Fraud detection, credit risk, customer retention.</text:p>
        </text:list-item>
        <text:list-item>
          <text:p text:style-name="P128"><text:span text:style-name="Strong_20_Emphasis">Healthcare:</text:span> Clinical decision support, disease management, trend analysis.</text:p>
        </text:list-item>
        <text:list-item>
          <text:p text:style-name="P128"><text:span text:style-name="Strong_20_Emphasis">Retail:</text:span> Recommendation engines, targeted marketing, supply chain optimization.</text:p>
        </text:list-item>
        <text:list-item>
          <text:p text:style-name="P128"><text:span text:style-name="Strong_20_Emphasis">Energy:</text:span> Demand forecasting, predictive maintenance, resource exploration.</text:p>
        </text:list-item>
        <text:list-item>
          <text:p text:style-name="P128"><text:span text:style-name="Strong_20_Emphasis">Transportation:</text:span> Route optimization, predictive problem-solving.</text:p>
        </text:list-item>
        <text:list-item>
          <text:p text:style-name="P128"><text:span text:style-name="Strong_20_Emphasis">Government:</text:span> Public safety, fraud detection, efficiency analysis.</text:p>
        </text:list-item>
      </text:list>
      <text:p text:style-name="P4"/>
      <text:p text:style-name="P4"/>
      <text:p text:style-name="P176"><text:span text:style-name="Strong_20_Emphasis">6.3 Data Mesh Architecture</text:span></text:p>
      <text:p text:style-name="P6"><text:span text:style-name="Strong_20_Emphasis">6.3.1 Core Concept and Mindset Shift</text:span></text:p>
      <text:list text:style-name="L123">
        <text:list-item>
          <text:p text:style-name="P129"><text:span text:style-name="Strong_20_Emphasis">Definition:</text:span> Data Mesh is a decentralized, domain-oriented architectural and organizational paradigm for enterprise data management.</text:p>
        </text:list-item>
        <text:list-item>
          <text:p text:style-name="P129"><text:span text:style-name="Strong_20_Emphasis">Primary Goal:</text:span> Improve business outcomes by treating <text:span text:style-name="Strong_20_Emphasis">data as a product</text:span> and focusing on data-centric solutions.</text:p>
        </text:list-item>
        <text:list-item>
          <text:p text:style-name="P129"><text:span text:style-name="Strong_20_Emphasis">Key Mindset Shift:</text:span> Requires embracing new practices:</text:p>
          <text:list>
            <text:list-item>
              <text:p text:style-name="P129"><text:span text:style-name="Strong_20_Emphasis">Design Thinking:</text:span> For solving complex, cross-functional problems.</text:p>
            </text:list-item>
            <text:list-item>
              <text:p text:style-name="P129"><text:span text:style-name="Strong_20_Emphasis">Jobs to be Done Theory:</text:span> Defines a data product's purpose by focusing on the specific goals of the data consumer.</text:p>
            </text:list-item>
          </text:list>
        </text:list-item>
        <text:list-item>
          <text:p text:style-name="P129"><text:span text:style-name="Strong_20_Emphasis">Data Product:</text:span> A fundamental building block, defined as a set of observations and complementary code designed to fulfill specific jobs.</text:p>
        </text:list-item>
      </text:list>
      <text:p text:style-name="P6"><text:span text:style-name="Strong_20_Emphasis">6.3.2 The Data Economy and the Challenge of "Dead Data Capital"</text:span></text:p>
      <text:list text:style-name="L124">
        <text:list-item>
          <text:p text:style-name="P130"><text:span text:style-name="Strong_20_Emphasis">Three Data Economies Coexist in Firms:</text:span></text:p>
          <text:list>
            <text:list-item>
              <text:p text:style-name="P130"><text:span text:style-name="Strong_20_Emphasis">Command Economy:</text:span> Data from enterprise applications (ERP, CRM) for predefined reports.</text:p>
            </text:list-item>
            <text:list-item>
              <text:p text:style-name="P130"><text:span text:style-name="Strong_20_Emphasis">Informal Economy:</text:span> Data from websites, mobile apps, used for new value outside core systems.</text:p>
            </text:list-item>
            <text:list-item>
              <text:p text:style-name="P130"><text:span text:style-name="Strong_20_Emphasis">Market Economy:</text:span> Decentralized data supply and demand (e.g., embedded analytics in internet apps).</text:p>
            </text:list-item>
          </text:list>
        </text:list-item>
        <text:list-item>
          <text:p text:style-name="P130"><text:soft-page-break/><text:span text:style-name="Strong_20_Emphasis">"Dead Data Capital":</text:span> The significant loss of value (estimated at 25% of a firm's value) from data that is unused, trapped in silos, undiscoverable, or ineffectively governed.</text:p>
        </text:list-item>
      </text:list>
      <text:p text:style-name="P6"><text:span text:style-name="Strong_20_Emphasis">6.3.3 Data Strategy and Competitive Advantage</text:span></text:p>
      <text:list text:style-name="L125">
        <text:list-item>
          <text:p text:style-name="P131">A firm's data strategy must reinforce its competitive strategy by creating <text:span text:style-name="Strong_20_Emphasis">unique data assets</text:span> and using them to enhance differentiation and improve cost position.</text:p>
        </text:list-item>
        <text:list-item>
          <text:p text:style-name="P131">This strategy must balance <text:span text:style-name="Strong_20_Emphasis">data innovation</text:span> with <text:span text:style-name="Strong_20_Emphasis">data compliance</text:span>, considering legislation, regulation, and ethics.</text:p>
        </text:list-item>
      </text:list>
      <text:p text:style-name="P6"><text:span text:style-name="Strong_20_Emphasis">6.3.4 The Four Principles of Data Mesh Architecture</text:span><text:line-break/>To translate strategy into architecture, four principles are required:</text:p>
      <text:list text:style-name="L126">
        <text:list-item>
          <text:p text:style-name="P132"><text:span text:style-name="Strong_20_Emphasis">Data Liquidity:</text:span> The ease with which data can flow and be reused.</text:p>
        </text:list-item>
        <text:list-item>
          <text:p text:style-name="P132"><text:span text:style-name="Strong_20_Emphasis">Data Productivity:</text:span> The speed and efficiency of creating value from data.</text:p>
        </text:list-item>
        <text:list-item>
          <text:p text:style-name="P132"><text:span text:style-name="Strong_20_Emphasis">Data Security:</text:span> Protecting data across the decentralized landscape.</text:p>
        </text:list-item>
        <text:list-item>
          <text:p text:style-name="P132"><text:span text:style-name="Strong_20_Emphasis">Data Governance:</text:span> Ensuring data quality, compliance, and trust in a federated model.</text:p>
        </text:list-item>
      </text:list>
      <text:p text:style-name="P6"><text:span text:style-name="Strong_20_Emphasis">6.3.5 Key Architectural Attributes of a Data Mesh</text:span></text:p>
      <text:list text:style-name="L127">
        <text:list-item>
          <text:p text:style-name="P133"><text:span text:style-name="Strong_20_Emphasis">Domain-Oriented &amp; Decentralized:</text:span> Ownership of data is shifted to business domains.</text:p>
        </text:list-item>
        <text:list-item>
          <text:p text:style-name="P133"><text:span text:style-name="Strong_20_Emphasis">Event-Driven &amp; Streaming-Centric:</text:span> Uses a variety of event ledgers (e.g., Kafka, CDC tools, messaging middleware) as a durable event log for the enterprise.</text:p>
        </text:list-item>
        <text:list-item>
          <text:p text:style-name="P133"><text:span text:style-name="Strong_20_Emphasis">Self-Serve Platform:</text:span> Provides underlying infrastructure and tools as a platform for domains to build and manage their data products.</text:p>
        </text:list-item>
        <text:list-item>
          <text:p text:style-name="P133"><text:span text:style-name="Strong_20_Emphasis">Federated Computational Governance:</text:span> Applies global governance rules through automated, computational means.</text:p>
        </text:list-item>
      </text:list>
      <text:p text:style-name="P6"><text:span text:style-name="Strong_20_Emphasis">6.3.6 What Data Mesh Is NOT</text:span></text:p>
      <text:list text:style-name="L128">
        <text:list-item>
          <text:p text:style-name="P134">It is <text:span text:style-name="Strong_20_Emphasis">not</text:span> a single cloud data lake with domains and a catalog.</text:p>
        </text:list-item>
        <text:list-item>
          <text:p text:style-name="P134">It is <text:span text:style-name="Strong_20_Emphasis">not</text:span> a single vendor product.</text:p>
        </text:list-item>
        <text:list-item>
          <text:p text:style-name="P134">It is <text:span text:style-name="Strong_20_Emphasis">not</text:span> an IT consulting project alone.</text:p>
        </text:list-item>
        <text:list-item>
          <text:p text:style-name="P134">It is <text:span text:style-name="Strong_20_Emphasis">not</text:span> a Data Fabric (which can support monolithic architectures).</text:p>
        </text:list-item>
        <text:list-item>
          <text:p text:style-name="P134">It is <text:span text:style-name="Strong_20_Emphasis">not</text:span> just self-service analytics.</text:p>
        </text:list-item>
      </text:list>
      <text:p text:style-name="P6"><text:span text:style-name="Strong_20_Emphasis">6.3.7 Oracle's Role in Enabling Data Mesh</text:span><text:line-break/>Oracle provides key solutions for different layers of a Data Mesh architecture:</text:p>
      <text:list text:style-name="L129">
        <text:list-item>
          <text:p text:style-name="P135"><text:span text:style-name="Strong_20_Emphasis">Event-Driven Integration &amp; Streaming:</text:span></text:p>
          <text:list>
            <text:list-item>
              <text:p text:style-name="P135"><text:span text:style-name="Strong_20_Emphasis">Oracle GoldenGate:</text:span> For real-time data replication and change data capture (CDC).</text:p>
            </text:list-item>
            <text:list-item>
              <text:p text:style-name="P135"><text:span text:style-name="Strong_20_Emphasis">Oracle IoT Cloud:</text:span> For IoT event services.</text:p>
            </text:list-item>
            <text:list-item>
              <text:p text:style-name="P135"><text:span text:style-name="Strong_20_Emphasis">Oracle Integration Cloud:</text:span> For business activity monitoring and application integration.</text:p>
            </text:list-item>
          </text:list>
        </text:list-item>
        <text:list-item>
          <text:p text:style-name="P135"><text:span text:style-name="Strong_20_Emphasis">Data Product Creation &amp; Management:</text:span></text:p>
          <text:list>
            <text:list-item>
              <text:p text:style-name="P135"><text:span text:style-name="Strong_20_Emphasis">Oracle Database (Multi-Model):</text:span> For creating curated data sets in various formats (relational, JSON, graph).</text:p>
            </text:list-item>
            <text:list-item>
              <text:p text:style-name="P135"><text:span text:style-name="Strong_20_Emphasis">Oracle APEX:</text:span> For building data-driven, self-service applications.</text:p>
            </text:list-item>
            <text:list-item>
              <text:p text:style-name="P135"><text:soft-page-break/><text:span text:style-name="Strong_20_Emphasis">Oracle Data Lakehouse:</text:span> For storing operational, raw, and curated data sets.</text:p>
            </text:list-item>
          </text:list>
        </text:list-item>
        <text:list-item>
          <text:p text:style-name="P135"><text:span text:style-name="Strong_20_Emphasis">Data Consumption &amp; Analytics:</text:span></text:p>
          <text:list>
            <text:list-item>
              <text:p text:style-name="P135"><text:span text:style-name="Strong_20_Emphasis">Oracle Analytics Cloud:</text:span> For visualizations and dashboards.</text:p>
            </text:list-item>
            <text:list-item>
              <text:p text:style-name="P135"><text:span text:style-name="Strong_20_Emphasis">Oracle Stream Analytics:</text:span> For real-time time series analysis.</text:p>
            </text:list-item>
            <text:list-item>
              <text:p text:style-name="P135"><text:span text:style-name="Strong_20_Emphasis">Oracle Data Science:</text:span> For building and deploying machine learning models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176"><text:span text:style-name="Strong_20_Emphasis">7. Developing on Oracle Database</text:span></text:p>
      <text:p text:style-name="P6"><text:span text:style-name="Strong_20_Emphasis">7.1 Manage Autonomous Database instances: Using REST APIs to manage ADB</text:span></text:p>
      <text:p text:style-name="P6"><text:span text:style-name="Strong_20_Emphasis">7.1.1 Core Concept and Benefits</text:span></text:p>
      <text:list text:style-name="L130">
        <text:list-item>
          <text:p text:style-name="P136"><text:span text:style-name="Strong_20_Emphasis">Purpose:</text:span> Provides a programmatic alternative to the OCI Console for managing Autonomous Database (ADB) instances.</text:p>
        </text:list-item>
        <text:list-item>
          <text:p text:style-name="P136"><text:span text:style-name="Strong_20_Emphasis">Use Cases:</text:span> Enables customized deployment scripts, "gold standard" configurations, and version-controlled infrastructure-as-code.</text:p>
        </text:list-item>
      </text:list>
      <text:p text:style-name="P6"><text:span text:style-name="Strong_20_Emphasis">7.1.2 Technical Implementation</text:span></text:p>
      <text:list text:style-name="L131">
        <text:list-item>
          <text:p text:style-name="P137"><text:span text:style-name="Strong_20_Emphasis">API Type:</text:span> Standard REST APIs using HTTPS requests and responses (TLS 1.2).</text:p>
        </text:list-item>
        <text:list-item>
          <text:p text:style-name="P137"><text:span text:style-name="Strong_20_Emphasis">Authentication:</text:span> All requests must be signed using a private key and the RSA-SHA256 algorithm, based on the HTTP Signatures specification. Requires an SSH key pair in PEM format.</text:p>
        </text:list-item>
        <text:list-item>
          <text:p text:style-name="P137"><text:span text:style-name="Strong_20_Emphasis">Language Support:</text:span> Can be called from any language that supports HTTPS (e.g., Python, Java, Node.js, cURL).</text:p>
        </text:list-item>
      </text:list>
      <text:p text:style-name="P6"><text:span text:style-name="Strong_20_Emphasis">7.1.3 Common API Operations</text:span></text:p>
      <text:list text:style-name="L132">
        <text:list-item>
          <text:p text:style-name="P138"><text:span text:style-name="Strong_20_Emphasis">Create Database:</text:span> Specifies parameters like database name, ECPU count, storage, and license model.</text:p>
        </text:list-item>
        <text:list-item>
          <text:p text:style-name="P138"><text:span text:style-name="Strong_20_Emphasis">Delete Database:</text:span> Removes an existing ADB instance.</text:p>
        </text:list-item>
        <text:list-item>
          <text:p text:style-name="P138"><text:span text:style-name="Strong_20_Emphasis">Start/Stop Database:</text:span> Controls the runtime state of an instance.</text:p>
        </text:list-item>
        <text:list-item>
          <text:p text:style-name="P138"><text:span text:style-name="Strong_20_Emphasis">Scale Database:</text:span> Changes the ECPU count (e.g., scaling to 20 ECPUs).</text:p>
        </text:list-item>
        <text:list-item>
          <text:p text:style-name="P138"><text:span text:style-name="Strong_20_Emphasis">Initiate Backup:</text:span> Triggers an on-demand backup.</text:p>
        </text:list-item>
      </text:list>
      <text:p text:style-name="P1"/>
      <text:p text:style-name="P6"><text:span text:style-name="Strong_20_Emphasis">7.2 Autonomous Database Built-In Tools</text:span></text:p>
      <text:p text:style-name="P6"><text:span text:style-name="Strong_20_Emphasis">7.2.1 The Integrated Tool Suite (Database Actions)</text:span></text:p>
      <text:list text:style-name="L133">
        <text:list-item>
          <text:p text:style-name="P139"><text:span text:style-name="Strong_20_Emphasis">Access:</text:span> A pre-installed, pre-configured suite of tools launched from the OCI Console via the "Database Actions" button.</text:p>
        </text:list-item>
        <text:list-item>
          <text:p text:style-name="P139"><text:span text:style-name="Strong_20_Emphasis">Goal:</text:span> Provides an open, collaborative platform for data loading, preparation, analysis, and application development.</text:p>
        </text:list-item>
      </text:list>
      <text:p text:style-name="P6"><text:span text:style-name="Strong_20_Emphasis">7.2.2 Key Tool Categories and Functions</text:span></text:p>
      <text:list text:style-name="L134">
        <text:list-item>
          <text:p text:style-name="P140"><text:soft-page-break/><text:span text:style-name="Strong_20_Emphasis">Data Loading &amp; Preparation:</text:span></text:p>
          <text:list>
            <text:list-item>
              <text:p text:style-name="P140">Simplifies loading data from local files or cloud object stores (OCI, AWS S3, Azure Blob).</text:p>
            </text:list-item>
            <text:list-item>
              <text:p text:style-name="P140">Includes <text:span text:style-name="Strong_20_Emphasis">data profiling</text:span> to quickly identify data quality issues (e.g., inconsistent formatting, outliers).</text:p>
            </text:list-item>
          </text:list>
        </text:list-item>
        <text:list-item>
          <text:p text:style-name="P140"><text:span text:style-name="Strong_20_Emphasis">Development:</text:span></text:p>
          <text:list>
            <text:list-item>
              <text:p text:style-name="P140"><text:span text:style-name="Strong_20_Emphasis">SQL Worksheet:</text:span> For running queries and managing database objects.</text:p>
            </text:list-item>
            <text:list-item>
              <text:p text:style-name="P140"><text:span text:style-name="Strong_20_Emphasis">APEX (Application Express):</text:span> Low-code application development environment.</text:p>
            </text:list-item>
            <text:list-item>
              <text:p text:style-name="P140"><text:span text:style-name="Strong_20_Emphasis">REST Data Services:</text:span> For creating and managing REST APIs on database objects.</text:p>
            </text:list-item>
          </text:list>
        </text:list-item>
        <text:list-item>
          <text:p text:style-name="P140"><text:span text:style-name="Strong_20_Emphasis">Data Analysis:</text:span></text:p>
          <text:list>
            <text:list-item>
              <text:p text:style-name="P140"><text:span text:style-name="Strong_20_Emphasis">Analytic Views:</text:span> Pre-built semantic models for universal data access.</text:p>
            </text:list-item>
            <text:list-item>
              <text:p text:style-name="P140"><text:span text:style-name="Strong_20_Emphasis">Data Exploration:</text:span> Tools to visually profile and investigate loaded data.</text:p>
            </text:list-item>
          </text:list>
        </text:list-item>
        <text:list-item>
          <text:p text:style-name="P140"><text:span text:style-name="Strong_20_Emphasis">Underlying Technology:</text:span> Integrates with enterprise tools like <text:span text:style-name="Strong_20_Emphasis">Oracle Data Integrator (ODI)</text:span> and <text:span text:style-name="Strong_20_Emphasis">Oracle Analytics Cloud (OAC)</text:span>.</text:p>
        </text:list-item>
      </text:list>
      <text:p text:style-name="P6"><text:span text:style-name="Strong_20_Emphasis">7.2.3 Key Benefits</text:span></text:p>
      <text:list text:style-name="L135">
        <text:list-item>
          <text:p text:style-name="P141"><text:span text:style-name="Strong_20_Emphasis">Collaboration by Design:</text:span> Metadata is defined in a common database layer and catalog, breaking down silos between data engineers, analysts, and scientists.</text:p>
        </text:list-item>
        <text:list-item>
          <text:p text:style-name="P141"><text:span text:style-name="Strong_20_Emphasis">Open Platform:</text:span> Supports open standards (SQL, Python) and various data formats (CSV, JSON).</text:p>
        </text:list-item>
      </text:list>
      <text:p text:style-name="P1"/>
      <text:p text:style-name="P6"><text:span text:style-name="Strong_20_Emphasis">7.3 CI/CD for APEX and Oracle Database Developers - Part 1</text:span></text:p>
      <text:p text:style-name="P6"><text:span text:style-name="Strong_20_Emphasis">7.3.1 CI/CD Core Concept and Value</text:span></text:p>
      <text:list text:style-name="L136">
        <text:list-item>
          <text:p text:style-name="P142"><text:span text:style-name="Strong_20_Emphasis">Definition:</text:span> <text:span text:style-name="Strong_20_Emphasis">Continuous Integration (CI)</text:span> and <text:span text:style-name="Strong_20_Emphasis">Continuous Delivery/Deployment (CD)</text:span> automate the stages of the application development lifecycle.</text:p>
        </text:list-item>
        <text:list-item>
          <text:p text:style-name="P142"><text:span text:style-name="Strong_20_Emphasis">Key Benefits:</text:span></text:p>
          <text:list>
            <text:list-item>
              <text:p text:style-name="P142"><text:span text:style-name="Strong_20_Emphasis">Consistency &amp; Quality:</text:span> Enforces coding standards and security, finds issues faster.</text:p>
            </text:list-item>
            <text:list-item>
              <text:p text:style-name="P142"><text:span text:style-name="Strong_20_Emphasis">Frequent Releases:</text:span> Enables more reliable and secure production deployments.</text:p>
            </text:list-item>
            <text:list-item>
              <text:p text:style-name="P142"><text:span text:style-name="Strong_20_Emphasis">Solves Development Challenges:</text:span> Prevents "cowboy coding," manages concurrent development in a shared database, and provides version control for database and APEX metadata.</text:p>
            </text:list-item>
          </text:list>
        </text:list-item>
      </text:list>
      <text:p text:style-name="P6"><text:span text:style-name="Strong_20_Emphasis">7.3.2 Foundational Tools</text:span></text:p>
      <text:list text:style-name="L137">
        <text:list-item>
          <text:p text:style-name="P143"><text:span text:style-name="Strong_20_Emphasis">Source Control:</text:span> GitHub, GitLab, or Bitbucket.</text:p>
        </text:list-item>
        <text:list-item>
          <text:p text:style-name="P143"><text:span text:style-name="Strong_20_Emphasis">SQLcl:</text:span> A lightweight, powerful command-line interface for Oracle Database.</text:p>
        </text:list-item>
        <text:list-item>
          <text:p text:style-name="P143"><text:span text:style-name="Strong_20_Emphasis">Liquibase:</text:span> An open-source tool for tracking, managing, and applying database schema changes. It is bundled with SQLcl.</text:p>
        </text:list-item>
        <text:list-item>
          <text:p text:style-name="P143"><text:span text:style-name="Strong_20_Emphasis">Jenkins:</text:span> An automation server for creating CI/CD pipelines.</text:p>
        </text:list-item>
      </text:list>
      <text:p text:style-name="P6"><text:span text:style-name="Strong_20_Emphasis">7.3.3 Managing Database and APEX Changes with Liquibase</text:span></text:p>
      <text:list text:style-name="L138">
        <text:list-item>
          <text:p text:style-name="P144"><text:soft-page-break/><text:span text:style-name="Strong_20_Emphasis">Change Tracking:</text:span> Liquibase maintains a changelog table in the database, recording all changes made.</text:p>
        </text:list-item>
        <text:list-item>
          <text:p text:style-name="P144"><text:span text:style-name="Strong_20_Emphasis">Intelligent Script Generation:</text:span> Liquibase is schema-aware; it generates differential scripts (e.g., <text:span text:style-name="Source_20_Text">ALTER TABLE</text:span>) instead of just <text:span text:style-name="Source_20_Text">CREATE</text:span> statements if objects already exist.</text:p>
        </text:list-item>
        <text:list-item>
          <text:p text:style-name="P144"><text:span text:style-name="Strong_20_Emphasis">APEX Application Export:</text:span></text:p>
          <text:list>
            <text:list-item>
              <text:p text:style-name="P144">Can export an entire APEX application as a single file or split into multiple files for better change visibility.</text:p>
            </text:list-item>
            <text:list-item>
              <text:p text:style-name="P144">Uses flags (<text:span text:style-name="Source_20_Text">-split</text:span>, <text:span text:style-name="Source_20_Text">-skipExportDate</text:span>) to export only meaningful changes, ignoring auto-generated IDs and dates.</text:p>
            </text:list-item>
          </text:list>
        </text:list-item>
        <text:list-item>
          <text:p text:style-name="P144"><text:span text:style-name="Strong_20_Emphasis">Data Migration:</text:span> Suitable for migrating small, static metadata tables (e.g., lookup tables) via insert statements, but not for large data volumes.</text:p>
        </text:list-item>
      </text:list>
      <text:p text:style-name="P6"><text:span text:style-name="Strong_20_Emphasis">7.3.4 Environment Provisioning with Infrastructure-as-Code</text:span></text:p>
      <text:list text:style-name="L139">
        <text:list-item>
          <text:p text:style-name="P145"><text:span text:style-name="Strong_20_Emphasis">Terraform:</text:span> Used to automate the creation of cloud infrastructure, including Autonomous Databases.</text:p>
        </text:list-item>
        <text:list-item>
          <text:p text:style-name="P145"><text:span text:style-name="Strong_20_Emphasis">Cost-Effective Testing:</text:span> Autonomous Database's pay-per-second model allows for creating temporary, isolated test environments at a very low cost.</text:p>
        </text:list-item>
      </text:list>
      <text:p text:style-name="P4"/>
      <text:p text:style-name="P4"/>
      <text:p text:style-name="P176"><text:span text:style-name="Strong_20_Emphasis">7.4 CI/CD for APEX and Oracle Database Developers - Part 2</text:span></text:p>
      <text:p text:style-name="P6"><text:span text:style-name="Strong_20_Emphasis">7.4.1 The CI/CD Pipeline Architecture</text:span></text:p>
      <text:list text:style-name="L140">
        <text:list-item>
          <text:p text:style-name="P146"><text:span text:style-name="Strong_20_Emphasis">Core Components:</text:span></text:p>
          <text:list>
            <text:list-item>
              <text:p text:style-name="P146"><text:span text:style-name="Strong_20_Emphasis">Developers:</text:span> Commit code to a Git repository (e.g., GitHub).</text:p>
            </text:list-item>
            <text:list-item>
              <text:p text:style-name="P146"><text:span text:style-name="Strong_20_Emphasis">Repository Webhook:</text:span> Triggers the CI/CD pipeline on events like a pull request.</text:p>
            </text:list-item>
            <text:list-item>
              <text:p text:style-name="P146"><text:span text:style-name="Strong_20_Emphasis">Jenkins Server:</text:span> An automation server (often on an OCI Compute VM) that orchestrates the pipeline. It is pre-configured with SQLcl, Git, and Terraform.</text:p>
            </text:list-item>
            <text:list-item>
              <text:p text:style-name="P146"><text:span text:style-name="Strong_20_Emphasis">OCI Instance Principals:</text:span> Allows the Jenkins VM to securely call OCI APIs and create resources (like Autonomous Databases) without storing user credentials.</text:p>
            </text:list-item>
          </text:list>
        </text:list-item>
        <text:list-item>
          <text:p text:style-name="P146"><text:span text:style-name="Strong_20_Emphasis">Pipeline Flow:</text:span></text:p>
          <text:list>
            <text:list-item text:start-value="1">
              <text:p text:style-name="P146">A developer finishes a feature and creates a <text:span text:style-name="Strong_20_Emphasis">pull request</text:span>.</text:p>
            </text:list-item>
            <text:list-item>
              <text:p text:style-name="P146">This triggers the pipeline, which automatically:</text:p>
              <text:list>
                <text:list-item>
                  <text:p text:style-name="P146"><text:span text:style-name="Strong_20_Emphasis">Clones a production-like environment</text:span> (using Terraform or other methods).</text:p>
                </text:list-item>
                <text:list-item>
                  <text:p text:style-name="P146"><text:span text:style-name="Strong_20_Emphasis">Applies the new code</text:span> (database objects and APEX app) using SQLcl/Liquibase.</text:p>
                </text:list-item>
                <text:list-item>
                  <text:p text:style-name="P146"><text:span text:style-name="Strong_20_Emphasis">Runs unit tests</text:span> (e.g., using UTPLSQL).</text:p>
                </text:list-item>
                <text:list-item>
                  <text:p text:style-name="P146"><text:span text:style-name="Strong_20_Emphasis">Checks logs for errors</text:span>.</text:p>
                </text:list-item>
              </text:list>
            </text:list-item>
            <text:list-item>
              <text:p text:style-name="P146">If the pipeline passes, the code can be merged into the main branch.</text:p>
            </text:list-item>
            <text:list-item>
              <text:p text:style-name="P146">The temporary test environment is destroyed.</text:p>
            </text:list-item>
            <text:list-item>
              <text:p text:style-name="P146">After a sprint, a new version is tagged and deployed through environments (DEV, UAT, PROD).</text:p>
            </text:list-item>
          </text:list>
        </text:list-item>
      </text:list>
      <text:p text:style-name="P6"><text:soft-page-break/><text:span text:style-name="Strong_20_Emphasis">7.4.2 Creating Isolated Developer Environments</text:span></text:p>
      <text:p text:style-name="P6">A critical requirement is providing each developer with an isolated, fresh environment that mirrors the main codebase.</text:p>
      <text:list text:style-name="L141">
        <text:list-item>
          <text:p text:style-name="P147"><text:span text:style-name="Strong_20_Emphasis">Primary Methods for Environment Creation:</text:span></text:p>
          <text:list>
            <text:list-item>
              <text:p text:style-name="P147"><text:span text:style-name="Strong_20_Emphasis">Autonomous Database (ADB) Clones:</text:span> Fast and easy cloning via UI, CLI, API, or Terraform.</text:p>
            </text:list-item>
            <text:list-item>
              <text:p text:style-name="P147"><text:span text:style-name="Strong_20_Emphasis">Database VMs:</text:span> Create from a backup (slower).</text:p>
            </text:list-item>
            <text:list-item>
              <text:p text:style-name="P147"><text:span text:style-name="Strong_20_Emphasis">Exadata Cloud Service:</text:span> Use sparse cloning for rapid creation.</text:p>
            </text:list-item>
            <text:list-item>
              <text:p text:style-name="P147"><text:span text:style-name="Strong_20_Emphasis">Multitenancy (Pluggable Databases - PDBs):</text:span> Create PDB clones via:</text:p>
              <text:list>
                <text:list-item>
                  <text:p text:style-name="P147">Database APIs</text:p>
                </text:list-item>
                <text:list-item>
                  <text:p text:style-name="P147">ORDS REST APIs</text:p>
                </text:list-item>
                <text:list-item>
                  <text:p text:style-name="P147">Standard SQL scripts</text:p>
                </text:list-item>
              </text:list>
            </text:list-item>
            <text:list-item>
              <text:p text:style-name="P147"><text:span text:style-name="Strong_20_Emphasis">Non-Multitenant Databases (Legacy):</text:span></text:p>
              <text:list>
                <text:list-item>
                  <text:p text:style-name="P147"><text:span text:style-name="Strong_20_Emphasis">Guaranteed Restore Points / Flashback Database:</text:span> Flash the database back to a clean state after each development cycle.</text:p>
                </text:list-item>
                <text:list-item>
                  <text:p text:style-name="P147"><text:span text:style-name="Strong_20_Emphasis">RMAN Clones:</text:span> Using database links.</text:p>
                </text:list-item>
                <text:list-item>
                  <text:p text:style-name="P147"><text:span text:style-name="Strong_20_Emphasis">Data Pump:</text:span> Export/import the schema.</text:p>
                </text:list-item>
                <text:list-item>
                  <text:p text:style-name="P147"><text:span text:style-name="Strong_20_Emphasis">ACFS / gDBClone:</text:span> Using storage snapshots.</text:p>
                </text:list-item>
              </text:list>
            </text:list-item>
          </text:list>
        </text:list-item>
      </text:list>
      <text:p text:style-name="P6"><text:span text:style-name="Strong_20_Emphasis">7.4.3 Deployment to Production and Rollback Strategies</text:span></text:p>
      <text:list text:style-name="L142">
        <text:list-item>
          <text:p text:style-name="P148"><text:span text:style-name="Strong_20_Emphasis">Deployment:</text:span></text:p>
          <text:list>
            <text:list-item>
              <text:p text:style-name="P148"><text:span text:style-name="Strong_20_Emphasis">Manual:</text:span> Jenkins creates deployment artifacts (ZIP files); a DBA manually applies them to production. This is common for teams not yet fully trusting automation.</text:p>
            </text:list-item>
            <text:list-item>
              <text:p text:style-name="P148"><text:span text:style-name="Strong_20_Emphasis">Automated:</text:span> The pipeline automatically deploys the version-tagged code to production environments. This is reliable because the code has been tested repeatedly in identical, cloned environments.</text:p>
            </text:list-item>
          </text:list>
        </text:list-item>
        <text:list-item>
          <text:p text:style-name="P148"><text:span text:style-name="Strong_20_Emphasis">Rollback Strategies:</text:span></text:p>
          <text:list>
            <text:list-item>
              <text:p text:style-name="P148"><text:span text:style-name="Strong_20_Emphasis">Multitenant/PDBs:</text:span> Rollback the entire PDB to a snapshot.</text:p>
            </text:list-item>
            <text:list-item>
              <text:p text:style-name="P148"><text:span text:style-name="Strong_20_Emphasis">Flashback Database:</text:span> Revert the entire database to a guaranteed restore point created pre-deployment.</text:p>
            </text:list-item>
            <text:list-item>
              <text:p text:style-name="P148"><text:span text:style-name="Strong_20_Emphasis">Liquibase Rollback:</text:span> Use Liquibase to roll back specific database object changes.</text:p>
            </text:list-item>
            <text:list-item>
              <text:p text:style-name="P148"><text:span text:style-name="Strong_20_Emphasis">APEX Rollback:</text:span> Re-install the previous version of the APEX application.</text:p>
            </text:list-item>
            <text:list-item>
              <text:p text:style-name="P148"><text:span text:style-name="Strong_20_Emphasis">Table Flashback:</text:span> Flashback specific tables to their pre-deployment state.</text:p>
            </text:list-item>
            <text:list-item>
              <text:p text:style-name="P148"><text:span text:style-name="Strong_20_Emphasis">Roll Forward:</text:span> Fix the issue directly in production and then incorporate that fix back into the main code line.</text:p>
            </text:list-item>
          </text:list>
        </text:list-item>
      </text:list>
      <text:p text:style-name="P176"><text:span text:style-name="Strong_20_Emphasis">8. Resiliency</text:span></text:p>
      <text:p text:style-name="P6"><text:span text:style-name="Strong_20_Emphasis">8.1 Database Maximum Security Architecture</text:span></text:p>
      <text:p text:style-name="P6"><text:span text:style-name="Strong_20_Emphasis">8.1.1 Foundational Security Principles</text:span></text:p>
      <text:list text:style-name="L143">
        <text:list-item>
          <text:p text:style-name="P149"><text:soft-page-break/><text:span text:style-name="Strong_20_Emphasis">Objective:</text:span> Protect valuable data (intellectual property, financial, personal) from theft and misuse.</text:p>
        </text:list-item>
        <text:list-item>
          <text:p text:style-name="P149"><text:span text:style-name="Strong_20_Emphasis">Core Strategy:</text:span> A defense-in-depth approach combining multiple technologies. Omitting any single control creates a vulnerability.</text:p>
        </text:list-item>
        <text:list-item>
          <text:p text:style-name="P149"><text:span text:style-name="Strong_20_Emphasis">Key Control Areas:</text:span></text:p>
          <text:list>
            <text:list-item>
              <text:p text:style-name="P149"><text:span text:style-name="Strong_20_Emphasis">Assess:</text:span> Determine the system's current security state and identify risks.</text:p>
            </text:list-item>
            <text:list-item>
              <text:p text:style-name="P149"><text:span text:style-name="Strong_20_Emphasis">Detect:</text:span> Identify policy violations and anomalous data access attempts.</text:p>
            </text:list-item>
            <text:list-item>
              <text:p text:style-name="P149"><text:span text:style-name="Strong_20_Emphasis">Prevent:</text:span> Block unauthorized access through robust control mechanisms.</text:p>
            </text:list-item>
          </text:list>
        </text:list-item>
      </text:list>
      <text:p text:style-name="P6"><text:span text:style-name="Strong_20_Emphasis">8.1.2 Common Database Attack Vectors</text:span></text:p>
      <text:list text:style-name="L144">
        <text:list-item>
          <text:p text:style-name="P150"><text:span text:style-name="Strong_20_Emphasis">Compromised Accounts:</text:span> Targeting administrator or end-user accounts (the most common method).</text:p>
        </text:list-item>
        <text:list-item>
          <text:p text:style-name="P150"><text:span text:style-name="Strong_20_Emphasis">Application Attacks:</text:span> Exploiting exposed applications as an entry point.</text:p>
        </text:list-item>
        <text:list-item>
          <text:p text:style-name="P150"><text:span text:style-name="Strong_20_Emphasis">Network Sniffing:</text:span> Intercepting unencrypted data in transit on the internal network.</text:p>
        </text:list-item>
        <text:list-item>
          <text:p text:style-name="P150"><text:span text:style-name="Strong_20_Emphasis">Data File/Backup Theft:</text:span> Stealing underlying database files, backups, or exports.</text:p>
        </text:list-item>
        <text:list-item>
          <text:p text:style-name="P150"><text:span text:style-name="Strong_20_Emphasis">Unpatched Vulnerabilities:</text:span> Exploiting known but unaddressed security flaws.</text:p>
        </text:list-item>
        <text:list-item>
          <text:p text:style-name="P150"><text:span text:style-name="Strong_20_Emphasis">Non-Production Systems:</text:span> Attacking less-secure test/development clones of the production database.</text:p>
        </text:list-item>
      </text:list>
      <text:p text:style-name="P6"><text:span text:style-name="Strong_20_Emphasis">8.1.3 Baseline Security Posture: Core Controls</text:span><text:line-break/>These controls can be implemented using standard database features, often at no extra cost.</text:p>
      <text:list text:style-name="L145">
        <text:list-item>
          <text:p text:style-name="P151"><text:span text:style-name="Strong_20_Emphasis">1. System Assessment &amp; Configuration:</text:span></text:p>
          <text:list>
            <text:list-item>
              <text:p text:style-name="P151"><text:span text:style-name="Strong_20_Emphasis">Goal:</text:span> Identify insecure configurations, configuration drift, and missing patches.</text:p>
            </text:list-item>
            <text:list-item>
              <text:p text:style-name="P151"><text:span text:style-name="Strong_20_Emphasis">Tools:</text:span></text:p>
              <text:list>
                <text:list-item>
                  <text:p text:style-name="P151"><text:span text:style-name="Strong_20_Emphasis">Database Security Assessment Tool (DBSAT):</text:span> A free, on-premises utility.</text:p>
                </text:list-item>
                <text:list-item>
                  <text:p text:style-name="P151"><text:span text:style-name="Strong_20_Emphasis">OCI Data Safe:</text:span> A cloud service (included with Oracle Cloud database services) that also provides assessment.</text:p>
                </text:list-item>
              </text:list>
            </text:list-item>
          </text:list>
        </text:list-item>
        <text:list-item>
          <text:p text:style-name="P151"><text:span text:style-name="Strong_20_Emphasis">2. Access Control &amp; Authentication:</text:span></text:p>
          <text:list>
            <text:list-item>
              <text:p text:style-name="P151"><text:span text:style-name="Strong_20_Emphasis">Principle of Least Privilege:</text:span> Ensure accounts have only the necessary privileges.</text:p>
            </text:list-item>
            <text:list-item>
              <text:p text:style-name="P151"><text:span text:style-name="Strong_20_Emphasis">Privilege Analysis (Enterprise Edition only):</text:span> Identifies and helps remove unused privileges.</text:p>
            </text:list-item>
            <text:list-item>
              <text:p text:style-name="P151"><text:span text:style-name="Strong_20_Emphasis">Strong Authentication:</text:span> Implement multi-factor, Kerberos, or PKI certificate-based authentication.</text:p>
            </text:list-item>
            <text:list-item>
              <text:p text:style-name="P151"><text:span text:style-name="Strong_20_Emphasis">Centralized Management:</text:span> Use Enterprise User Security (Oracle LDAP) or Centrally Managed Users (Microsoft Active Directory).</text:p>
            </text:list-item>
          </text:list>
        </text:list-item>
        <text:list-item>
          <text:p text:style-name="P151"><text:span text:style-name="Strong_20_Emphasis">3. Data Protection:</text:span></text:p>
          <text:list>
            <text:list-item>
              <text:p text:style-name="P151"><text:span text:style-name="Strong_20_Emphasis">Encryption:</text:span></text:p>
              <text:list>
                <text:list-item>
                  <text:p text:style-name="P151"><text:span text:style-name="Strong_20_Emphasis">Data in Motion:</text:span> Use Oracle Native Network Encryption or TLS.</text:p>
                </text:list-item>
                <text:list-item>
                  <text:p text:style-name="P151"><text:span text:style-name="Strong_20_Emphasis">Data at Rest:</text:span> Use Transparent Data Encryption (TDE) and protect the encryption keys.</text:p>
                </text:list-item>
              </text:list>
            </text:list-item>
            <text:list-item>
              <text:p text:style-name="P151"><text:soft-page-break/><text:span text:style-name="Strong_20_Emphasis">Sensitive Data Discovery:</text:span> Use DBSAT or Data Safe to locate and classify sensitive data (PII, financial data, etc.).</text:p>
            </text:list-item>
          </text:list>
        </text:list-item>
        <text:list-item>
          <text:p text:style-name="P151"><text:span text:style-name="Strong_20_Emphasis">4. Monitoring &amp; Auditing:</text:span></text:p>
          <text:list>
            <text:list-item>
              <text:p text:style-name="P151"><text:span text:style-name="Strong_20_Emphasis">Database Auditing:</text:span> Track critical activities such as:</text:p>
              <text:list>
                <text:list-item>
                  <text:p text:style-name="P151">Database connections (especially failures).</text:p>
                </text:list-item>
                <text:list-item>
                  <text:p text:style-name="P151">Data Control Language (DCL - user/privilege changes).</text:p>
                </text:list-item>
                <text:list-item>
                  <text:p text:style-name="P151">Data Definition Language (DDL - object creation/modification).</text:p>
                </text:list-item>
              </text:list>
            </text:list-item>
            <text:list-item>
              <text:p text:style-name="P151"><text:span text:style-name="Strong_20_Emphasis">Network Monitoring:</text:span> Monitor SQL traffic for suspicious activity.</text:p>
            </text:list-item>
          </text:list>
        </text:list-item>
      </text:list>
      <text:p text:style-name="P3"><text:span text:style-name="T1"><text:line-break/></text:span><text:span text:style-name="Strong_20_Emphasis">8.2 Oracle's Maximum Availability Architecture (MAA)</text:span></text:p>
      <text:p text:style-name="P6"><text:span text:style-name="Strong_20_Emphasis">8.2.1 The Problem: Downtime and Data Loss</text:span></text:p>
      <text:list text:style-name="L146">
        <text:list-item>
          <text:p text:style-name="P152"><text:span text:style-name="Strong_20_Emphasis">Impact:</text:span> Database downtime and data loss have severe financial consequences (e.g., $350k/hour average, up to $10M per outage).</text:p>
        </text:list-item>
        <text:list-item>
          <text:p text:style-name="P152"><text:span text:style-name="Strong_20_Emphasis">Prevalence:</text:span> 91% of companies experience unplanned data center outages within a two-year period.</text:p>
        </text:list-item>
      </text:list>
      <text:p text:style-name="P6"><text:span text:style-name="Strong_20_Emphasis">8.2.2 Key Terminology and Objectives</text:span></text:p>
      <text:list text:style-name="L147">
        <text:list-item>
          <text:p text:style-name="P153"><text:span text:style-name="Strong_20_Emphasis">High Availability (HA):</text:span> Uses redundant components (like clusters) to ensure service continuity during hardware failures.</text:p>
        </text:list-item>
        <text:list-item>
          <text:p text:style-name="P153"><text:span text:style-name="Strong_20_Emphasis">Scalability:</text:span> Maintains performance as user load increases.</text:p>
        </text:list-item>
        <text:list-item>
          <text:p text:style-name="P153"><text:span text:style-name="Strong_20_Emphasis">Rolling Updates/Patching:</text:span> Applies maintenance in a sequential manner to minimize planned downtime.</text:p>
        </text:list-item>
        <text:list-item>
          <text:p text:style-name="P153"><text:span text:style-name="Strong_20_Emphasis">Disaster Recovery (DR):</text:span> Protects against a complete site outage with a redundant failover site.</text:p>
        </text:list-item>
        <text:list-item>
          <text:p text:style-name="P153"><text:span text:style-name="Strong_20_Emphasis">Key Metrics:</text:span></text:p>
          <text:list>
            <text:list-item>
              <text:p text:style-name="P153"><text:span text:style-name="Strong_20_Emphasis">Recovery Time Objective (RTO):</text:span> The target time to restore service after an outage.</text:p>
            </text:list-item>
            <text:list-item>
              <text:p text:style-name="P153"><text:span text:style-name="Strong_20_Emphasis">Recovery Point Objective (RPO):</text:span> The maximum acceptable amount of data loss measured in time.</text:p>
            </text:list-item>
          </text:list>
        </text:list-item>
      </text:list>
      <text:p text:style-name="P6"><text:span text:style-name="Strong_20_Emphasis">8.2.3 The MAA Blueprint and Methodology</text:span></text:p>
      <text:list text:style-name="L148">
        <text:list-item>
          <text:p text:style-name="P154"><text:span text:style-name="Strong_20_Emphasis">Definition:</text:span> Oracle's Maximum Availability Architecture (MAA) is a best practices blueprint for achieving optimal high availability, data protection, and disaster recovery.</text:p>
        </text:list-item>
        <text:list-item>
          <text:p text:style-name="P154"><text:span text:style-name="Strong_20_Emphasis">Development Method:</text:span> Uses <text:span text:style-name="Strong_20_Emphasis">chaos engineering</text:span>—proactively testing system resilience by simulating failures (network, server, storage, human error, data corruption) to validate failover and recovery processes.</text:p>
        </text:list-item>
        <text:list-item>
          <text:p text:style-name="P154"><text:span text:style-name="Strong_20_Emphasis">Scope:</text:span> Provides reference architectures for different service levels, covering both engineered and non-engineered systems, on-premises and in the cloud.</text:p>
        </text:list-item>
      </text:list>
      <text:p text:style-name="P6"><text:span text:style-name="Strong_20_Emphasis">8.2.4 Core MAA Technologies and Goals</text:span><text:line-break/>The architecture uses a suite of technologies to achieve four primary goals:</text:p>
      <text:list text:style-name="L149">
        <text:list-item>
          <text:p text:style-name="P155"><text:span text:style-name="Strong_20_Emphasis">Data Protection:</text:span> Minimize data loss using Flashback and Zero Data Loss Recovery Appliance.</text:p>
        </text:list-item>
        <text:list-item>
          <text:p text:style-name="P155"><text:soft-page-break/><text:span text:style-name="Strong_20_Emphasis">Active Replication:</text:span> Enable active-active solutions across sites using <text:span text:style-name="Strong_20_Emphasis">Active Data Guard</text:span> and <text:span text:style-name="Strong_20_Emphasis">GoldenGate</text:span>.</text:p>
        </text:list-item>
        <text:list-item>
          <text:p text:style-name="P155"><text:span text:style-name="Strong_20_Emphasis">Scale-Out:</text:span> Linearly scale compute nodes using <text:span text:style-name="Strong_20_Emphasis">Real Application Clusters (RAC)</text:span>, Automatic Storage Management (ASM), and Sharding.</text:p>
        </text:list-item>
        <text:list-item>
          <text:p text:style-name="P155"><text:span text:style-name="Strong_20_Emphasis">Continuous Availability:</text:span> Enable transparent service failover across local or remote sites using Application Continuity and Global Data Services.</text:p>
        </text:list-item>
      </text:list>
      <text:p text:style-name="P6"><text:span text:style-name="Strong_20_Emphasis">8.2.5 Key Technology Deep Dives</text:span></text:p>
      <text:list text:style-name="L150">
        <text:list-item>
          <text:p text:style-name="P156"><text:span text:style-name="Strong_20_Emphasis">Oracle RAC (Real Application Clusters):</text:span></text:p>
          <text:list>
            <text:list-item>
              <text:p text:style-name="P156">A clustering technology that eliminates single points of failure by spreading a database across multiple servers.</text:p>
            </text:list-item>
            <text:list-item>
              <text:p text:style-name="P156">Provides scalability (add nodes without downtime) and protects committed transactions during a node failure.</text:p>
            </text:list-item>
          </text:list>
        </text:list-item>
        <text:list-item>
          <text:p text:style-name="P156"><text:span text:style-name="Strong_20_Emphasis">Transparent Application Continuity:</text:span></text:p>
          <text:list>
            <text:list-item>
              <text:p text:style-name="P156">A feature of RAC that protects <text:span text:style-name="Strong_20_Emphasis">in-flight transactions</text:span> during an outage.</text:p>
            </text:list-item>
            <text:list-item>
              <text:p text:style-name="P156">Automatically replays transactions after a failure, making the disruption transparent to the application and end-user.</text:p>
            </text:list-item>
            <text:list-item>
              <text:p text:style-name="P156">Requires no application changes, only correct driver and connection string configuration.</text:p>
            </text:list-item>
          </text:list>
        </text:list-item>
        <text:list-item>
          <text:p text:style-name="P156"><text:span text:style-name="Strong_20_Emphasis">Active Data Guard:</text:span></text:p>
          <text:list>
            <text:list-item>
              <text:p text:style-name="P156">The core solution for disaster recovery.</text:p>
            </text:list-item>
            <text:list-item>
              <text:p text:style-name="P156">Maintains one or more synchronized, physical replicas (standby databases) of the production database.</text:p>
            </text:list-item>
            <text:list-item>
              <text:p text:style-name="P156">Standby databases are open for read-only access while being synchronized, enabling reporting offload.</text:p>
            </text:list-item>
            <text:list-item>
              <text:p text:style-name="P156">Enables fast failover (unplanned) and switchover (planned) to minimize downtime.</text:p>
            </text:list-item>
          </text:list>
        </text:list-item>
      </text:list>
      <text:p text:style-name="P6"><text:span text:style-name="Strong_20_Emphasis">8.2.6 MAA in Oracle Cloud Infrastructure (OCI)</text:span></text:p>
      <text:list text:style-name="L151">
        <text:list-item>
          <text:p text:style-name="P157"><text:span text:style-name="Strong_20_Emphasis">Oracle Database Cloud Service:</text:span> Offers single instance or RAC deployments, automated backups, and cross-region DR with Active Data Guard.</text:p>
        </text:list-item>
        <text:list-item>
          <text:p text:style-name="P157"><text:span text:style-name="Strong_20_Emphasis">Exadata Cloud Service:</text:span> Built on Exadata infrastructure for maximum performance and scalability, available as a public cloud service or on-premises via Exadata Cloud@Customer (ExaCC).</text:p>
        </text:list-item>
        <text:list-item>
          <text:p text:style-name="P157"><text:span text:style-name="Strong_20_Emphasis">Autonomous Database:</text:span> Built on a highly available, multitenant RAC Exadata infrastructure.</text:p>
          <text:list>
            <text:list-item>
              <text:p text:style-name="P157"><text:span text:style-name="Strong_20_Emphasis">Autonomous Data Guard:</text:span> Can be configured with a few clicks for cross-region or cross-availability domain DR.</text:p>
            </text:list-item>
            <text:list-item>
              <text:p text:style-name="P157">Fully managed by Oracle.</text:p>
            </text:list-item>
          </text:list>
        </text:list-item>
      </text:list>
      <text:p text:style-name="P6"><text:span text:style-name="Strong_20_Emphasis">8.2.7 Multicloud Example</text:span></text:p>
      <text:list text:style-name="L152">
        <text:list-item>
          <text:p text:style-name="P158">A <text:span text:style-name="Strong_20_Emphasis">Gold MAA</text:span> architecture can be implemented in a multicloud environment.</text:p>
        </text:list-item>
        <text:list-item>
          <text:p text:style-name="P158"><text:span text:style-name="Strong_20_Emphasis">Example:</text:span> Oracle Database tier (utilizing RAC and Active Data Guard) in OCI, with the application mid-tier running in a third-party cloud (e.g., AWS, Azure).</text:p>
        </text:list-item>
        <text:list-item>
          <text:p text:style-name="P158"><text:soft-page-break/>Network connectivity is provided by partners like <text:span text:style-name="Strong_20_Emphasis">Megaport</text:span> for redundancy.</text:p>
        </text:list-item>
      </text:list>
      <text:p text:style-name="P4"/>
      <text:p text:style-name="P4"/>
      <text:p text:style-name="P4"/>
      <text:p text:style-name="P176"><text:span text:style-name="Strong_20_Emphasis">9. Upgrades and Migrations</text:span></text:p>
      <text:p text:style-name="P6"><text:span text:style-name="Strong_20_Emphasis">9.1 Oracle Database Cloud Migration</text:span></text:p>
      <text:p text:style-name="P6"><text:span text:style-name="Strong_20_Emphasis">9.1.1 Migration Drivers and Service Portfolio</text:span></text:p>
      <text:list text:style-name="L153">
        <text:list-item>
          <text:p text:style-name="P159"><text:span text:style-name="Strong_20_Emphasis">Common Reasons for Migration:</text:span></text:p>
          <text:list>
            <text:list-item>
              <text:p text:style-name="P159">Upgrading to a new major database version.</text:p>
            </text:list-item>
            <text:list-item>
              <text:p text:style-name="P159">Moving to new hardware platforms.</text:p>
            </text:list-item>
            <text:list-item>
              <text:p text:style-name="P159">Re-platforming to the Cloud.</text:p>
            </text:list-item>
          </text:list>
        </text:list-item>
        <text:list-item>
          <text:p text:style-name="P159"><text:span text:style-name="Strong_20_Emphasis">Oracle Cloud Database Services:</text:span> Offer a spectrum of options with varying levels of automation and control to meet different SLA requirements.</text:p>
        </text:list-item>
      </text:list>
      <text:p text:style-name="P6"><text:span text:style-name="Strong_20_Emphasis">9.1.2 Migration Strategies</text:span></text:p>
      <text:list text:style-name="L154">
        <text:list-item>
          <text:p text:style-name="P160"><text:span text:style-name="Strong_20_Emphasis">With Downtime:</text:span> Suitable for applications that can schedule an outage. Opens up simpler migration methods.</text:p>
        </text:list-item>
        <text:list-item>
          <text:p text:style-name="P160"><text:span text:style-name="Strong_20_Emphasis">Zero Downtime / Continuous Operations:</text:span> Essential for 24/7 applications. Requires more complex migration methods to maintain availability.</text:p>
        </text:list-item>
      </text:list>
      <text:p text:style-name="P6"><text:span text:style-name="Strong_20_Emphasis">9.1.3 Migration Process and Tools</text:span></text:p>
      <text:list text:style-name="L155">
        <text:list-item>
          <text:p text:style-name="P161"><text:span text:style-name="Strong_20_Emphasis">General Process:</text:span> Assess -&gt; Choose Product -&gt; Migrate.</text:p>
        </text:list-item>
        <text:list-item>
          <text:p text:style-name="P161"><text:span text:style-name="Strong_20_Emphasis">Key Tools:</text:span></text:p>
          <text:list>
            <text:list-item>
              <text:p text:style-name="P161"><text:span text:style-name="Strong_20_Emphasis">Cloud Pre-Migration Advisor Tool (CPAT):</text:span> Assesses source database compatibility for cloud migration. Now integrated into Data Migration Service (DMS).</text:p>
            </text:list-item>
            <text:list-item>
              <text:p text:style-name="P161"><text:span text:style-name="Strong_20_Emphasis">OCI Database Migration Service (DMS):</text:span> Focuses on ease of use for zero-downtime migrations.</text:p>
            </text:list-item>
            <text:list-item>
              <text:p text:style-name="P161"><text:span text:style-name="Strong_20_Emphasis">Zero Downtime Migration (ZDM):</text:span> Offers more fine-grained control and supports migrations to Exadata Cloud@Customer (ExaCC).</text:p>
            </text:list-item>
            <text:list-item>
              <text:p text:style-name="P161"><text:span text:style-name="Strong_20_Emphasis">OCI Application Migration:</text:span> For moving applications and VMs to the cloud.</text:p>
            </text:list-item>
            <text:list-item>
              <text:p text:style-name="P161"><text:span text:style-name="Strong_20_Emphasis">GoldenGate Veridata:</text:span> Used for validating data consistency between source and target databases.</text:p>
            </text:list-item>
          </text:list>
        </text:list-item>
      </text:list>
      <text:p text:style-name="P1"/>
      <text:p text:style-name="P6"><text:span text:style-name="Strong_20_Emphasis">9.2 Database Upgrade Best Practices</text:span></text:p>
      <text:p text:style-name="P6"><text:span text:style-name="Strong_20_Emphasis">9.2.1 Pre-Upgrade Preparation</text:span></text:p>
      <text:list text:style-name="L156">
        <text:list-item>
          <text:p text:style-name="P162"><text:span text:style-name="Strong_20_Emphasis">Target Release:</text:span> <text:span text:style-name="Strong_20_Emphasis">Oracle Database 19c</text:span> is the recommended Long Term Support (LTS) release, with premier support until April 2027. Avoid Innovation Releases (like 21c) for production.</text:p>
        </text:list-item>
        <text:list-item>
          <text:p text:style-name="P162"><text:span text:style-name="Strong_20_Emphasis">Performance Stability:</text:span></text:p>
          <text:list>
            <text:list-item>
              <text:p text:style-name="P162"><text:span text:style-name="Strong_20_Emphasis">SQL Plan Management (SPM):</text:span> Capture and preserve SQL execution plans <text:span text:style-name="Emphasis">before</text:span> the upgrade to prevent performance regression.</text:p>
            </text:list-item>
            <text:list-item>
              <text:p text:style-name="P162"><text:soft-page-break/><text:span text:style-name="Strong_20_Emphasis">Real Application Testing:</text:span> Use Database Replay to simulate production workload on the upgraded system.</text:p>
            </text:list-item>
          </text:list>
        </text:list-item>
        <text:list-item>
          <text:p text:style-name="P162"><text:span text:style-name="Strong_20_Emphasis">Statistics:</text:span></text:p>
          <text:list>
            <text:list-item>
              <text:p text:style-name="P162">Gather dictionary and fixed object statistics <text:span text:style-name="Emphasis">before</text:span> upgrading (at least 7 days in advance if using AutoUpgrade) to reduce upgrade time.</text:p>
            </text:list-item>
            <text:list-item>
              <text:p text:style-name="P162"><text:span text:style-name="Strong_20_Emphasis">Fixed Object Stats:</text:span> Must be gathered <text:span text:style-name="Emphasis">after</text:span> the system is "warmed up" (i.e., running a representative workload), not right after a restart.</text:p>
            </text:list-item>
          </text:list>
        </text:list-item>
      </text:list>
      <text:p text:style-name="P6"><text:span text:style-name="Strong_20_Emphasis">9.2.2 The Upgrade Process: Using AutoUpgrade</text:span></text:p>
      <text:list text:style-name="L157">
        <text:list-item>
          <text:p text:style-name="P163"><text:span text:style-name="Strong_20_Emphasis">Primary Tool:</text:span> <text:span text:style-name="Strong_20_Emphasis">AutoUpgrade</text:span> is the strongly recommended tool for all upgrades.</text:p>
        </text:list-item>
        <text:list-item>
          <text:p text:style-name="P163"><text:span text:style-name="Strong_20_Emphasis">Key Features:</text:span></text:p>
          <text:list>
            <text:list-item>
              <text:p text:style-name="P163">Automates pre-upgrade checks, the upgrade itself, and post-upgrade tasks.</text:p>
            </text:list-item>
            <text:list-item>
              <text:p text:style-name="P163">Can upgrade single or multiple databases with one command.</text:p>
            </text:list-item>
            <text:list-item>
              <text:p text:style-name="P163">Provides detailed logs in multiple formats (TXT, HTML, JSON, XML).</text:p>
            </text:list-item>
            <text:list-item>
              <text:p text:style-name="P163">Automatically fixes common pre-upgrade issues.</text:p>
            </text:list-item>
          </text:list>
        </text:list-item>
        <text:list-item>
          <text:p text:style-name="P163"><text:span text:style-name="Strong_20_Emphasis">Process:</text:span></text:p>
          <text:list>
            <text:list-item text:start-value="1">
              <text:p text:style-name="P163">Create a simple configuration file specifying source and target details.</text:p>
            </text:list-item>
            <text:list-item>
              <text:p text:style-name="P163">Run <text:span text:style-name="Source_20_Text">AutoUpgrade -mode ANALYZE</text:span> to perform pre-upgrade checks.</text:p>
            </text:list-item>
            <text:list-item>
              <text:p text:style-name="P163">Run <text:span text:style-name="Source_20_Text">AutoUpgrade -mode DEPLOY</text:span> to execute the upgrade.</text:p>
            </text:list-item>
          </text:list>
        </text:list-item>
      </text:list>
      <text:p text:style-name="P6"><text:span text:style-name="Strong_20_Emphasis">9.2.3 Fallback Strategy and COMPATIBLE Parameter</text:span></text:p>
      <text:list text:style-name="L158">
        <text:list-item>
          <text:p text:style-name="P164"><text:span text:style-name="Strong_20_Emphasis">Primary Fallback:</text:span> Use <text:span text:style-name="Strong_20_Emphasis">Guaranteed Restore Points</text:span> and <text:span text:style-name="Strong_20_Emphasis">Flashback Database</text:span>. AutoUpgrade can automate this.</text:p>
          <text:list>
            <text:list-item>
              <text:p text:style-name="P164"><text:span text:style-name="Strong_20_Emphasis">Critical:</text:span> This is only possible <text:span text:style-name="Emphasis">before</text:span> users connect and enter new data after the upgrade (pre "go-live").</text:p>
            </text:list-item>
          </text:list>
        </text:list-item>
        <text:list-item>
          <text:p text:style-name="P164"><text:span text:style-name="Strong_20_Emphasis">COMPATIBLE Parameter:</text:span></text:p>
          <text:list>
            <text:list-item>
              <text:p text:style-name="P164"><text:span text:style-name="Strong_20_Emphasis">When to Change:</text:span> Raise the <text:span text:style-name="Source_20_Text">COMPATIBLE</text:span> parameter to the new version (e.g., 19.0.0) <text:span text:style-name="Strong_20_Emphasis">7-10 days </text:span><text:span text:style-name="Strong_20_Emphasis"><text:span text:style-name="Emphasis">after</text:span></text:span> the successful upgrade, during a subsequent maintenance window.</text:p>
            </text:list-item>
            <text:list-item>
              <text:p text:style-name="P164"><text:span text:style-name="Strong_20_Emphasis">Why Wait:</text:span> Changing <text:span text:style-name="Source_20_Text">COMPATIBLE</text:span> prevents using Flashback Database or a downgrade for fallback. The delay provides a stabilization period.</text:p>
            </text:list-item>
            <text:list-item>
              <text:p text:style-name="P164"><text:span text:style-name="Strong_20_Emphasis">Value:</text:span> Always set to the default major release value (e.g., <text:span text:style-name="Source_20_Text">19.0.0</text:span>), not a specific Release Update version.</text:p>
            </text:list-item>
          </text:list>
        </text:list-item>
      </text:list>
      <text:p text:style-name="P6"><text:span text:style-name="Strong_20_Emphasis">9.2.4 Post-Upgrade Actions</text:span></text:p>
      <text:list text:style-name="L159">
        <text:list-item>
          <text:p text:style-name="P165"><text:span text:style-name="Strong_20_Emphasis">Statistics:</text:span> Do <text:span text:style-name="Strong_20_Emphasis">not</text:span> regather optimizer statistics immediately after the upgrade. Existing statistics are preserved and valid.</text:p>
        </text:list-item>
        <text:list-item>
          <text:p text:style-name="P165"><text:span text:style-name="Strong_20_Emphasis">System Statistics:</text:span> Generally avoid regathering system stats post-upgrade, as it often causes more problems than it solves.</text:p>
        </text:list-item>
        <text:list-item>
          <text:p text:style-name="P165"><text:span text:style-name="Strong_20_Emphasis">Parameters:</text:span> Minimize non-default parameters and underscores/events. Use the upgrade project as an opportunity to remove unnecessary ones and move closer to default configurations.</text:p>
        </text:list-item>
      </text:list>
      <text:p text:style-name="P4"><text:soft-page-break/></text:p>
      <text:p text:style-name="P4"/>
      <text:p text:style-name="P4"/>
      <text:p text:style-name="P176"><text:span text:style-name="Strong_20_Emphasis">10. MySQL and NoSQL</text:span></text:p>
      <text:p text:style-name="P6"><text:span text:style-name="Strong_20_Emphasis">10.1 Describe Heatwave MySQL</text:span></text:p>
      <text:p text:style-name="P6"><text:span text:style-name="Strong_20_Emphasis">10.1.1 Background and Market Position</text:span></text:p>
      <text:list text:style-name="L160">
        <text:list-item>
          <text:p text:style-name="P166">MySQL is the #1 open-source database and the second most popular overall.</text:p>
        </text:list-item>
        <text:list-item>
          <text:p text:style-name="P166">Widely used by major companies (Twitter, Facebook, Netflix, Uber) across various industries.</text:p>
        </text:list-item>
        <text:list-item>
          <text:p text:style-name="P166">Popular for its ease of use, reliability, and performance, especially as part of the LAMP stack.</text:p>
        </text:list-item>
      </text:list>
      <text:p text:style-name="P6"><text:span text:style-name="Strong_20_Emphasis">10.1.2 Core Challenge and HeatWave Solution</text:span></text:p>
      <text:list text:style-name="L161">
        <text:list-item>
          <text:p text:style-name="P167"><text:span text:style-name="Strong_20_Emphasis">Challenge:</text:span> MySQL is optimized for OLTP but not for analytics, forcing users to maintain two separate databases with complex, stale ETL processes, increasing cost and security risk.</text:p>
        </text:list-item>
        <text:list-item>
          <text:p text:style-name="P167"><text:span text:style-name="Strong_20_Emphasis">Solution:</text:span> <text:span text:style-name="Strong_20_Emphasis">MySQL HeatWave</text:span> is a massively parallel, in-memory query accelerator integrated directly into the MySQL Database Service.</text:p>
        </text:list-item>
        <text:list-item>
          <text:p text:style-name="P167"><text:span text:style-name="Strong_20_Emphasis">Key Value Proposition:</text:span> A <text:span text:style-name="Strong_20_Emphasis">single, unified platform</text:span> for both transactional processing (OLTP) and real-time analytics, eliminating the need for a separate analytics database and ETL.</text:p>
        </text:list-item>
      </text:list>
      <text:p text:style-name="P6"><text:span text:style-name="Strong_20_Emphasis">10.1.3 Key Features</text:span></text:p>
      <text:list text:style-name="L162">
        <text:list-item>
          <text:p text:style-name="P168"><text:span text:style-name="Strong_20_Emphasis">Real-Time Analytics:</text:span> Changes from MySQL transactions are replicated to the HeatWave cluster in real time.</text:p>
        </text:list-item>
        <text:list-item>
          <text:p text:style-name="P168"><text:span text:style-name="Strong_20_Emphasis">Lakehouse Capability (HeatWave Lakehouse):</text:span></text:p>
          <text:list>
            <text:list-item>
              <text:p text:style-name="P168">Query up to 500 TB of data in object storage (e.g., CSV, Parquet files) without loading it into the MySQL database.</text:p>
            </text:list-item>
            <text:list-item>
              <text:p text:style-name="P168">Data is processed in its object store location, enabling analytics on non-MySQL data.</text:p>
            </text:list-item>
          </text:list>
        </text:list-item>
        <text:list-item>
          <text:p text:style-name="P168"><text:span text:style-name="Strong_20_Emphasis">In-Database Machine Learning (HeatWave AutoML):</text:span></text:p>
          <text:list>
            <text:list-item>
              <text:p text:style-name="P168">Build, train, and deploy ML models using SQL within the database.</text:p>
            </text:list-item>
            <text:list-item>
              <text:p text:style-name="P168">No separate ML service or data movement required.</text:p>
            </text:list-item>
            <text:list-item>
              <text:p text:style-name="P168">Automates the ML lifecycle (algorithm selection, feature engineering, etc.).</text:p>
            </text:list-item>
          </text:list>
        </text:list-item>
        <text:list-item>
          <text:p text:style-name="P168"><text:span text:style-name="Strong_20_Emphasis">MySQL Autopilot:</text:span></text:p>
          <text:list>
            <text:list-item>
              <text:p text:style-name="P168">Uses machine learning to automate database management.</text:p>
            </text:list-item>
            <text:list-item>
              <text:p text:style-name="P168">Key features: Auto-provisioning, auto-shape prediction, auto data placement, auto query plan improvement, auto thread pooling, and auto error recovery.</text:p>
            </text:list-item>
          </text:list>
        </text:list-item>
      </text:list>
      <text:p text:style-name="P6"><text:span text:style-name="Strong_20_Emphasis">10.1.4 Security and Management</text:span></text:p>
      <text:list text:style-name="L163">
        <text:list-item>
          <text:p text:style-name="P169"><text:span text:style-name="Strong_20_Emphasis">Fully Managed Service:</text:span> OCI handles backups, patching, monitoring, and OS maintenance.</text:p>
        </text:list-item>
        <text:list-item>
          <text:p text:style-name="P169"><text:span text:style-name="Strong_20_Emphasis">Security:</text:span> Built on OCI's Gen 2 cloud infrastructure, with data encryption at rest and in motion.</text:p>
        </text:list-item>
        <text:list-item>
          <text:p text:style-name="P169"><text:span text:style-name="Strong_20_Emphasis">Enterprise Edition:</text:span> Based on MySQL Enterprise Edition, including advanced security, scalability features, and support from the MySQL team at no extra cost.</text:p>
        </text:list-item>
      </text:list>
      <text:p text:style-name="P1"><text:soft-page-break/></text:p>
      <text:p text:style-name="P6"><text:span text:style-name="Strong_20_Emphasis">10.2 &amp; 10.3 Oracle NoSQL Database Cloud Service Overview</text:span></text:p>
      <text:p text:style-name="P6"><text:span text:style-name="Strong_20_Emphasis">10.2.1 Addressing Modern Application Challenges</text:span></text:p>
      <text:list text:style-name="L164">
        <text:list-item>
          <text:p text:style-name="P170">Designed for applications that require:</text:p>
          <text:list>
            <text:list-item>
              <text:p text:style-name="P170">High velocity data ingestion (e.g., IoT, social media).</text:p>
            </text:list-item>
            <text:list-item>
              <text:p text:style-name="P170">Low, predictable latency (&lt;10ms).</text:p>
            </text:list-item>
            <text:list-item>
              <text:p text:style-name="P170">Rapid innovation and dynamic data models.</text:p>
            </text:list-item>
            <text:list-item>
              <text:p text:style-name="P170">"Always-on" availability and on-demand scaling.</text:p>
            </text:list-item>
            <text:list-item>
              <text:p text:style-name="P170">Support for structured, semi-structured, and unstructured data.</text:p>
            </text:list-item>
          </text:list>
        </text:list-item>
      </text:list>
      <text:p text:style-name="P6"><text:span text:style-name="Strong_20_Emphasis">10.2.2 Service Definition and Core Features</text:span></text:p>
      <text:list text:style-name="L165">
        <text:list-item>
          <text:p text:style-name="P171"><text:span text:style-name="Strong_20_Emphasis">Serverless &amp; Fully Managed:</text:span> Oracle manages all infrastructure (servers, storage, clustering, software, backups).</text:p>
        </text:list-item>
        <text:list-item>
          <text:p text:style-name="P171"><text:span text:style-name="Strong_20_Emphasis">Elastic:</text:span> Provision throughput (read/write units) and storage; scales automatically with workload.</text:p>
        </text:list-item>
        <text:list-item>
          <text:p text:style-name="P171"><text:span text:style-name="Strong_20_Emphasis">Flexible Data Models:</text:span> Supports and allows interoperability between:</text:p>
          <text:list>
            <text:list-item>
              <text:p text:style-name="P171"><text:span text:style-name="Strong_20_Emphasis">Key-Value</text:span></text:p>
            </text:list-item>
            <text:list-item>
              <text:p text:style-name="P171"><text:span text:style-name="Strong_20_Emphasis">Document (JSON)</text:span></text:p>
            </text:list-item>
            <text:list-item>
              <text:p text:style-name="P171"><text:span text:style-name="Strong_20_Emphasis">Columnar (Fixed Schema)</text:span></text:p>
            </text:list-item>
          </text:list>
        </text:list-item>
        <text:list-item>
          <text:p text:style-name="P171"><text:span text:style-name="Strong_20_Emphasis">Run Anywhere:</text:span> Available as a cloud service, on-premises, or in a hybrid configuration, using the same application code.</text:p>
        </text:list-item>
        <text:list-item>
          <text:p text:style-name="P171"><text:span text:style-name="Strong_20_Emphasis">Tunable Consistency:</text:span></text:p>
          <text:list>
            <text:list-item>
              <text:p text:style-name="P171"><text:span text:style-name="Strong_20_Emphasis">Eventual Consistency:</text:span> 1 read unit (may return stale data).</text:p>
            </text:list-item>
            <text:list-item>
              <text:p text:style-name="P171"><text:span text:style-name="Strong_20_Emphasis">Absolute Consistency:</text:span> 2 read units (guarantees the latest data).</text:p>
            </text:list-item>
          </text:list>
        </text:list-item>
      </text:list>
      <text:p text:style-name="P6"><text:span text:style-name="Strong_20_Emphasis">10.2.3 Common Use Cases</text:span></text:p>
      <text:list text:style-name="L166">
        <text:list-item>
          <text:p text:style-name="P172">Social Media (user-generated content)</text:p>
        </text:list-item>
        <text:list-item>
          <text:p text:style-name="P172">IoT (sensor data ingestion and analysis)</text:p>
        </text:list-item>
        <text:list-item>
          <text:p text:style-name="P172">Customer 360 (aggregating data from multiple sources)</text:p>
        </text:list-item>
        <text:list-item>
          <text:p text:style-name="P172">Online Gaming (player stats, leaderboards)</text:p>
        </text:list-item>
        <text:list-item>
          <text:p text:style-name="P172">User Profile Management</text:p>
        </text:list-item>
        <text:list-item>
          <text:p text:style-name="P172">Product Catalogs</text:p>
        </text:list-item>
      </text:list>
      <text:p text:style-name="P6"><text:span text:style-name="Strong_20_Emphasis">10.2.4 Billing and Performance</text:span></text:p>
      <text:list text:style-name="L167">
        <text:list-item>
          <text:p text:style-name="P173"><text:span text:style-name="Strong_20_Emphasis">Pricing Model:</text:span> Pay for provisioned <text:span text:style-name="Strong_20_Emphasis">throughput</text:span> (Read Units, Write Units) and <text:span text:style-name="Strong_20_Emphasis">storage</text:span> (GB) on an hourly basis.</text:p>
        </text:list-item>
        <text:list-item>
          <text:p text:style-name="P173"><text:span text:style-name="Strong_20_Emphasis">Performance:</text:span> Built on OCI Gen 2 infrastructure with NVMe storage, providing predictable low latency without over-subscription.</text:p>
        </text:list-item>
      </text:list>
      <text:p text:style-name="P6"><text:span text:style-name="Strong_20_Emphasis">10.2.5 Development and Operations</text:span></text:p>
      <text:list text:style-name="L168">
        <text:list-item>
          <text:p text:style-name="P174"><text:span text:style-name="Strong_20_Emphasis">APIs &amp; SDKs:</text:span> Drivers for Java, Python, Node.js, Go, and Spring Data.</text:p>
        </text:list-item>
        <text:list-item>
          <text:p text:style-name="P174"><text:soft-page-break/><text:span text:style-name="Strong_20_Emphasis">SQL Support:</text:span> A rich SQL interface for all data models, including complex queries, aggregations, and JSON path expressions.</text:p>
        </text:list-item>
        <text:list-item>
          <text:p text:style-name="P174"><text:span text:style-name="Strong_20_Emphasis">Secondary Indexes:</text:span> Powerful indexing on any field, including nested JSON data.</text:p>
        </text:list-item>
        <text:list-item>
          <text:p text:style-name="P174"><text:span text:style-name="Strong_20_Emphasis">Time to Live (TTL):</text:span> Auto-expiration of data at the table or row level.</text:p>
        </text:list-item>
        <text:list-item>
          <text:p text:style-name="P174"><text:span text:style-name="Strong_20_Emphasis">GeoJSON Support:</text:span> For spatial data and queries (intersect, inside, within distance).</text:p>
        </text:list-item>
        <text:list-item>
          <text:p text:style-name="P174"><text:span text:style-name="Strong_20_Emphasis">ID Generation:</text:span> Auto-incrementing identity columns.</text:p>
        </text:list-item>
        <text:list-item>
          <text:p text:style-name="P174"><text:span text:style-name="Strong_20_Emphasis">Tools:</text:span></text:p>
          <text:list>
            <text:list-item>
              <text:p text:style-name="P174"><text:span text:style-name="Strong_20_Emphasis">Cloud Console:</text:span> Web UI for basic operations.</text:p>
            </text:list-item>
            <text:list-item>
              <text:p text:style-name="P174"><text:span text:style-name="Strong_20_Emphasis">NoSQL Cloud Simulator:</text:span> Free local simulator for development and testing without cloud costs.</text:p>
            </text:list-item>
          </text:list>
        </text:list-item>
      </text:list>
      <text:p text:style-name="P6"><text:span text:style-name="Strong_20_Emphasis">10.2.6 Key Differentiators</text:span></text:p>
      <text:list text:style-name="L169">
        <text:list-item>
          <text:p text:style-name="P175"><text:span text:style-name="Strong_20_Emphasis">Seamless Multi-Model:</text:span> Single data store for key-value, document, and columnar data with full interoperability.</text:p>
        </text:list-item>
        <text:list-item>
          <text:p text:style-name="P175"><text:span text:style-name="Strong_20_Emphasis">Tunable ACID Transactions:</text:span> Shard-local full ACID compliance and adjustable consistency.</text:p>
        </text:list-item>
        <text:list-item>
          <text:p text:style-name="P175"><text:span text:style-name="Strong_20_Emphasis">True Hybrid Cloud:</text:span> Deploy the same application seamlessly across cloud, on-premises, and hybrid environments.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22:58:19.419447613</meta:creation-date>
    <dc:date>2025-11-18T00:15:32.554612462</dc:date>
    <meta:editing-duration>PT9M2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5" meta:paragraph-count="1221" meta:word-count="12783" meta:character-count="85227" meta:non-whitespace-character-count="74664"/>
  </office:meta>
</office:document-meta>
</file>